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1.161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8181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1.3972in"/>
    </style:style>
    <style:style style:name="co16" style:family="table-column">
      <style:table-column-properties fo:break-before="auto" style:column-width="1.8472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6138in"/>
    </style:style>
    <style:style style:name="co19" style:family="table-column">
      <style:table-column-properties fo:break-before="auto" style:column-width="0.6898in"/>
    </style:style>
    <style:style style:name="co20" style:family="table-column">
      <style:table-column-properties fo:break-before="auto" style:column-width="0.6035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1.9335in"/>
    </style:style>
    <style:style style:name="co23" style:family="table-column">
      <style:table-column-properties fo:break-before="auto" style:column-width="1.011in"/>
    </style:style>
    <style:style style:name="co24" style:family="table-column">
      <style:table-column-properties fo:break-before="auto" style:column-width="1.4827in"/>
    </style:style>
    <style:style style:name="co25" style:family="table-column">
      <style:table-column-properties fo:break-before="auto" style:column-width="0.4217in"/>
    </style:style>
    <style:style style:name="co26" style:family="table-column">
      <style:table-column-properties fo:break-before="auto" style:column-width="0.4965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9898in"/>
    </style:style>
    <style:style style:name="co29" style:family="table-column">
      <style:table-column-properties fo:break-before="auto" style:column-width="0.5181in"/>
    </style:style>
    <style:style style:name="co30" style:family="table-column">
      <style:table-column-properties fo:break-before="auto" style:column-width="0.9575in"/>
    </style:style>
    <style:style style:name="co31" style:family="table-column">
      <style:table-column-properties fo:break-before="auto" style:column-width="1.2575in"/>
    </style:style>
    <style:style style:name="co32" style:family="table-column">
      <style:table-column-properties fo:break-before="auto" style:column-width="0.4854in"/>
    </style:style>
    <style:style style:name="co33" style:family="table-column">
      <style:table-column-properties fo:break-before="auto" style:column-width="1.8043in"/>
    </style:style>
    <style:style style:name="co34" style:family="table-column">
      <style:table-column-properties fo:break-before="auto" style:column-width="0.8717in"/>
    </style:style>
    <style:style style:name="co35" style:family="table-column">
      <style:table-column-properties fo:break-before="auto" style:column-width="0.8728in"/>
    </style:style>
    <style:style style:name="co36" style:family="table-column">
      <style:table-column-properties fo:break-before="auto" style:column-width="0.448in"/>
    </style:style>
    <style:style style:name="co37" style:family="table-column">
      <style:table-column-properties fo:break-before="auto" style:column-width="1.5791in"/>
    </style:style>
    <style:style style:name="co38" style:family="table-column">
      <style:table-column-properties fo:break-before="auto" style:column-width="1.522in"/>
    </style:style>
    <style:style style:name="co39" style:family="table-column">
      <style:table-column-properties fo:break-before="auto" style:column-width="2.4228in"/>
    </style:style>
    <style:style style:name="co40" style:family="table-column">
      <style:table-column-properties fo:break-before="auto" style:column-width="0.6681in"/>
    </style:style>
    <style:style style:name="co41" style:family="table-column">
      <style:table-column-properties fo:break-before="auto" style:column-width="0.9146in"/>
    </style:style>
    <style:style style:name="co42" style:family="table-column">
      <style:table-column-properties fo:break-before="auto" style:column-width="1.0075in"/>
    </style:style>
    <style:style style:name="co43" style:family="table-column">
      <style:table-column-properties fo:break-before="auto" style:column-width="0.7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7">
      <style:text-properties style:font-name="Liberation Sans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 style:data-style-name="N99"/>
  </office:automatic-styles>
  <office:body>
    <office:spreadsheet>
      <table:table table:name="Loo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1" table:number-columns-repeated="14"/>
        </table:table-row>
        <table:table-row table:style-name="ro1">
          <table:table-cell table:number-columns-repeated="2"/>
          <table:table-cell table:style-name="ce1" office:value-type="string">
            <text:p>Slow</text:p>
          </table:table-cell>
          <table:table-cell table:style-name="ce1" table:number-columns-repeated="4"/>
          <table:table-cell table:style-name="ce1" office:value-type="string">
            <text:p>Medium</text:p>
          </table:table-cell>
          <table:table-cell table:style-name="ce1" table:number-columns-repeated="4"/>
          <table:table-cell table:style-name="ce1" office:value-type="string">
            <text:p>Fast</text:p>
          </table:table-cell>
          <table:table-cell table:style-name="ce1" table:number-columns-repeated="3"/>
        </table:table-row>
        <table:table-row table:style-name="ro2">
          <table:table-cell office:value-type="string">
            <text:p>Level</text:p>
          </table:table-cell>
          <table:table-cell/>
          <table:table-cell table:style-name="ce1" office:value-type="string">
            <text:p>xp</text:p>
          </table:table-cell>
          <table:table-cell table:style-name="ce1" office:value-type="string">
            <text:p>#enc</text:p>
          </table:table-cell>
          <table:table-cell table:style-name="ce1" office:value-type="string">
            <text:p>loot</text:p>
          </table:table-cell>
          <table:table-cell table:style-name="ce1" office:value-type="string">
            <text:p>wealth</text:p>
          </table:table-cell>
          <table:table-cell table:style-name="ce1"/>
          <table:table-cell table:style-name="ce1" office:value-type="string">
            <text:p>xp</text:p>
          </table:table-cell>
          <table:table-cell table:style-name="ce1" office:value-type="string">
            <text:p>#enc</text:p>
          </table:table-cell>
          <table:table-cell table:style-name="ce1" office:value-type="string">
            <text:p>loot</text:p>
          </table:table-cell>
          <table:table-cell table:style-name="ce1" office:value-type="string">
            <text:p>wealth</text:p>
          </table:table-cell>
          <table:table-cell table:style-name="ce1"/>
          <table:table-cell table:style-name="ce1" office:value-type="string">
            <text:p>xp</text:p>
          </table:table-cell>
          <table:table-cell table:style-name="ce1" office:value-type="string">
            <text:p>#enc</text:p>
          </table:table-cell>
          <table:table-cell table:style-name="ce1" office:value-type="string">
            <text:p>loot</text:p>
          </table:table-cell>
          <table:table-cell table:style-name="ce1" office:value-type="string">
            <text:p>wealth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/>
          <table:table-cell table:style-name="ce1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/>
          <table:table-cell table:style-name="ce1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table:style-name="ce3" table:formula="of:=[Advancement.B8]-[.C4]" office:value-type="float" office:value="3000">
            <text:p>3000</text:p>
          </table:table-cell>
          <table:table-cell table:style-name="ce3" table:formula="of:=[.C5]/([Advancement.K7]/4)" office:value-type="float" office:value="30">
            <text:p>30</text:p>
          </table:table-cell>
          <table:table-cell table:style-name="ce3" table:formula="of:=[.D5]*[Advancement.H7]/4" office:value-type="float" office:value="1275">
            <text:p>1275</text:p>
          </table:table-cell>
          <table:table-cell table:style-name="ce3" table:formula="of:=([.F4]+[.E5])*0.75" office:value-type="float" office:value="956.25">
            <text:p>956.25</text:p>
          </table:table-cell>
          <table:table-cell table:style-name="ce3"/>
          <table:table-cell table:style-name="ce4" table:formula="of:=[Advancement.C8]-[.H4]" office:value-type="float" office:value="2000">
            <text:p>2000</text:p>
          </table:table-cell>
          <table:table-cell table:style-name="ce3" table:formula="of:=[.H5]/([Advancement.K7]/4)" office:value-type="float" office:value="20">
            <text:p>20</text:p>
          </table:table-cell>
          <table:table-cell table:style-name="ce3" table:formula="of:=[.I5]*[Advancement.I7]/4" office:value-type="float" office:value="1300">
            <text:p>1300</text:p>
          </table:table-cell>
          <table:table-cell table:style-name="ce3" table:formula="of:=([.K4]+[.J5])*0.75" office:value-type="float" office:value="975">
            <text:p>975</text:p>
          </table:table-cell>
          <table:table-cell table:style-name="ce3"/>
          <table:table-cell table:style-name="ce4" table:formula="of:=[Advancement.D8]-[.M4]" office:value-type="float" office:value="1300">
            <text:p>1300</text:p>
          </table:table-cell>
          <table:table-cell table:style-name="ce3" table:formula="of:=[.M5]/([Advancement.K7]/4)" office:value-type="float" office:value="13">
            <text:p>13</text:p>
          </table:table-cell>
          <table:table-cell table:style-name="ce3" table:formula="of:=[.N5]*[Advancement.J7]/4" office:value-type="float" office:value="1300">
            <text:p>1300</text:p>
          </table:table-cell>
          <table:table-cell table:style-name="ce3" table:formula="of:=([.P4]+[.O5])*0.75" office:value-type="float" office:value="975">
            <text:p>975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 table:formula="of:=[Advancement.B9]-[.C5]" office:value-type="float" office:value="4500">
            <text:p>4500</text:p>
          </table:table-cell>
          <table:table-cell table:style-name="ce3" table:formula="of:=[.C6]/([Advancement.K8]/4)" office:value-type="float" office:value="30">
            <text:p>30</text:p>
          </table:table-cell>
          <table:table-cell table:style-name="ce3" table:formula="of:=[.D6]*[Advancement.H8]/4" office:value-type="float" office:value="2625">
            <text:p>2625</text:p>
          </table:table-cell>
          <table:table-cell table:style-name="ce3" table:formula="of:=([.F5]+[.E6])*0.75" office:value-type="float" office:value="2685.9375">
            <text:p>2685.94</text:p>
          </table:table-cell>
          <table:table-cell table:style-name="ce3"/>
          <table:table-cell table:style-name="ce4" table:formula="of:=[Advancement.C9]-[.H5]" office:value-type="float" office:value="3000">
            <text:p>3000</text:p>
          </table:table-cell>
          <table:table-cell table:style-name="ce3" table:formula="of:=[.H6]/([Advancement.K8]/4)" office:value-type="float" office:value="20">
            <text:p>20</text:p>
          </table:table-cell>
          <table:table-cell table:style-name="ce3" table:formula="of:=[.I6]*[Advancement.I8]/4" office:value-type="float" office:value="2750">
            <text:p>2750</text:p>
          </table:table-cell>
          <table:table-cell table:style-name="ce3" table:formula="of:=([.K5]+[.J6])*0.75" office:value-type="float" office:value="2793.75">
            <text:p>2793.75</text:p>
          </table:table-cell>
          <table:table-cell table:style-name="ce3"/>
          <table:table-cell table:style-name="ce4" table:formula="of:=[Advancement.D9]-[.M5]" office:value-type="float" office:value="2000">
            <text:p>2000</text:p>
          </table:table-cell>
          <table:table-cell table:style-name="ce3" table:formula="of:=[.M6]/([Advancement.K8]/4)" office:value-type="float" office:value="13.3333333333333">
            <text:p>13.33</text:p>
          </table:table-cell>
          <table:table-cell table:style-name="ce3" table:formula="of:=[.N6]*[Advancement.J8]/4" office:value-type="float" office:value="2666.66666666667">
            <text:p>2666.67</text:p>
          </table:table-cell>
          <table:table-cell table:style-name="ce3" table:formula="of:=([.P5]+[.O6])*0.75" office:value-type="float" office:value="2731.25">
            <text:p>2731.25</text:p>
          </table:table-cell>
        </table:table-row>
        <table:table-row table:style-name="ro2">
          <table:table-cell office:value-type="float" office:value="4">
            <text:p>4</text:p>
          </table:table-cell>
          <table:table-cell/>
          <table:table-cell table:style-name="ce3" table:formula="of:=[Advancement.B10]-[.C6]" office:value-type="float" office:value="9500">
            <text:p>9500</text:p>
          </table:table-cell>
          <table:table-cell table:style-name="ce3" table:formula="of:=[.C7]/([Advancement.K9]/4)" office:value-type="float" office:value="47.5">
            <text:p>47.5</text:p>
          </table:table-cell>
          <table:table-cell table:style-name="ce3" table:formula="of:=[.D7]*[Advancement.H9]/4" office:value-type="float" office:value="6531.25">
            <text:p>6531.25</text:p>
          </table:table-cell>
          <table:table-cell table:style-name="ce3" table:formula="of:=([.F6]+[.E7])*0.75" office:value-type="float" office:value="6912.890625">
            <text:p>6912.89</text:p>
          </table:table-cell>
          <table:table-cell table:style-name="ce3"/>
          <table:table-cell table:style-name="ce4" table:formula="of:=[Advancement.C10]-[.H6]" office:value-type="float" office:value="6000">
            <text:p>6000</text:p>
          </table:table-cell>
          <table:table-cell table:style-name="ce3" table:formula="of:=[.H7]/([Advancement.K9]/4)" office:value-type="float" office:value="30">
            <text:p>30</text:p>
          </table:table-cell>
          <table:table-cell table:style-name="ce3" table:formula="of:=[.I7]*[Advancement.I9]/4" office:value-type="float" office:value="6000">
            <text:p>6000</text:p>
          </table:table-cell>
          <table:table-cell table:style-name="ce3" table:formula="of:=([.K6]+[.J7])*0.75" office:value-type="float" office:value="6595.3125">
            <text:p>6595.31</text:p>
          </table:table-cell>
          <table:table-cell table:style-name="ce3"/>
          <table:table-cell table:style-name="ce4" table:formula="of:=[Advancement.D10]-[.M6]" office:value-type="float" office:value="4000">
            <text:p>4000</text:p>
          </table:table-cell>
          <table:table-cell table:style-name="ce3" table:formula="of:=[.M7]/([Advancement.K9]/4)" office:value-type="float" office:value="20">
            <text:p>20</text:p>
          </table:table-cell>
          <table:table-cell table:style-name="ce3" table:formula="of:=[.N7]*[Advancement.J9]/4" office:value-type="float" office:value="6000">
            <text:p>6000</text:p>
          </table:table-cell>
          <table:table-cell table:style-name="ce3" table:formula="of:=([.P6]+[.O7])*0.75" office:value-type="float" office:value="6548.4375">
            <text:p>6548.44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3" table:formula="of:=[Advancement.B11]-[.C7]" office:value-type="float" office:value="13500">
            <text:p>13500</text:p>
          </table:table-cell>
          <table:table-cell table:style-name="ce3" table:formula="of:=[.C8]/([Advancement.K10]/4)" office:value-type="float" office:value="45">
            <text:p>45</text:p>
          </table:table-cell>
          <table:table-cell table:style-name="ce3" table:formula="of:=[.D8]*[Advancement.H10]/4" office:value-type="float" office:value="8437.5">
            <text:p>8437.5</text:p>
          </table:table-cell>
          <table:table-cell table:style-name="ce3" table:formula="of:=([.F7]+[.E8])*0.75" office:value-type="float" office:value="11512.79296875">
            <text:p>11512.79</text:p>
          </table:table-cell>
          <table:table-cell table:style-name="ce3"/>
          <table:table-cell table:style-name="ce4" table:formula="of:=[Advancement.C11]-[.H7]" office:value-type="float" office:value="9000">
            <text:p>9000</text:p>
          </table:table-cell>
          <table:table-cell table:style-name="ce3" table:formula="of:=[.H8]/([Advancement.K10]/4)" office:value-type="float" office:value="30">
            <text:p>30</text:p>
          </table:table-cell>
          <table:table-cell table:style-name="ce3" table:formula="of:=[.I8]*[Advancement.I10]/4" office:value-type="float" office:value="8625">
            <text:p>8625</text:p>
          </table:table-cell>
          <table:table-cell table:style-name="ce3" table:formula="of:=([.K7]+[.J8])*0.75" office:value-type="float" office:value="11415.234375">
            <text:p>11415.23</text:p>
          </table:table-cell>
          <table:table-cell table:style-name="ce3"/>
          <table:table-cell table:style-name="ce4" table:formula="of:=[Advancement.D11]-[.M7]" office:value-type="float" office:value="6000">
            <text:p>6000</text:p>
          </table:table-cell>
          <table:table-cell table:style-name="ce3" table:formula="of:=[.M8]/([Advancement.K10]/4)" office:value-type="float" office:value="20">
            <text:p>20</text:p>
          </table:table-cell>
          <table:table-cell table:style-name="ce3" table:formula="of:=[.N8]*[Advancement.J10]/4" office:value-type="float" office:value="8500">
            <text:p>8500</text:p>
          </table:table-cell>
          <table:table-cell table:style-name="ce3" table:formula="of:=([.P7]+[.O8])*0.75" office:value-type="float" office:value="11286.328125">
            <text:p>11286.33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3" table:formula="of:=[Advancement.B12]-[.C8]" office:value-type="float" office:value="21500">
            <text:p>21500</text:p>
          </table:table-cell>
          <table:table-cell table:style-name="ce3" table:formula="of:=[.C9]/([Advancement.K11]/4)" office:value-type="float" office:value="53.75">
            <text:p>53.75</text:p>
          </table:table-cell>
          <table:table-cell table:style-name="ce3" table:formula="of:=[.D9]*[Advancement.H11]/4" office:value-type="float" office:value="13437.5">
            <text:p>13437.5</text:p>
          </table:table-cell>
          <table:table-cell table:style-name="ce3" table:formula="of:=([.F8]+[.E9])*0.75" office:value-type="float" office:value="18712.7197265625">
            <text:p>18712.72</text:p>
          </table:table-cell>
          <table:table-cell table:style-name="ce3"/>
          <table:table-cell table:style-name="ce4" table:formula="of:=[Advancement.C12]-[.H8]" office:value-type="float" office:value="14000">
            <text:p>14000</text:p>
          </table:table-cell>
          <table:table-cell table:style-name="ce3" table:formula="of:=[.H9]/([Advancement.K11]/4)" office:value-type="float" office:value="35">
            <text:p>35</text:p>
          </table:table-cell>
          <table:table-cell table:style-name="ce3" table:formula="of:=[.I9]*[Advancement.I11]/4" office:value-type="float" office:value="13562.5">
            <text:p>13562.5</text:p>
          </table:table-cell>
          <table:table-cell table:style-name="ce3" table:formula="of:=([.K8]+[.J9])*0.75" office:value-type="float" office:value="18733.30078125">
            <text:p>18733.3</text:p>
          </table:table-cell>
          <table:table-cell table:style-name="ce3"/>
          <table:table-cell table:style-name="ce4" table:formula="of:=[Advancement.D12]-[.M8]" office:value-type="float" office:value="9000">
            <text:p>9000</text:p>
          </table:table-cell>
          <table:table-cell table:style-name="ce3" table:formula="of:=[.M9]/([Advancement.K11]/4)" office:value-type="float" office:value="22.5">
            <text:p>22.5</text:p>
          </table:table-cell>
          <table:table-cell table:style-name="ce3" table:formula="of:=[.N9]*[Advancement.J11]/4" office:value-type="float" office:value="12937.5">
            <text:p>12937.5</text:p>
          </table:table-cell>
          <table:table-cell table:style-name="ce3" table:formula="of:=([.P8]+[.O9])*0.75" office:value-type="float" office:value="18167.87109375">
            <text:p>18167.87</text:p>
          </table:table-cell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3" table:formula="of:=[Advancement.B13]-[.C9]" office:value-type="float" office:value="31500">
            <text:p>31500</text:p>
          </table:table-cell>
          <table:table-cell table:style-name="ce3" table:formula="of:=[.C10]/([Advancement.K12]/4)" office:value-type="float" office:value="52.5">
            <text:p>52.5</text:p>
          </table:table-cell>
          <table:table-cell table:style-name="ce3" table:formula="of:=[.D10]*[Advancement.H12]/4" office:value-type="float" office:value="17718.75">
            <text:p>17718.75</text:p>
          </table:table-cell>
          <table:table-cell table:style-name="ce3" table:formula="of:=([.F9]+[.E10])*0.75" office:value-type="float" office:value="27323.6022949219">
            <text:p>27323.6</text:p>
          </table:table-cell>
          <table:table-cell table:style-name="ce3"/>
          <table:table-cell table:style-name="ce4" table:formula="of:=[Advancement.C13]-[.H9]" office:value-type="float" office:value="21000">
            <text:p>21000</text:p>
          </table:table-cell>
          <table:table-cell table:style-name="ce3" table:formula="of:=[.H10]/([Advancement.K12]/4)" office:value-type="float" office:value="35">
            <text:p>35</text:p>
          </table:table-cell>
          <table:table-cell table:style-name="ce3" table:formula="of:=[.I10]*[Advancement.I12]/4" office:value-type="float" office:value="17500">
            <text:p>17500</text:p>
          </table:table-cell>
          <table:table-cell table:style-name="ce3" table:formula="of:=([.K9]+[.J10])*0.75" office:value-type="float" office:value="27174.9755859375">
            <text:p>27174.98</text:p>
          </table:table-cell>
          <table:table-cell table:style-name="ce3"/>
          <table:table-cell table:style-name="ce4" table:formula="of:=[Advancement.D13]-[.M9]" office:value-type="float" office:value="14000">
            <text:p>14000</text:p>
          </table:table-cell>
          <table:table-cell table:style-name="ce3" table:formula="of:=[.M10]/([Advancement.K12]/4)" office:value-type="float" office:value="23.3333333333333">
            <text:p>23.33</text:p>
          </table:table-cell>
          <table:table-cell table:style-name="ce3" table:formula="of:=[.N10]*[Advancement.J12]/4" office:value-type="float" office:value="17500">
            <text:p>17500</text:p>
          </table:table-cell>
          <table:table-cell table:style-name="ce3" table:formula="of:=([.P9]+[.O10])*0.75" office:value-type="float" office:value="26750.9033203125">
            <text:p>26750.9</text:p>
          </table:table-cell>
        </table:table-row>
        <table:table-row table:style-name="ro2">
          <table:table-cell office:value-type="float" office:value="8">
            <text:p>8</text:p>
          </table:table-cell>
          <table:table-cell/>
          <table:table-cell table:style-name="ce3" table:formula="of:=[Advancement.B14]-[.C10]" office:value-type="float" office:value="45500">
            <text:p>45500</text:p>
          </table:table-cell>
          <table:table-cell table:style-name="ce3" table:formula="of:=[.C11]/([Advancement.K13]/4)" office:value-type="float" office:value="56.875">
            <text:p>56.88</text:p>
          </table:table-cell>
          <table:table-cell table:style-name="ce3" table:formula="of:=[.D11]*[Advancement.H13]/4" office:value-type="float" office:value="24882.8125">
            <text:p>24882.81</text:p>
          </table:table-cell>
          <table:table-cell table:style-name="ce3" table:formula="of:=([.F10]+[.E11])*0.75" office:value-type="float" office:value="39154.8110961914">
            <text:p>39154.81</text:p>
          </table:table-cell>
          <table:table-cell table:style-name="ce3"/>
          <table:table-cell table:style-name="ce4" table:formula="of:=[Advancement.C14]-[.H10]" office:value-type="float" office:value="30000">
            <text:p>30000</text:p>
          </table:table-cell>
          <table:table-cell table:style-name="ce3" table:formula="of:=[.H11]/([Advancement.K13]/4)" office:value-type="float" office:value="37.5">
            <text:p>37.5</text:p>
          </table:table-cell>
          <table:table-cell table:style-name="ce3" table:formula="of:=[.I11]*[Advancement.I13]/4" office:value-type="float" office:value="24375">
            <text:p>24375</text:p>
          </table:table-cell>
          <table:table-cell table:style-name="ce3" table:formula="of:=([.K10]+[.J11])*0.75" office:value-type="float" office:value="38662.4816894531">
            <text:p>38662.48</text:p>
          </table:table-cell>
          <table:table-cell table:style-name="ce3"/>
          <table:table-cell table:style-name="ce4" table:formula="of:=[Advancement.D14]-[.M10]" office:value-type="float" office:value="20000">
            <text:p>20000</text:p>
          </table:table-cell>
          <table:table-cell table:style-name="ce3" table:formula="of:=[.M11]/([Advancement.K13]/4)" office:value-type="float" office:value="25">
            <text:p>25</text:p>
          </table:table-cell>
          <table:table-cell table:style-name="ce3" table:formula="of:=[.N11]*[Advancement.J13]/4" office:value-type="float" office:value="24375">
            <text:p>24375</text:p>
          </table:table-cell>
          <table:table-cell table:style-name="ce3" table:formula="of:=([.P10]+[.O11])*0.75" office:value-type="float" office:value="38344.4274902344">
            <text:p>38344.43</text:p>
          </table:table-cell>
        </table:table-row>
        <table:table-row table:style-name="ro2">
          <table:table-cell office:value-type="float" office:value="9">
            <text:p>9</text:p>
          </table:table-cell>
          <table:table-cell/>
          <table:table-cell table:style-name="ce3" table:formula="of:=[Advancement.B15]-[.C11]" office:value-type="float" office:value="69500">
            <text:p>69500</text:p>
          </table:table-cell>
          <table:table-cell table:style-name="ce3" table:formula="of:=[.C12]/([Advancement.K14]/4)" office:value-type="float" office:value="57.9166666666667">
            <text:p>57.92</text:p>
          </table:table-cell>
          <table:table-cell table:style-name="ce3" table:formula="of:=[.D12]*[Advancement.H14]/4" office:value-type="float" office:value="31854.1666666667">
            <text:p>31854.17</text:p>
          </table:table-cell>
          <table:table-cell table:style-name="ce3" table:formula="of:=([.F11]+[.E12])*0.75" office:value-type="float" office:value="53256.7333221436">
            <text:p>53256.73</text:p>
          </table:table-cell>
          <table:table-cell table:style-name="ce3"/>
          <table:table-cell table:style-name="ce4" table:formula="of:=[Advancement.C15]-[.H11]" office:value-type="float" office:value="45000">
            <text:p>45000</text:p>
          </table:table-cell>
          <table:table-cell table:style-name="ce3" table:formula="of:=[.H12]/([Advancement.K14]/4)" office:value-type="float" office:value="37.5">
            <text:p>37.5</text:p>
          </table:table-cell>
          <table:table-cell table:style-name="ce3" table:formula="of:=[.I12]*[Advancement.I14]/4" office:value-type="float" office:value="31406.25">
            <text:p>31406.25</text:p>
          </table:table-cell>
          <table:table-cell table:style-name="ce3" table:formula="of:=([.K11]+[.J12])*0.75" office:value-type="float" office:value="52551.5487670898">
            <text:p>52551.55</text:p>
          </table:table-cell>
          <table:table-cell table:style-name="ce3"/>
          <table:table-cell table:style-name="ce4" table:formula="of:=[Advancement.D15]-[.M11]" office:value-type="float" office:value="30000">
            <text:p>30000</text:p>
          </table:table-cell>
          <table:table-cell table:style-name="ce3" table:formula="of:=[.M12]/([Advancement.K14]/4)" office:value-type="float" office:value="25">
            <text:p>25</text:p>
          </table:table-cell>
          <table:table-cell table:style-name="ce3" table:formula="of:=[.N12]*[Advancement.J14]/4" office:value-type="float" office:value="31250">
            <text:p>31250</text:p>
          </table:table-cell>
          <table:table-cell table:style-name="ce3" table:formula="of:=([.P11]+[.O12])*0.75" office:value-type="float" office:value="52195.8206176758">
            <text:p>52195.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/>
          <table:table-cell table:style-name="ce3" table:formula="of:=[Advancement.B16]-[.C12]" office:value-type="float" office:value="90500">
            <text:p>90500</text:p>
          </table:table-cell>
          <table:table-cell table:style-name="ce3" table:formula="of:=[.C13]/([Advancement.K15]/4)" office:value-type="float" office:value="56.5625">
            <text:p>56.56</text:p>
          </table:table-cell>
          <table:table-cell table:style-name="ce3" table:formula="of:=[.D13]*[Advancement.H15]/4" office:value-type="float" office:value="40300.78125">
            <text:p>40300.78</text:p>
          </table:table-cell>
          <table:table-cell table:style-name="ce3" table:formula="of:=([.F12]+[.E13])*0.75" office:value-type="float" office:value="70168.1359291077">
            <text:p>70168.14</text:p>
          </table:table-cell>
          <table:table-cell table:style-name="ce3"/>
          <table:table-cell table:style-name="ce4" table:formula="of:=[Advancement.C16]-[.H12]" office:value-type="float" office:value="60000">
            <text:p>60000</text:p>
          </table:table-cell>
          <table:table-cell table:style-name="ce3" table:formula="of:=[.H13]/([Advancement.K15]/4)" office:value-type="float" office:value="37.5">
            <text:p>37.5</text:p>
          </table:table-cell>
          <table:table-cell table:style-name="ce3" table:formula="of:=[.I13]*[Advancement.I15]/4" office:value-type="float" office:value="39843.75">
            <text:p>39843.75</text:p>
          </table:table-cell>
          <table:table-cell table:style-name="ce3" table:formula="of:=([.K12]+[.J13])*0.75" office:value-type="float" office:value="69296.4740753174">
            <text:p>69296.47</text:p>
          </table:table-cell>
          <table:table-cell table:style-name="ce3"/>
          <table:table-cell table:style-name="ce4" table:formula="of:=[Advancement.D16]-[.M12]" office:value-type="float" office:value="41000">
            <text:p>41000</text:p>
          </table:table-cell>
          <table:table-cell table:style-name="ce3" table:formula="of:=[.M13]/([Advancement.K15]/4)" office:value-type="float" office:value="25.625">
            <text:p>25.63</text:p>
          </table:table-cell>
          <table:table-cell table:style-name="ce3" table:formula="of:=[.N13]*[Advancement.J15]/4" office:value-type="float" office:value="41000">
            <text:p>41000</text:p>
          </table:table-cell>
          <table:table-cell table:style-name="ce3" table:formula="of:=([.P12]+[.O13])*0.75" office:value-type="float" office:value="69896.8654632568">
            <text:p>69896.87</text:p>
          </table:table-cell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3" table:formula="of:=[Advancement.B17]-[.C13]" office:value-type="float" office:value="144500">
            <text:p>144500</text:p>
          </table:table-cell>
          <table:table-cell table:style-name="ce3" table:formula="of:=[.C14]/([Advancement.K16]/4)" office:value-type="float" office:value="60.2083333333333">
            <text:p>60.21</text:p>
          </table:table-cell>
          <table:table-cell table:style-name="ce3" table:formula="of:=[.D14]*[Advancement.H16]/4" office:value-type="float" office:value="54940.1041666667">
            <text:p>54940.1</text:p>
          </table:table-cell>
          <table:table-cell table:style-name="ce3" table:formula="of:=([.F13]+[.E14])*0.75" office:value-type="float" office:value="93831.1800718308">
            <text:p>93831.18</text:p>
          </table:table-cell>
          <table:table-cell table:style-name="ce3"/>
          <table:table-cell table:style-name="ce4" table:formula="of:=[Advancement.C17]-[.H13]" office:value-type="float" office:value="95000">
            <text:p>95000</text:p>
          </table:table-cell>
          <table:table-cell table:style-name="ce3" table:formula="of:=[.H14]/([Advancement.K16]/4)" office:value-type="float" office:value="39.5833333333333">
            <text:p>39.58</text:p>
          </table:table-cell>
          <table:table-cell table:style-name="ce3" table:formula="of:=[.I14]*[Advancement.I16]/4" office:value-type="float" office:value="53932.2916666667">
            <text:p>53932.29</text:p>
          </table:table-cell>
          <table:table-cell table:style-name="ce3" table:formula="of:=([.K13]+[.J14])*0.75" office:value-type="float" office:value="92421.574306488">
            <text:p>92421.57</text:p>
          </table:table-cell>
          <table:table-cell table:style-name="ce3"/>
          <table:table-cell table:style-name="ce4" table:formula="of:=[Advancement.D17]-[.M13]" office:value-type="float" office:value="64000">
            <text:p>64000</text:p>
          </table:table-cell>
          <table:table-cell table:style-name="ce3" table:formula="of:=[.M14]/([Advancement.K16]/4)" office:value-type="float" office:value="26.6666666666667">
            <text:p>26.67</text:p>
          </table:table-cell>
          <table:table-cell table:style-name="ce3" table:formula="of:=[.N14]*[Advancement.J16]/4" office:value-type="float" office:value="54666.6666666667">
            <text:p>54666.67</text:p>
          </table:table-cell>
          <table:table-cell table:style-name="ce3" table:formula="of:=([.P13]+[.O14])*0.75" office:value-type="float" office:value="93422.6490974426">
            <text:p>93422.65</text:p>
          </table:table-cell>
        </table:table-row>
        <table:table-row table:style-name="ro2">
          <table:table-cell office:value-type="float" office:value="12">
            <text:p>12</text:p>
          </table:table-cell>
          <table:table-cell/>
          <table:table-cell table:style-name="ce3" table:formula="of:=[Advancement.B18]-[.C14]" office:value-type="float" office:value="185500">
            <text:p>185500</text:p>
          </table:table-cell>
          <table:table-cell table:style-name="ce3" table:formula="of:=[.C15]/([Advancement.K17]/4)" office:value-type="float" office:value="57.96875">
            <text:p>57.97</text:p>
          </table:table-cell>
          <table:table-cell table:style-name="ce3" table:formula="of:=[.D15]*[Advancement.H17]/4" office:value-type="float" office:value="67388.671875">
            <text:p>67388.67</text:p>
          </table:table-cell>
          <table:table-cell table:style-name="ce3" table:formula="of:=([.F14]+[.E15])*0.75" office:value-type="float" office:value="120914.888960123">
            <text:p>120914.89</text:p>
          </table:table-cell>
          <table:table-cell table:style-name="ce3"/>
          <table:table-cell table:style-name="ce4" table:formula="of:=[Advancement.C18]-[.H14]" office:value-type="float" office:value="125000">
            <text:p>125000</text:p>
          </table:table-cell>
          <table:table-cell table:style-name="ce3" table:formula="of:=[.H15]/([Advancement.K17]/4)" office:value-type="float" office:value="39.0625">
            <text:p>39.06</text:p>
          </table:table-cell>
          <table:table-cell table:style-name="ce3" table:formula="of:=[.I15]*[Advancement.I17]/4" office:value-type="float" office:value="68359.375">
            <text:p>68359.38</text:p>
          </table:table-cell>
          <table:table-cell table:style-name="ce3" table:formula="of:=([.K14]+[.J15])*0.75" office:value-type="float" office:value="120585.711979866">
            <text:p>120585.71</text:p>
          </table:table-cell>
          <table:table-cell table:style-name="ce3"/>
          <table:table-cell table:style-name="ce4" table:formula="of:=[Advancement.D18]-[.M14]" office:value-type="float" office:value="81000">
            <text:p>81000</text:p>
          </table:table-cell>
          <table:table-cell table:style-name="ce3" table:formula="of:=[.M15]/([Advancement.K17]/4)" office:value-type="float" office:value="25.3125">
            <text:p>25.31</text:p>
          </table:table-cell>
          <table:table-cell table:style-name="ce3" table:formula="of:=[.N15]*[Advancement.J17]/4" office:value-type="float" office:value="66445.3125">
            <text:p>66445.31</text:p>
          </table:table-cell>
          <table:table-cell table:style-name="ce3" table:formula="of:=([.P14]+[.O15])*0.75" office:value-type="float" office:value="119900.971198082">
            <text:p>119900.97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table:style-name="ce3" table:formula="of:=[Advancement.B19]-[.C15]" office:value-type="float" office:value="289500">
            <text:p>289500</text:p>
          </table:table-cell>
          <table:table-cell table:style-name="ce3" table:formula="of:=[.C16]/([Advancement.K18]/4)" office:value-type="float" office:value="60.3125">
            <text:p>60.31</text:p>
          </table:table-cell>
          <table:table-cell table:style-name="ce3" table:formula="of:=[.D16]*[Advancement.H18]/4" office:value-type="float" office:value="90468.75">
            <text:p>90468.75</text:p>
          </table:table-cell>
          <table:table-cell table:style-name="ce3" table:formula="of:=([.F15]+[.E16])*0.75" office:value-type="float" office:value="158537.729220092">
            <text:p>158537.73</text:p>
          </table:table-cell>
          <table:table-cell table:style-name="ce3"/>
          <table:table-cell table:style-name="ce4" table:formula="of:=[Advancement.C19]-[.H15]" office:value-type="float" office:value="190000">
            <text:p>190000</text:p>
          </table:table-cell>
          <table:table-cell table:style-name="ce3" table:formula="of:=[.H16]/([Advancement.K18]/4)" office:value-type="float" office:value="39.5833333333333">
            <text:p>39.58</text:p>
          </table:table-cell>
          <table:table-cell table:style-name="ce3" table:formula="of:=[.I16]*[Advancement.I18]/4" office:value-type="float" office:value="89062.5">
            <text:p>89062.5</text:p>
          </table:table-cell>
          <table:table-cell table:style-name="ce3" table:formula="of:=([.K15]+[.J16])*0.75" office:value-type="float" office:value="157236.1589849">
            <text:p>157236.16</text:p>
          </table:table-cell>
          <table:table-cell table:style-name="ce3"/>
          <table:table-cell table:style-name="ce4" table:formula="of:=[Advancement.D19]-[.M15]" office:value-type="float" office:value="129000">
            <text:p>129000</text:p>
          </table:table-cell>
          <table:table-cell table:style-name="ce3" table:formula="of:=[.M16]/([Advancement.K18]/4)" office:value-type="float" office:value="26.875">
            <text:p>26.88</text:p>
          </table:table-cell>
          <table:table-cell table:style-name="ce3" table:formula="of:=[.N16]*[Advancement.J18]/4" office:value-type="float" office:value="90703.125">
            <text:p>90703.13</text:p>
          </table:table-cell>
          <table:table-cell table:style-name="ce3" table:formula="of:=([.P15]+[.O16])*0.75" office:value-type="float" office:value="157953.072148561">
            <text:p>157953.07</text:p>
          </table:table-cell>
        </table:table-row>
        <table:table-row table:style-name="ro2">
          <table:table-cell office:value-type="float" office:value="14">
            <text:p>14</text:p>
          </table:table-cell>
          <table:table-cell/>
          <table:table-cell table:style-name="ce3" table:formula="of:=[Advancement.B20]-[.C16]" office:value-type="float" office:value="375500">
            <text:p>375500</text:p>
          </table:table-cell>
          <table:table-cell table:style-name="ce3" table:formula="of:=[.C17]/([Advancement.K19]/4)" office:value-type="float" office:value="58.671875">
            <text:p>58.67</text:p>
          </table:table-cell>
          <table:table-cell table:style-name="ce3" table:formula="of:=[.D17]*[Advancement.H19]/4" office:value-type="float" office:value="113676.7578125">
            <text:p>113676.76</text:p>
          </table:table-cell>
          <table:table-cell table:style-name="ce3" table:formula="of:=([.F16]+[.E17])*0.75" office:value-type="float" office:value="204160.865274444">
            <text:p>204160.87</text:p>
          </table:table-cell>
          <table:table-cell table:style-name="ce3"/>
          <table:table-cell table:style-name="ce4" table:formula="of:=[Advancement.C20]-[.H16]" office:value-type="float" office:value="255000">
            <text:p>255000</text:p>
          </table:table-cell>
          <table:table-cell table:style-name="ce3" table:formula="of:=[.H17]/([Advancement.K19]/4)" office:value-type="float" office:value="39.84375">
            <text:p>39.84</text:p>
          </table:table-cell>
          <table:table-cell table:style-name="ce3" table:formula="of:=[.I17]*[Advancement.I19]/4" office:value-type="float" office:value="115546.875">
            <text:p>115546.88</text:p>
          </table:table-cell>
          <table:table-cell table:style-name="ce3" table:formula="of:=([.K16]+[.J17])*0.75" office:value-type="float" office:value="204587.275488675">
            <text:p>204587.28</text:p>
          </table:table-cell>
          <table:table-cell table:style-name="ce3"/>
          <table:table-cell table:style-name="ce4" table:formula="of:=[Advancement.D20]-[.M16]" office:value-type="float" office:value="166000">
            <text:p>166000</text:p>
          </table:table-cell>
          <table:table-cell table:style-name="ce3" table:formula="of:=[.M17]/([Advancement.K19]/4)" office:value-type="float" office:value="25.9375">
            <text:p>25.94</text:p>
          </table:table-cell>
          <table:table-cell table:style-name="ce3" table:formula="of:=[.N17]*[Advancement.J19]/4" office:value-type="float" office:value="113476.5625">
            <text:p>113476.56</text:p>
          </table:table-cell>
          <table:table-cell table:style-name="ce3" table:formula="of:=([.P16]+[.O17])*0.75" office:value-type="float" office:value="203572.225986421">
            <text:p>203572.23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" table:formula="of:=[Advancement.B21]-[.C17]" office:value-type="float" office:value="579500">
            <text:p>579500</text:p>
          </table:table-cell>
          <table:table-cell table:style-name="ce3" table:formula="of:=[.C18]/([Advancement.K20]/4)" office:value-type="float" office:value="60.3645833333333">
            <text:p>60.36</text:p>
          </table:table-cell>
          <table:table-cell table:style-name="ce3" table:formula="of:=[.D18]*[Advancement.H20]/4" office:value-type="float" office:value="150911.458333333">
            <text:p>150911.46</text:p>
          </table:table-cell>
          <table:table-cell table:style-name="ce3" table:formula="of:=([.F17]+[.E18])*0.75" office:value-type="float" office:value="266304.242705833">
            <text:p>266304.24</text:p>
          </table:table-cell>
          <table:table-cell table:style-name="ce3"/>
          <table:table-cell table:style-name="ce4" table:formula="of:=[Advancement.C21]-[.H17]" office:value-type="float" office:value="380000">
            <text:p>380000</text:p>
          </table:table-cell>
          <table:table-cell table:style-name="ce3" table:formula="of:=[.H18]/([Advancement.K20]/4)" office:value-type="float" office:value="39.5833333333333">
            <text:p>39.58</text:p>
          </table:table-cell>
          <table:table-cell table:style-name="ce3" table:formula="of:=[.I18]*[Advancement.I20]/4" office:value-type="float" office:value="148437.5">
            <text:p>148437.5</text:p>
          </table:table-cell>
          <table:table-cell table:style-name="ce3" table:formula="of:=([.K17]+[.J18])*0.75" office:value-type="float" office:value="264768.581616506">
            <text:p>264768.58</text:p>
          </table:table-cell>
          <table:table-cell table:style-name="ce3"/>
          <table:table-cell table:style-name="ce4" table:formula="of:=[Advancement.D21]-[.M17]" office:value-type="float" office:value="259000">
            <text:p>259000</text:p>
          </table:table-cell>
          <table:table-cell table:style-name="ce3" table:formula="of:=[.M18]/([Advancement.K20]/4)" office:value-type="float" office:value="26.9791666666667">
            <text:p>26.98</text:p>
          </table:table-cell>
          <table:table-cell table:style-name="ce3" table:formula="of:=[.N18]*[Advancement.J20]/4" office:value-type="float" office:value="148385.416666667">
            <text:p>148385.42</text:p>
          </table:table-cell>
          <table:table-cell table:style-name="ce3" table:formula="of:=([.P17]+[.O18])*0.75" office:value-type="float" office:value="263968.231989816">
            <text:p>263968.23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  <table:table-cell table:style-name="ce3" table:formula="of:=[Advancement.B22]-[.C18]" office:value-type="float" office:value="770500">
            <text:p>770500</text:p>
          </table:table-cell>
          <table:table-cell table:style-name="ce3" table:formula="of:=[.C19]/([Advancement.K21]/4)" office:value-type="float" office:value="60.1953125">
            <text:p>60.2</text:p>
          </table:table-cell>
          <table:table-cell table:style-name="ce3" table:formula="of:=[.D19]*[Advancement.H21]/4" office:value-type="float" office:value="195634.765625">
            <text:p>195634.77</text:p>
          </table:table-cell>
          <table:table-cell table:style-name="ce3" table:formula="of:=([.F18]+[.E19])*0.75" office:value-type="float" office:value="346454.256248125">
            <text:p>346454.26</text:p>
          </table:table-cell>
          <table:table-cell table:style-name="ce3"/>
          <table:table-cell table:style-name="ce4" table:formula="of:=[Advancement.C22]-[.H18]" office:value-type="float" office:value="510000">
            <text:p>510000</text:p>
          </table:table-cell>
          <table:table-cell table:style-name="ce3" table:formula="of:=[.H19]/([Advancement.K21]/4)" office:value-type="float" office:value="39.84375">
            <text:p>39.84</text:p>
          </table:table-cell>
          <table:table-cell table:style-name="ce3" table:formula="of:=[.I19]*[Advancement.I21]/4" office:value-type="float" office:value="194238.28125">
            <text:p>194238.28</text:p>
          </table:table-cell>
          <table:table-cell table:style-name="ce3" table:formula="of:=([.K18]+[.J19])*0.75" office:value-type="float" office:value="344255.147149879">
            <text:p>344255.15</text:p>
          </table:table-cell>
          <table:table-cell table:style-name="ce3"/>
          <table:table-cell table:style-name="ce4" table:formula="of:=[Advancement.D22]-[.M18]" office:value-type="float" office:value="341000">
            <text:p>341000</text:p>
          </table:table-cell>
          <table:table-cell table:style-name="ce3" table:formula="of:=[.M19]/([Advancement.K21]/4)" office:value-type="float" office:value="26.640625">
            <text:p>26.64</text:p>
          </table:table-cell>
          <table:table-cell table:style-name="ce3" table:formula="of:=[.N19]*[Advancement.J21]/4" office:value-type="float" office:value="193144.53125">
            <text:p>193144.53</text:p>
          </table:table-cell>
          <table:table-cell table:style-name="ce3" table:formula="of:=([.P18]+[.O19])*0.75" office:value-type="float" office:value="342834.572429862">
            <text:p>342834.57</text:p>
          </table:table-cell>
        </table:table-row>
        <table:table-row table:style-name="ro2">
          <table:table-cell office:value-type="float" office:value="17">
            <text:p>17</text:p>
          </table:table-cell>
          <table:table-cell/>
          <table:table-cell table:style-name="ce3" table:formula="of:=[Advancement.B23]-[.C19]" office:value-type="float" office:value="1129500">
            <text:p>1129500</text:p>
          </table:table-cell>
          <table:table-cell table:style-name="ce3" table:formula="of:=[.C20]/([Advancement.K22]/4)" office:value-type="float" office:value="58.828125">
            <text:p>58.83</text:p>
          </table:table-cell>
          <table:table-cell table:style-name="ce3" table:formula="of:=[.D20]*[Advancement.H22]/4" office:value-type="float" office:value="242666.015625">
            <text:p>242666.02</text:p>
          </table:table-cell>
          <table:table-cell table:style-name="ce3" table:formula="of:=([.F19]+[.E20])*0.75" office:value-type="float" office:value="441840.203904844">
            <text:p>441840.2</text:p>
          </table:table-cell>
          <table:table-cell table:style-name="ce3"/>
          <table:table-cell table:style-name="ce4" table:formula="of:=[Advancement.C23]-[.H19]" office:value-type="float" office:value="790000">
            <text:p>790000</text:p>
          </table:table-cell>
          <table:table-cell table:style-name="ce3" table:formula="of:=[.H20]/([Advancement.K22]/4)" office:value-type="float" office:value="41.1458333333333">
            <text:p>41.15</text:p>
          </table:table-cell>
          <table:table-cell table:style-name="ce3" table:formula="of:=[.I20]*[Advancement.I22]/4" office:value-type="float" office:value="257161.458333333">
            <text:p>257161.46</text:p>
          </table:table-cell>
          <table:table-cell table:style-name="ce3" table:formula="of:=([.K19]+[.J20])*0.75" office:value-type="float" office:value="451062.45411241">
            <text:p>451062.45</text:p>
          </table:table-cell>
          <table:table-cell table:style-name="ce3"/>
          <table:table-cell table:style-name="ce4" table:formula="of:=[Advancement.D23]-[.M19]" office:value-type="float" office:value="509000">
            <text:p>509000</text:p>
          </table:table-cell>
          <table:table-cell table:style-name="ce3" table:formula="of:=[.M20]/([Advancement.K22]/4)" office:value-type="float" office:value="26.5104166666667">
            <text:p>26.51</text:p>
          </table:table-cell>
          <table:table-cell table:style-name="ce3" table:formula="of:=[.N20]*[Advancement.J22]/4" office:value-type="float" office:value="251848.958333333">
            <text:p>251848.96</text:p>
          </table:table-cell>
          <table:table-cell table:style-name="ce3" table:formula="of:=([.P19]+[.O20])*0.75" office:value-type="float" office:value="446012.648072396">
            <text:p>446012.65</text:p>
          </table:table-cell>
        </table:table-row>
        <table:table-row table:style-name="ro2">
          <table:table-cell office:value-type="float" office:value="18">
            <text:p>18</text:p>
          </table:table-cell>
          <table:table-cell/>
          <table:table-cell table:style-name="ce3" table:formula="of:=[Advancement.B24]-[.C20]" office:value-type="float" office:value="1570500">
            <text:p>1570500</text:p>
          </table:table-cell>
          <table:table-cell table:style-name="ce3" table:formula="of:=[.C21]/([Advancement.K23]/4)" office:value-type="float" office:value="61.34765625">
            <text:p>61.35</text:p>
          </table:table-cell>
          <table:table-cell table:style-name="ce3" table:formula="of:=[.D21]*[Advancement.H23]/4" office:value-type="float" office:value="337412.109375">
            <text:p>337412.11</text:p>
          </table:table-cell>
          <table:table-cell table:style-name="ce3" table:formula="of:=([.F20]+[.E21])*0.75" office:value-type="float" office:value="584439.234959883">
            <text:p>584439.23</text:p>
          </table:table-cell>
          <table:table-cell table:style-name="ce3"/>
          <table:table-cell table:style-name="ce4" table:formula="of:=[Advancement.C24]-[.H20]" office:value-type="float" office:value="1010000">
            <text:p>1010000</text:p>
          </table:table-cell>
          <table:table-cell table:style-name="ce3" table:formula="of:=[.H21]/([Advancement.K23]/4)" office:value-type="float" office:value="39.453125">
            <text:p>39.45</text:p>
          </table:table-cell>
          <table:table-cell table:style-name="ce3" table:formula="of:=[.I21]*[Advancement.I23]/4" office:value-type="float" office:value="315625">
            <text:p>315625</text:p>
          </table:table-cell>
          <table:table-cell table:style-name="ce3" table:formula="of:=([.K20]+[.J21])*0.75" office:value-type="float" office:value="575015.590584307">
            <text:p>575015.59</text:p>
          </table:table-cell>
          <table:table-cell table:style-name="ce3"/>
          <table:table-cell table:style-name="ce4" table:formula="of:=[Advancement.D24]-[.M20]" office:value-type="float" office:value="691000">
            <text:p>691000</text:p>
          </table:table-cell>
          <table:table-cell table:style-name="ce3" table:formula="of:=[.M21]/([Advancement.K23]/4)" office:value-type="float" office:value="26.9921875">
            <text:p>26.99</text:p>
          </table:table-cell>
          <table:table-cell table:style-name="ce3" table:formula="of:=[.N21]*[Advancement.J23]/4" office:value-type="float" office:value="323906.25">
            <text:p>323906.25</text:p>
          </table:table-cell>
          <table:table-cell table:style-name="ce3" table:formula="of:=([.P20]+[.O21])*0.75" office:value-type="float" office:value="577439.173554297">
            <text:p>577439.17</text:p>
          </table:table-cell>
        </table:table-row>
        <table:table-row table:style-name="ro2">
          <table:table-cell office:value-type="float" office:value="19">
            <text:p>19</text:p>
          </table:table-cell>
          <table:table-cell/>
          <table:table-cell table:style-name="ce3" table:formula="of:=[Advancement.B25]-[.C21]" office:value-type="float" office:value="2279500">
            <text:p>2279500</text:p>
          </table:table-cell>
          <table:table-cell table:style-name="ce3" table:formula="of:=[.C22]/([Advancement.K24]/4)" office:value-type="float" office:value="59.3619791666667">
            <text:p>59.36</text:p>
          </table:table-cell>
          <table:table-cell table:style-name="ce3" table:formula="of:=[.D22]*[Advancement.H24]/4" office:value-type="float" office:value="415533.854166667">
            <text:p>415533.85</text:p>
          </table:table-cell>
          <table:table-cell table:style-name="ce3" table:formula="of:=([.F21]+[.E22])*0.75" office:value-type="float" office:value="749979.816844912">
            <text:p>749979.82</text:p>
          </table:table-cell>
          <table:table-cell table:style-name="ce3"/>
          <table:table-cell table:style-name="ce4" table:formula="of:=[Advancement.C25]-[.H21]" office:value-type="float" office:value="1540000">
            <text:p>1540000</text:p>
          </table:table-cell>
          <table:table-cell table:style-name="ce3" table:formula="of:=[.H22]/([Advancement.K24]/4)" office:value-type="float" office:value="40.1041666666667">
            <text:p>40.1</text:p>
          </table:table-cell>
          <table:table-cell table:style-name="ce3" table:formula="of:=[.I22]*[Advancement.I24]/4" office:value-type="float" office:value="411067.708333333">
            <text:p>411067.71</text:p>
          </table:table-cell>
          <table:table-cell table:style-name="ce3" table:formula="of:=([.K21]+[.J22])*0.75" office:value-type="float" office:value="739562.47418823">
            <text:p>739562.47</text:p>
          </table:table-cell>
          <table:table-cell table:style-name="ce3"/>
          <table:table-cell table:style-name="ce4" table:formula="of:=[Advancement.D25]-[.M21]" office:value-type="float" office:value="1009000">
            <text:p>1009000</text:p>
          </table:table-cell>
          <table:table-cell table:style-name="ce3" table:formula="of:=[.M22]/([Advancement.K24]/4)" office:value-type="float" office:value="26.2760416666667">
            <text:p>26.28</text:p>
          </table:table-cell>
          <table:table-cell table:style-name="ce3" table:formula="of:=[.N22]*[Advancement.J24]/4" office:value-type="float" office:value="407278.645833333">
            <text:p>407278.65</text:p>
          </table:table-cell>
          <table:table-cell table:style-name="ce3" table:formula="of:=([.P21]+[.O22])*0.75" office:value-type="float" office:value="738538.364540723">
            <text:p>738538.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3" table:formula="of:=[Advancement.B26]-[.C22]" office:value-type="float" office:value="3070500">
            <text:p>3070500</text:p>
          </table:table-cell>
          <table:table-cell table:style-name="ce3" table:formula="of:=[.C23]/([Advancement.K25]/4)" office:value-type="float" office:value="59.970703125">
            <text:p>59.97</text:p>
          </table:table-cell>
          <table:table-cell table:style-name="ce3" table:formula="of:=[.D23]*[Advancement.H25]/4" office:value-type="float" office:value="524743.65234375">
            <text:p>524743.65</text:p>
          </table:table-cell>
          <table:table-cell table:style-name="ce3" table:formula="of:=([.F22]+[.E23])*0.75" office:value-type="float" office:value="956042.601891497">
            <text:p>956042.6</text:p>
          </table:table-cell>
          <table:table-cell table:style-name="ce3"/>
          <table:table-cell table:style-name="ce4" table:formula="of:=[Advancement.C26]-[.H22]" office:value-type="float" office:value="2060000">
            <text:p>2060000</text:p>
          </table:table-cell>
          <table:table-cell table:style-name="ce3" table:formula="of:=[.H23]/([Advancement.K25]/4)" office:value-type="float" office:value="40.234375">
            <text:p>40.23</text:p>
          </table:table-cell>
          <table:table-cell table:style-name="ce3" table:formula="of:=[.I23]*[Advancement.I25]/4" office:value-type="float" office:value="533105.46875">
            <text:p>533105.47</text:p>
          </table:table-cell>
          <table:table-cell table:style-name="ce3" table:formula="of:=([.K22]+[.J23])*0.75" office:value-type="float" office:value="954500.957203673">
            <text:p>954500.96</text:p>
          </table:table-cell>
          <table:table-cell table:style-name="ce3"/>
          <table:table-cell table:style-name="ce4" table:formula="of:=[Advancement.D26]-[.M22]" office:value-type="float" office:value="1391000">
            <text:p>1391000</text:p>
          </table:table-cell>
          <table:table-cell table:style-name="ce3" table:formula="of:=[.M23]/([Advancement.K25]/4)" office:value-type="float" office:value="27.16796875">
            <text:p>27.17</text:p>
          </table:table-cell>
          <table:table-cell table:style-name="ce3" table:formula="of:=[.N23]*[Advancement.J25]/4" office:value-type="float" office:value="536567.3828125">
            <text:p>536567.38</text:p>
          </table:table-cell>
          <table:table-cell table:style-name="ce3" table:formula="of:=([.P22]+[.O23])*0.75" office:value-type="float" office:value="956329.310514917">
            <text:p>956329.31</text:p>
          </table:table-cell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dvancement" table:style-name="ta1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996" table:default-cell-style-name="ce1"/>
        <table:table-row table:style-name="ro2">
          <table:table-cell office:value-type="string">
            <text:p>level</text:p>
          </table:table-cell>
          <table:table-cell office:value-type="string">
            <text:p>xp_slow</text:p>
          </table:table-cell>
          <table:table-cell office:value-type="string">
            <text:p>xp_medium</text:p>
          </table:table-cell>
          <table:table-cell office:value-type="string">
            <text:p>xp_fast</text:p>
          </table:table-cell>
          <table:table-cell office:value-type="string">
            <text:p>wealth_pc</text:p>
          </table:table-cell>
          <table:table-cell office:value-type="string">
            <text:p>wealth_npc_basic</text:p>
          </table:table-cell>
          <table:table-cell office:value-type="string">
            <text:p>wealth_npc_heroic</text:p>
          </table:table-cell>
          <table:table-cell office:value-type="string">
            <text:p>treasure_slow</text:p>
          </table:table-cell>
          <table:table-cell office:value-type="string">
            <text:p>treasure_medium</text:p>
          </table:table-cell>
          <table:table-cell office:value-type="string">
            <text:p>treasure_fast</text:p>
          </table:table-cell>
          <table:table-cell office:value-type="string">
            <text:p>xp_monster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1/8</text:p>
          </table:table-cell>
          <table:table-cell table:number-columns-repeated="9"/>
          <table:table-cell table:style-name="ce2" office:value-type="float" office:value="50">
            <text:p>50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1/6</text:p>
          </table:table-cell>
          <table:table-cell table:number-columns-repeated="9"/>
          <table:table-cell table:style-name="ce2" office:value-type="float" office:value="65">
            <text:p>65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1/4</text:p>
          </table:table-cell>
          <table:table-cell table:number-columns-repeated="9"/>
          <table:table-cell table:style-name="ce2" office:value-type="float" office:value="100">
            <text:p>100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1/3</text:p>
          </table:table-cell>
          <table:table-cell table:style-name="Default" table:number-columns-repeated="9"/>
          <table:table-cell table:style-name="ce2" office:value-type="float" office:value="135">
            <text:p>135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1/2</text:p>
          </table:table-cell>
          <table:table-cell table:style-name="Default" table:number-columns-repeated="9"/>
          <table:table-cell table:style-name="ce2" office:value-type="float" office:value="200">
            <text:p>200</text:p>
          </table:table-cell>
          <table:table-cell table:number-columns-repeated="99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Default" office:value-type="string">
            <text:p>By Class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260">
            <text:p>260</text:p>
          </table:table-cell>
          <table:table-cell table:number-columns-repeated="2" table:style-name="ce2" office:value-type="float" office:value="400">
            <text:p>400</text:p>
          </table:table-cell>
          <table:table-cell table:number-columns-repeated="99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350">
            <text:p>350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600">
            <text:p>600</text:p>
          </table:table-cell>
          <table:table-cell table:number-columns-repeated="99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7500">
            <text:p>75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3300">
            <text:p>33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1650">
            <text:p>1650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800">
            <text:p>800</text:p>
          </table:table-cell>
          <table:table-cell table:number-columns-repeated="99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4000">
            <text:p>14000</text:p>
          </table:table-cell>
          <table:table-cell table:style-name="ce2" office:value-type="float" office:value="9000">
            <text:p>9000</text:p>
          </table:table-cell>
          <table:table-cell table:number-columns-repeated="2" table:style-name="ce2" office:value-type="float" office:value="6000">
            <text:p>6000</text:p>
          </table:table-cell>
          <table:table-cell table:style-name="ce2" office:value-type="float" office:value="1650">
            <text:p>1650</text:p>
          </table:table-cell>
          <table:table-cell table:style-name="ce2" office:value-type="float" office:value="2400">
            <text:p>2400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1150">
            <text:p>1150</text:p>
          </table:table-cell>
          <table:table-cell table:style-name="ce2" office:value-type="float" office:value="1700">
            <text:p>1700</text:p>
          </table:table-cell>
          <table:table-cell table:style-name="ce2" office:value-type="float" office:value="1200">
            <text:p>1200</text:p>
          </table:table-cell>
          <table:table-cell table:number-columns-repeated="99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23000">
            <text:p>23000</text:p>
          </table:table-cell>
          <table:table-cell table:style-name="ce2" office:value-type="float" office:value="15000">
            <text:p>150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0500">
            <text:p>10500</text:p>
          </table:table-cell>
          <table:table-cell table:style-name="ce2" office:value-type="float" office:value="2400">
            <text:p>2400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550">
            <text:p>1550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1600">
            <text:p>1600</text:p>
          </table:table-cell>
          <table:table-cell table:number-columns-repeated="99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35000">
            <text:p>35000</text:p>
          </table:table-cell>
          <table:table-cell table:style-name="ce2" office:value-type="float" office:value="23000">
            <text:p>23000</text:p>
          </table:table-cell>
          <table:table-cell table:style-name="ce2" office:value-type="float" office:value="15000">
            <text:p>15000</text:p>
          </table:table-cell>
          <table:table-cell table:style-name="ce2" office:value-type="float" office:value="16000">
            <text:p>16000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4650">
            <text:p>4650</text:p>
          </table:table-cell>
          <table:table-cell table:style-name="ce2" office:value-type="float" office:value="1350">
            <text:p>1350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2400">
            <text:p>2400</text:p>
          </table:table-cell>
          <table:table-cell table:number-columns-repeated="99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53000">
            <text:p>53000</text:p>
          </table:table-cell>
          <table:table-cell table:style-name="ce2" office:value-type="float" office:value="35000">
            <text:p>35000</text:p>
          </table:table-cell>
          <table:table-cell table:style-name="ce2" office:value-type="float" office:value="23000">
            <text:p>23000</text:p>
          </table:table-cell>
          <table:table-cell table:style-name="ce2" office:value-type="float" office:value="23500">
            <text:p>23500</text:p>
          </table:table-cell>
          <table:table-cell table:style-name="ce2" office:value-type="float" office:value="4650">
            <text:p>465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1750">
            <text:p>1750</text:p>
          </table:table-cell>
          <table:table-cell table:style-name="ce2" office:value-type="float" office:value="2600">
            <text:p>2600</text:p>
          </table:table-cell>
          <table:table-cell table:style-name="ce2" office:value-type="float" office:value="3900">
            <text:p>3900</text:p>
          </table:table-cell>
          <table:table-cell table:style-name="ce2" office:value-type="float" office:value="3200">
            <text:p>3200</text:p>
          </table:table-cell>
          <table:table-cell table:number-columns-repeated="99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77000">
            <text:p>77000</text:p>
          </table:table-cell>
          <table:table-cell table:style-name="ce2" office:value-type="float" office:value="51000">
            <text:p>51000</text:p>
          </table:table-cell>
          <table:table-cell table:style-name="ce2" office:value-type="float" office:value="34000">
            <text:p>34000</text:p>
          </table:table-cell>
          <table:table-cell table:style-name="ce2" office:value-type="float" office:value="33000">
            <text:p>3300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7800">
            <text:p>7800</text:p>
          </table:table-cell>
          <table:table-cell table:style-name="ce2" office:value-type="float" office:value="2200">
            <text:p>2200</text:p>
          </table:table-cell>
          <table:table-cell table:style-name="ce2" office:value-type="float" office:value="3350">
            <text:p>335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4800">
            <text:p>4800</text:p>
          </table:table-cell>
          <table:table-cell table:number-columns-repeated="99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15000">
            <text:p>115000</text:p>
          </table:table-cell>
          <table:table-cell table:style-name="ce2" office:value-type="float" office:value="75000">
            <text:p>750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46000">
            <text:p>46000</text:p>
          </table:table-cell>
          <table:table-cell table:style-name="ce2" office:value-type="float" office:value="7800">
            <text:p>7800</text:p>
          </table:table-cell>
          <table:table-cell table:style-name="ce2" office:value-type="float" office:value="10050">
            <text:p>10050</text:p>
          </table:table-cell>
          <table:table-cell table:style-name="ce2" office:value-type="float" office:value="2850">
            <text:p>2850</text:p>
          </table:table-cell>
          <table:table-cell table:style-name="ce2" office:value-type="float" office:value="4250">
            <text:p>4250</text:p>
          </table:table-cell>
          <table:table-cell table:number-columns-repeated="2" table:style-name="ce2" office:value-type="float" office:value="6400">
            <text:p>6400</text:p>
          </table:table-cell>
          <table:table-cell table:number-columns-repeated="99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160000">
            <text:p>160000</text:p>
          </table:table-cell>
          <table:table-cell table:style-name="ce2" office:value-type="float" office:value="105000">
            <text:p>105000</text:p>
          </table:table-cell>
          <table:table-cell table:style-name="ce2" office:value-type="float" office:value="71000">
            <text:p>71000</text:p>
          </table:table-cell>
          <table:table-cell table:style-name="ce2" office:value-type="float" office:value="62000">
            <text:p>62000</text:p>
          </table:table-cell>
          <table:table-cell table:style-name="ce2" office:value-type="float" office:value="10050">
            <text:p>10050</text:p>
          </table:table-cell>
          <table:table-cell table:style-name="ce2" office:value-type="float" office:value="12750">
            <text:p>12750</text:p>
          </table:table-cell>
          <table:table-cell table:style-name="ce2" office:value-type="float" office:value="3650">
            <text:p>3650</text:p>
          </table:table-cell>
          <table:table-cell table:style-name="ce2" office:value-type="float" office:value="5450">
            <text:p>5450</text:p>
          </table:table-cell>
          <table:table-cell table:style-name="ce2" office:value-type="float" office:value="8200">
            <text:p>8200</text:p>
          </table:table-cell>
          <table:table-cell table:style-name="ce2" office:value-type="float" office:value="9600">
            <text:p>9600</text:p>
          </table:table-cell>
          <table:table-cell table:number-columns-repeated="99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235000">
            <text:p>235000</text:p>
          </table:table-cell>
          <table:table-cell table:style-name="ce2" office:value-type="float" office:value="155000">
            <text:p>155000</text:p>
          </table:table-cell>
          <table:table-cell table:style-name="ce2" office:value-type="float" office:value="105000">
            <text:p>105000</text:p>
          </table:table-cell>
          <table:table-cell table:style-name="ce2" office:value-type="float" office:value="82000">
            <text:p>82000</text:p>
          </table:table-cell>
          <table:table-cell table:style-name="ce2" office:value-type="float" office:value="12750">
            <text:p>12750</text:p>
          </table:table-cell>
          <table:table-cell table:style-name="ce2" office:value-type="float" office:value="16350">
            <text:p>16350</text:p>
          </table:table-cell>
          <table:table-cell table:style-name="ce2" office:value-type="float" office:value="4650">
            <text:p>465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10500">
            <text:p>10500</text:p>
          </table:table-cell>
          <table:table-cell table:style-name="ce2" office:value-type="float" office:value="12800">
            <text:p>12800</text:p>
          </table:table-cell>
          <table:table-cell table:number-columns-repeated="99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330000">
            <text:p>330000</text:p>
          </table:table-cell>
          <table:table-cell table:style-name="ce2" office:value-type="float" office:value="220000">
            <text:p>220000</text:p>
          </table:table-cell>
          <table:table-cell table:style-name="ce2" office:value-type="float" office:value="145000">
            <text:p>145000</text:p>
          </table:table-cell>
          <table:table-cell table:style-name="ce2" office:value-type="float" office:value="108000">
            <text:p>108000</text:p>
          </table:table-cell>
          <table:table-cell table:style-name="ce2" office:value-type="float" office:value="16350">
            <text:p>16350</text:p>
          </table:table-cell>
          <table:table-cell table:style-name="ce2" office:value-type="float" office:value="21000">
            <text:p>21000</text:p>
          </table:table-cell>
          <table:table-cell table:style-name="ce2" office:value-type="float" office:value="6000">
            <text:p>6000</text:p>
          </table:table-cell>
          <table:table-cell table:style-name="ce2" office:value-type="float" office:value="9000">
            <text:p>9000</text:p>
          </table:table-cell>
          <table:table-cell table:style-name="ce2" office:value-type="float" office:value="13500">
            <text:p>13500</text:p>
          </table:table-cell>
          <table:table-cell table:style-name="ce2" office:value-type="float" office:value="19200">
            <text:p>19200</text:p>
          </table:table-cell>
          <table:table-cell table:number-columns-repeated="99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475000">
            <text:p>475000</text:p>
          </table:table-cell>
          <table:table-cell table:style-name="ce2" office:value-type="float" office:value="315000">
            <text:p>315000</text:p>
          </table:table-cell>
          <table:table-cell table:style-name="ce2" office:value-type="float" office:value="210000">
            <text:p>210000</text:p>
          </table:table-cell>
          <table:table-cell table:style-name="ce2" office:value-type="float" office:value="140000">
            <text:p>140000</text:p>
          </table:table-cell>
          <table:table-cell table:style-name="ce2" office:value-type="float" office:value="21000">
            <text:p>21000</text:p>
          </table:table-cell>
          <table:table-cell table:style-name="ce2" office:value-type="float" office:value="27000">
            <text:p>27000</text:p>
          </table:table-cell>
          <table:table-cell table:style-name="ce2" office:value-type="float" office:value="7750">
            <text:p>7750</text:p>
          </table:table-cell>
          <table:table-cell table:style-name="ce2" office:value-type="float" office:value="11600">
            <text:p>11600</text:p>
          </table:table-cell>
          <table:table-cell table:style-name="ce2" office:value-type="float" office:value="17500">
            <text:p>17500</text:p>
          </table:table-cell>
          <table:table-cell table:style-name="ce2" office:value-type="float" office:value="25600">
            <text:p>25600</text:p>
          </table:table-cell>
          <table:table-cell table:number-columns-repeated="99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665000">
            <text:p>665000</text:p>
          </table:table-cell>
          <table:table-cell table:style-name="ce2" office:value-type="float" office:value="445000">
            <text:p>445000</text:p>
          </table:table-cell>
          <table:table-cell table:style-name="ce2" office:value-type="float" office:value="295000">
            <text:p>295000</text:p>
          </table:table-cell>
          <table:table-cell table:style-name="ce2" office:value-type="float" office:value="185000">
            <text:p>185000</text:p>
          </table:table-cell>
          <table:table-cell table:style-name="ce2" office:value-type="float" office:value="27000">
            <text:p>27000</text:p>
          </table:table-cell>
          <table:table-cell table:style-name="ce2" office:value-type="float" office:value="34800">
            <text:p>348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5000">
            <text:p>15000</text:p>
          </table:table-cell>
          <table:table-cell table:style-name="ce2" office:value-type="float" office:value="22000">
            <text:p>22000</text:p>
          </table:table-cell>
          <table:table-cell table:style-name="ce2" office:value-type="float" office:value="38400">
            <text:p>38400</text:p>
          </table:table-cell>
          <table:table-cell table:number-columns-repeated="99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955000">
            <text:p>955000</text:p>
          </table:table-cell>
          <table:table-cell table:style-name="ce2" office:value-type="float" office:value="635000">
            <text:p>635000</text:p>
          </table:table-cell>
          <table:table-cell table:style-name="ce2" office:value-type="float" office:value="425000">
            <text:p>425000</text:p>
          </table:table-cell>
          <table:table-cell table:style-name="ce2" office:value-type="float" office:value="240000">
            <text:p>240000</text:p>
          </table:table-cell>
          <table:table-cell table:style-name="ce2" office:value-type="float" office:value="34800">
            <text:p>34800</text:p>
          </table:table-cell>
          <table:table-cell table:style-name="ce2" office:value-type="float" office:value="45000">
            <text:p>45000</text:p>
          </table:table-cell>
          <table:table-cell table:style-name="ce2" office:value-type="float" office:value="13000">
            <text:p>13000</text:p>
          </table:table-cell>
          <table:table-cell table:style-name="ce2" office:value-type="float" office:value="19500">
            <text:p>19500</text:p>
          </table:table-cell>
          <table:table-cell table:style-name="ce2" office:value-type="float" office:value="29000">
            <text:p>29000</text:p>
          </table:table-cell>
          <table:table-cell table:style-name="ce2" office:value-type="float" office:value="51200">
            <text:p>51200</text:p>
          </table:table-cell>
          <table:table-cell table:number-columns-repeated="99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350000">
            <text:p>1350000</text:p>
          </table:table-cell>
          <table:table-cell table:style-name="ce2" office:value-type="float" office:value="890000">
            <text:p>890000</text:p>
          </table:table-cell>
          <table:table-cell table:style-name="ce2" office:value-type="float" office:value="600000">
            <text:p>600000</text:p>
          </table:table-cell>
          <table:table-cell table:style-name="ce2" office:value-type="float" office:value="315000">
            <text:p>315000</text:p>
          </table:table-cell>
          <table:table-cell table:style-name="ce2" office:value-type="float" office:value="45000">
            <text:p>45000</text:p>
          </table:table-cell>
          <table:table-cell table:style-name="ce2" office:value-type="float" office:value="58500">
            <text:p>58500</text:p>
          </table:table-cell>
          <table:table-cell table:style-name="ce2" office:value-type="float" office:value="16500">
            <text:p>16500</text:p>
          </table:table-cell>
          <table:table-cell table:style-name="ce2" office:value-type="float" office:value="25000">
            <text:p>25000</text:p>
          </table:table-cell>
          <table:table-cell table:style-name="ce2" office:value-type="float" office:value="38000">
            <text:p>38000</text:p>
          </table:table-cell>
          <table:table-cell table:style-name="ce2" office:value-type="float" office:value="76800">
            <text:p>76800</text:p>
          </table:table-cell>
          <table:table-cell table:number-columns-repeated="99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1900000">
            <text:p>1900000</text:p>
          </table:table-cell>
          <table:table-cell table:style-name="ce2" office:value-type="float" office:value="1300000">
            <text:p>1300000</text:p>
          </table:table-cell>
          <table:table-cell table:style-name="ce2" office:value-type="float" office:value="850000">
            <text:p>850000</text:p>
          </table:table-cell>
          <table:table-cell table:style-name="ce2" office:value-type="float" office:value="410000">
            <text:p>410000</text:p>
          </table:table-cell>
          <table:table-cell table:style-name="ce2" office:value-type="float" office:value="58500">
            <text:p>58500</text:p>
          </table:table-cell>
          <table:table-cell table:style-name="ce2" office:value-type="float" office:value="75000">
            <text:p>75000</text:p>
          </table:table-cell>
          <table:table-cell table:style-name="ce2" office:value-type="float" office:value="22000">
            <text:p>22000</text:p>
          </table:table-cell>
          <table:table-cell table:style-name="ce2" office:value-type="float" office:value="32000">
            <text:p>32000</text:p>
          </table:table-cell>
          <table:table-cell table:style-name="ce2" office:value-type="float" office:value="48000">
            <text:p>48000</text:p>
          </table:table-cell>
          <table:table-cell table:style-name="ce2" office:value-type="float" office:value="102400">
            <text:p>102400</text:p>
          </table:table-cell>
          <table:table-cell table:number-columns-repeated="996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2700000">
            <text:p>2700000</text:p>
          </table:table-cell>
          <table:table-cell table:style-name="ce2" office:value-type="float" office:value="1800000">
            <text:p>1800000</text:p>
          </table:table-cell>
          <table:table-cell table:style-name="ce2" office:value-type="float" office:value="1200000">
            <text:p>1200000</text:p>
          </table:table-cell>
          <table:table-cell table:style-name="ce2" office:value-type="float" office:value="530000">
            <text:p>530000</text:p>
          </table:table-cell>
          <table:table-cell table:style-name="ce2" office:value-type="float" office:value="75000">
            <text:p>75000</text:p>
          </table:table-cell>
          <table:table-cell table:style-name="ce2" office:value-type="float" office:value="96000">
            <text:p>96000</text:p>
          </table:table-cell>
          <table:table-cell table:style-name="ce2" office:value-type="float" office:value="28000">
            <text:p>28000</text:p>
          </table:table-cell>
          <table:table-cell table:style-name="ce2" office:value-type="float" office:value="41000">
            <text:p>41000</text:p>
          </table:table-cell>
          <table:table-cell table:style-name="ce2" office:value-type="float" office:value="62000">
            <text:p>62000</text:p>
          </table:table-cell>
          <table:table-cell table:style-name="ce2" office:value-type="float" office:value="153600">
            <text:p>153600</text:p>
          </table:table-cell>
          <table:table-cell table:number-columns-repeated="99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3850000">
            <text:p>3850000</text:p>
          </table:table-cell>
          <table:table-cell table:style-name="ce2" office:value-type="float" office:value="2550000">
            <text:p>2550000</text:p>
          </table:table-cell>
          <table:table-cell table:style-name="ce2" office:value-type="float" office:value="1700000">
            <text:p>1700000</text:p>
          </table:table-cell>
          <table:table-cell table:style-name="ce2" office:value-type="float" office:value="685000">
            <text:p>685000</text:p>
          </table:table-cell>
          <table:table-cell table:style-name="ce2" office:value-type="float" office:value="96000">
            <text:p>96000</text:p>
          </table:table-cell>
          <table:table-cell table:style-name="ce2" office:value-type="float" office:value="123000">
            <text:p>123000</text:p>
          </table:table-cell>
          <table:table-cell table:style-name="ce2" office:value-type="float" office:value="35000">
            <text:p>35000</text:p>
          </table:table-cell>
          <table:table-cell table:style-name="ce2" office:value-type="float" office:value="53000">
            <text:p>53000</text:p>
          </table:table-cell>
          <table:table-cell table:style-name="ce2" office:value-type="float" office:value="79000">
            <text:p>79000</text:p>
          </table:table-cell>
          <table:table-cell table:style-name="ce2" office:value-type="float" office:value="204800">
            <text:p>204800</text:p>
          </table:table-cell>
          <table:table-cell table:number-columns-repeated="99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5350000">
            <text:p>5350000</text:p>
          </table:table-cell>
          <table:table-cell table:style-name="ce2" office:value-type="float" office:value="3600000">
            <text:p>3600000</text:p>
          </table:table-cell>
          <table:table-cell table:style-name="ce2" office:value-type="float" office:value="2400000">
            <text:p>2400000</text:p>
          </table:table-cell>
          <table:table-cell table:style-name="ce2" office:value-type="float" office:value="880000">
            <text:p>880000</text:p>
          </table:table-cell>
          <table:table-cell table:style-name="ce2" office:value-type="float" office:value="123000">
            <text:p>123000</text:p>
          </table:table-cell>
          <table:table-cell table:style-name="ce2" office:value-type="float" office:value="159000">
            <text:p>159000</text:p>
          </table:table-cell>
          <table:table-cell table:style-name="ce2" office:value-type="float" office:value="44000">
            <text:p>44000</text:p>
          </table:table-cell>
          <table:table-cell table:style-name="ce2" office:value-type="float" office:value="67000">
            <text:p>67000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307200">
            <text:p>307200</text:p>
          </table:table-cell>
          <table:table-cell table:number-columns-repeated="996"/>
        </table:table-row>
        <table:table-row table:style-name="ro2">
          <table:table-cell table:style-name="ce2" office:value-type="float" office:value="21">
            <text:p>21</text:p>
          </table:table-cell>
          <table:table-cell table:number-columns-repeated="9"/>
          <table:table-cell table:style-name="ce2" office:value-type="float" office:value="409600">
            <text:p>409600</text:p>
          </table:table-cell>
          <table:table-cell table:number-columns-repeated="996"/>
        </table:table-row>
        <table:table-row table:style-name="ro2">
          <table:table-cell table:style-name="ce2" office:value-type="float" office:value="22">
            <text:p>22</text:p>
          </table:table-cell>
          <table:table-cell table:number-columns-repeated="9"/>
          <table:table-cell table:style-name="ce2" office:value-type="float" office:value="614400">
            <text:p>614400</text:p>
          </table:table-cell>
          <table:table-cell table:number-columns-repeated="996"/>
        </table:table-row>
        <table:table-row table:style-name="ro2">
          <table:table-cell table:style-name="ce2" office:value-type="float" office:value="23">
            <text:p>23</text:p>
          </table:table-cell>
          <table:table-cell table:number-columns-repeated="9"/>
          <table:table-cell table:style-name="ce2" office:value-type="float" office:value="819200">
            <text:p>819200</text:p>
          </table:table-cell>
          <table:table-cell table:number-columns-repeated="996"/>
        </table:table-row>
        <table:table-row table:style-name="ro2">
          <table:table-cell table:style-name="ce2" office:value-type="float" office:value="24">
            <text:p>24</text:p>
          </table:table-cell>
          <table:table-cell table:number-columns-repeated="9"/>
          <table:table-cell table:style-name="ce2" office:value-type="float" office:value="1228800">
            <text:p>1228800</text:p>
          </table:table-cell>
          <table:table-cell table:number-columns-repeated="996"/>
        </table:table-row>
        <table:table-row table:style-name="ro2">
          <table:table-cell table:style-name="ce2" office:value-type="float" office:value="25">
            <text:p>25</text:p>
          </table:table-cell>
          <table:table-cell table:number-columns-repeated="9"/>
          <table:table-cell table:style-name="ce2" office:value-type="float" office:value="1638400">
            <text:p>1638400</text:p>
          </table:table-cell>
          <table:table-cell table:number-columns-repeated="996"/>
        </table:table-row>
        <table:table-row table:style-name="ro1" table:number-rows-repeated="1048544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Arm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>
            <text:p>training</text:p>
          </table:table-cell>
          <table:table-cell office:value-type="string">
            <text:p>encumbrance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dmg_S</text:p>
          </table:table-cell>
          <table:table-cell office:value-type="string">
            <text:p>dmg_M</text:p>
          </table:table-cell>
          <table:table-cell office:value-type="string">
            <text:p>crit</text:p>
          </table:table-cell>
          <table:table-cell office:value-type="string">
            <text:p>range</text:p>
          </table:table-cell>
          <table:table-cell office:value-type="string">
            <text:p>weight</text:p>
          </table:table-cell>
          <table:table-cell office:value-type="string">
            <text:p>dmg_type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string">
            <text:p>Simple</text:p>
          </table:table-cell>
          <table:table-cell office:value-type="string">
            <text:p>Unarmed Attacks</text:p>
          </table:table-cell>
          <table:table-cell office:value-type="string">
            <text:p>Gauntlet</text:p>
          </table:table-cell>
          <table:table-cell office:value-type="float" office:value="2">
            <text:p>2</text:p>
          </table:table-cell>
          <table:table-cell office:value-type="string">
            <text:p>1d2</text:p>
          </table:table-cell>
          <table:table-cell office:value-type="string">
            <text:p>1d3</text:p>
          </table:table-cell>
          <table:table-cell office:value-type="string">
            <text:p>x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Simple</text:p>
          </table:table-cell>
          <table:table-cell office:value-type="string">
            <text:p>Unarmed Attacks</text:p>
          </table:table-cell>
          <table:table-cell office:value-type="string">
            <text:p>Unarmed strike</text:p>
          </table:table-cell>
          <table:table-cell/>
          <table:table-cell office:value-type="string">
            <text:p>1d2</text:p>
          </table:table-cell>
          <table:table-cell office:value-type="string">
            <text:p>1d3</text:p>
          </table:table-cell>
          <table:table-cell office:value-type="string">
            <text:p>x2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nonlethal</text:p>
          </table:table-cell>
        </table:table-row>
        <table:table-row table:style-name="ro2">
          <table:table-cell office:value-type="string">
            <text:p>Simple</text:p>
          </table:table-cell>
          <table:table-cell office:value-type="string">
            <text:p>Light Melee</text:p>
          </table:table-cell>
          <table:table-cell office:value-type="string">
            <text:p>Dagger</text:p>
          </table:table-cell>
          <table:table-cell office:value-type="float" office:value="2">
            <text:p>2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19-20/x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P or S</text:p>
          </table:table-cell>
          <table:table-cell/>
        </table:table-row>
        <table:table-row table:style-name="ro2">
          <table:table-cell office:value-type="string">
            <text:p>Simple</text:p>
          </table:table-cell>
          <table:table-cell office:value-type="string">
            <text:p>Light Melee</text:p>
          </table:table-cell>
          <table:table-cell office:value-type="string">
            <text:p>Dagger, punching</text:p>
          </table:table-cell>
          <table:table-cell office:value-type="float" office:value="2">
            <text:p>2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Simple</text:p>
          </table:table-cell>
          <table:table-cell office:value-type="string">
            <text:p>Light Melee</text:p>
          </table:table-cell>
          <table:table-cell office:value-type="string">
            <text:p>Gauntlet, spiked</text:p>
          </table:table-cell>
          <table:table-cell office:value-type="float" office:value="5">
            <text:p>5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Simple</text:p>
          </table:table-cell>
          <table:table-cell office:value-type="string">
            <text:p>Light Melee</text:p>
          </table:table-cell>
          <table:table-cell office:value-type="string">
            <text:p>Mace, light</text:p>
          </table:table-cell>
          <table:table-cell office:value-type="float" office:value="5">
            <text:p>5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office:value-type="string">
            <text:p>Simple</text:p>
          </table:table-cell>
          <table:table-cell office:value-type="string">
            <text:p>Light Melee</text:p>
          </table:table-cell>
          <table:table-cell office:value-type="string">
            <text:p>Sickle</text:p>
          </table:table-cell>
          <table:table-cell office:value-type="float" office:value="6">
            <text:p>6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trip</text:p>
          </table:table-cell>
        </table:table-row>
        <table:table-row table:style-name="ro2">
          <table:table-cell office:value-type="string">
            <text:p>Simple</text:p>
          </table:table-cell>
          <table:table-cell office:value-type="string">
            <text:p>One-Handed Melee</text:p>
          </table:table-cell>
          <table:table-cell office:value-type="string">
            <text:p>Club</text:p>
          </table:table-cell>
          <table:table-cell/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office:value-type="string">
            <text:p>Simple</text:p>
          </table:table-cell>
          <table:table-cell office:value-type="string">
            <text:p>One-Handed Melee</text:p>
          </table:table-cell>
          <table:table-cell office:value-type="string">
            <text:p>Mace, heavy</text:p>
          </table:table-cell>
          <table:table-cell office:value-type="float" office:value="12">
            <text:p>12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2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office:value-type="string">
            <text:p>Simple</text:p>
          </table:table-cell>
          <table:table-cell office:value-type="string">
            <text:p>One-Handed Melee</text:p>
          </table:table-cell>
          <table:table-cell office:value-type="string">
            <text:p>Morningstar</text:p>
          </table:table-cell>
          <table:table-cell office:value-type="float" office:value="8">
            <text:p>8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 and P</text:p>
          </table:table-cell>
          <table:table-cell/>
        </table:table-row>
        <table:table-row table:style-name="ro2">
          <table:table-cell office:value-type="string">
            <text:p>Simple</text:p>
          </table:table-cell>
          <table:table-cell office:value-type="string">
            <text:p>One-Handed Melee</text:p>
          </table:table-cell>
          <table:table-cell office:value-type="string">
            <text:p>Shortspear</text:p>
          </table:table-cell>
          <table:table-cell office:value-type="float" office:value="1">
            <text:p>1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Simple</text:p>
          </table:table-cell>
          <table:table-cell office:value-type="string">
            <text:p>Two-Handed Melee</text:p>
          </table:table-cell>
          <table:table-cell office:value-type="string">
            <text:p>Longspear</text:p>
          </table:table-cell>
          <table:table-cell office:value-type="float" office:value="5">
            <text:p>5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P</text:p>
          </table:table-cell>
          <table:table-cell office:value-type="string">
            <text:p>brace, reach</text:p>
          </table:table-cell>
        </table:table-row>
        <table:table-row table:style-name="ro2">
          <table:table-cell office:value-type="string">
            <text:p>Simple</text:p>
          </table:table-cell>
          <table:table-cell office:value-type="string">
            <text:p>Two-Handed Melee</text:p>
          </table:table-cell>
          <table:table-cell office:value-type="string">
            <text:p>Quarterstaff</text:p>
          </table:table-cell>
          <table:table-cell/>
          <table:table-cell office:value-type="string">
            <text:p>1d4/1d4</text:p>
          </table:table-cell>
          <table:table-cell office:value-type="string">
            <text:p>1d6/1d6</text:p>
          </table:table-cell>
          <table:table-cell office:value-type="string">
            <text:p>x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ouble, monk</text:p>
          </table:table-cell>
        </table:table-row>
        <table:table-row table:style-name="ro2">
          <table:table-cell office:value-type="string">
            <text:p>Simple</text:p>
          </table:table-cell>
          <table:table-cell office:value-type="string">
            <text:p>Two-Handed Melee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string">
            <text:p>brace</text:p>
          </table:table-cell>
        </table:table-row>
        <table:table-row table:style-name="ro1">
          <table:table-cell office:value-type="string">
            <text:p>Simple</text:p>
          </table:table-cell>
          <table:table-cell office:value-type="string">
            <text:p>Ranged</text:p>
          </table:table-cell>
          <table:table-cell office:value-type="string">
            <text:p>Blowgu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d2</text:p>
          </table:table-cell>
          <table:table-cell office:value-type="string">
            <text:p>x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Simple</text:p>
          </table:table-cell>
          <table:table-cell office:value-type="string">
            <text:p>Ranged</text:p>
          </table:table-cell>
          <table:table-cell office:value-type="string">
            <text:p>Darts, blowgun (10)</text:p>
          </table:table-cell>
          <table:table-cell office:value-type="float" office:value="0.5">
            <text:p>0.5</text:p>
          </table:table-cell>
          <table:table-cell table:number-columns-repeated="7"/>
        </table:table-row>
        <table:table-row table:style-name="ro1">
          <table:table-cell office:value-type="string">
            <text:p>Simple</text:p>
          </table:table-cell>
          <table:table-cell office:value-type="string">
            <text:p>Ranged</text:p>
          </table:table-cell>
          <table:table-cell office:value-type="string">
            <text:p>Crossbow, heavy</text:p>
          </table:table-cell>
          <table:table-cell office:value-type="float" office:value="50">
            <text:p>50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19-20/x2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Simple</text:p>
          </table:table-cell>
          <table:table-cell office:value-type="string">
            <text:p>Ranged</text:p>
          </table:table-cell>
          <table:table-cell office:value-type="string">
            <text:p>Bolts, crossbow (10)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imple</text:p>
          </table:table-cell>
          <table:table-cell office:value-type="string">
            <text:p>Ranged</text:p>
          </table:table-cell>
          <table:table-cell office:value-type="string">
            <text:p>Crossbow, light</text:p>
          </table:table-cell>
          <table:table-cell office:value-type="float" office:value="35">
            <text:p>35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19-20/x2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Simple</text:p>
          </table:table-cell>
          <table:table-cell office:value-type="string">
            <text:p>Ranged</text:p>
          </table:table-cell>
          <table:table-cell office:value-type="string">
            <text:p>Bolts, crossbow (10)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imple</text:p>
          </table:table-cell>
          <table:table-cell office:value-type="string">
            <text:p>Ranged</text:p>
          </table:table-cell>
          <table:table-cell office:value-type="string">
            <text:p>Dart</text:p>
          </table:table-cell>
          <table:table-cell office:value-type="float" office:value="0.5">
            <text:p>0.5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2</text:p>
          </table:table-cell>
          <table:table-cell office:value-type="float" office:value="20">
            <text:p>20</text:p>
          </table:table-cell>
          <table:table-cell office:value-type="float" office:value="0.5">
            <text:p>0.5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Simple</text:p>
          </table:table-cell>
          <table:table-cell office:value-type="string">
            <text:p>Ranged</text:p>
          </table:table-cell>
          <table:table-cell office:value-type="string">
            <text:p>Javelin</text:p>
          </table:table-cell>
          <table:table-cell office:value-type="float" office:value="1">
            <text:p>1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Simple</text:p>
          </table:table-cell>
          <table:table-cell office:value-type="string">
            <text:p>Ranged</text:p>
          </table:table-cell>
          <table:table-cell office:value-type="string">
            <text:p>Sling</text:p>
          </table:table-cell>
          <table:table-cell/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Simple</text:p>
          </table:table-cell>
          <table:table-cell office:value-type="string">
            <text:p>Ranged</text:p>
          </table:table-cell>
          <table:table-cell office:value-type="string">
            <text:p>Bullets, sling (10)</text:p>
          </table:table-cell>
          <table:table-cell office:value-type="float" office:value="0.1">
            <text:p>0.1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Axe, throwing</text:p>
          </table:table-cell>
          <table:table-cell office:value-type="float" office:value="8">
            <text:p>8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Hammer, light</text:p>
          </table:table-cell>
          <table:table-cell office:value-type="float" office:value="1">
            <text:p>1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Handaxe</text:p>
          </table:table-cell>
          <table:table-cell office:value-type="float" office:value="6">
            <text:p>6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Kukri</text:p>
          </table:table-cell>
          <table:table-cell office:value-type="float" office:value="8">
            <text:p>8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18-20/x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Pick, light</text:p>
          </table:table-cell>
          <table:table-cell office:value-type="float" office:value="4">
            <text:p>4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Sap</text:p>
          </table:table-cell>
          <table:table-cell office:value-type="float" office:value="1">
            <text:p>1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onlethal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Shield, light</text:p>
          </table:table-cell>
          <table:table-cell office:value-type="string">
            <text:p>special</text:p>
          </table:table-cell>
          <table:table-cell office:value-type="string">
            <text:p>1d2</text:p>
          </table:table-cell>
          <table:table-cell office:value-type="string">
            <text:p>1d3</text:p>
          </table:table-cell>
          <table:table-cell office:value-type="string">
            <text:p>x2</text:p>
          </table:table-cell>
          <table:table-cell/>
          <table:table-cell office:value-type="string">
            <text:p>special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Spiked armor</text:p>
          </table:table-cell>
          <table:table-cell office:value-type="string">
            <text:p>special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/>
          <table:table-cell office:value-type="string">
            <text:p>special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Spiked shield, light</text:p>
          </table:table-cell>
          <table:table-cell office:value-type="string">
            <text:p>special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2</text:p>
          </table:table-cell>
          <table:table-cell/>
          <table:table-cell office:value-type="string">
            <text:p>special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Starknife</text:p>
          </table:table-cell>
          <table:table-cell office:value-type="float" office:value="24">
            <text:p>24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Light Melee</text:p>
          </table:table-cell>
          <table:table-cell office:value-type="string">
            <text:p>Sword, short</text:p>
          </table:table-cell>
          <table:table-cell office:value-type="float" office:value="10">
            <text:p>10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19-20/x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One-Handed Melee</text:p>
          </table:table-cell>
          <table:table-cell office:value-type="string">
            <text:p>Battleaxe</text:p>
          </table:table-cell>
          <table:table-cell office:value-type="float" office:value="10">
            <text:p>10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One-Handed Melee</text:p>
          </table:table-cell>
          <table:table-cell office:value-type="string">
            <text:p>Flail</text:p>
          </table:table-cell>
          <table:table-cell office:value-type="float" office:value="8">
            <text:p>8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disarm, trip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One-Handed Melee</text:p>
          </table:table-cell>
          <table:table-cell office:value-type="string">
            <text:p>Longsword</text:p>
          </table:table-cell>
          <table:table-cell office:value-type="float" office:value="15">
            <text:p>15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19-20/x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One-Handed Melee</text:p>
          </table:table-cell>
          <table:table-cell office:value-type="string">
            <text:p>Pick, heavy</text:p>
          </table:table-cell>
          <table:table-cell office:value-type="float" office:value="8">
            <text:p>8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One-Handed Melee</text:p>
          </table:table-cell>
          <table:table-cell office:value-type="string">
            <text:p>Rapier</text:p>
          </table:table-cell>
          <table:table-cell office:value-type="float" office:value="20">
            <text:p>20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18-20/x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One-Handed Melee</text:p>
          </table:table-cell>
          <table:table-cell office:value-type="string">
            <text:p>Scimitar</text:p>
          </table:table-cell>
          <table:table-cell office:value-type="float" office:value="15">
            <text:p>15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18-20/x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One-Handed Melee</text:p>
          </table:table-cell>
          <table:table-cell office:value-type="string">
            <text:p>Shield, heavy</text:p>
          </table:table-cell>
          <table:table-cell office:value-type="string">
            <text:p>special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2</text:p>
          </table:table-cell>
          <table:table-cell/>
          <table:table-cell office:value-type="string">
            <text:p>special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One-Handed Melee</text:p>
          </table:table-cell>
          <table:table-cell office:value-type="string">
            <text:p>Spiked shield, heavy</text:p>
          </table:table-cell>
          <table:table-cell office:value-type="string">
            <text:p>special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/>
          <table:table-cell office:value-type="string">
            <text:p>special</text:p>
          </table:table-cell>
          <table:table-cell office:value-type="string">
            <text:p>P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One-Handed Melee</text:p>
          </table:table-cell>
          <table:table-cell office:value-type="string">
            <text:p>Trident</text:p>
          </table:table-cell>
          <table:table-cell office:value-type="float" office:value="15">
            <text:p>15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string">
            <text:p>brace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One-Handed Melee</text:p>
          </table:table-cell>
          <table:table-cell office:value-type="string">
            <text:p>Warhammer</text:p>
          </table:table-cell>
          <table:table-cell office:value-type="float" office:value="12">
            <text:p>12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Falchion</text:p>
          </table:table-cell>
          <table:table-cell office:value-type="float" office:value="75">
            <text:p>75</text:p>
          </table:table-cell>
          <table:table-cell office:value-type="string">
            <text:p>1d6</text:p>
          </table:table-cell>
          <table:table-cell office:value-type="string">
            <text:p>2d4</text:p>
          </table:table-cell>
          <table:table-cell office:value-type="string">
            <text:p>18-20/x2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Glaive</text:p>
          </table:table-cell>
          <table:table-cell office:value-type="float" office:value="8">
            <text:p>8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x3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</text:p>
          </table:table-cell>
          <table:table-cell office:value-type="string">
            <text:p>reach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Greataxe</text:p>
          </table:table-cell>
          <table:table-cell office:value-type="float" office:value="20">
            <text:p>20</text:p>
          </table:table-cell>
          <table:table-cell office:value-type="string">
            <text:p>1d10</text:p>
          </table:table-cell>
          <table:table-cell office:value-type="string">
            <text:p>1d12</text:p>
          </table:table-cell>
          <table:table-cell office:value-type="string">
            <text:p>x3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Greatclub</text:p>
          </table:table-cell>
          <table:table-cell office:value-type="float" office:value="5">
            <text:p>5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x2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Flail, heavy</text:p>
          </table:table-cell>
          <table:table-cell office:value-type="float" office:value="15">
            <text:p>15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19-20/x2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office:value-type="string">
            <text:p>disarm, trip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Greatsword</text:p>
          </table:table-cell>
          <table:table-cell office:value-type="float" office:value="50">
            <text:p>50</text:p>
          </table:table-cell>
          <table:table-cell office:value-type="string">
            <text:p>1d10</text:p>
          </table:table-cell>
          <table:table-cell office:value-type="string">
            <text:p>2d6</text:p>
          </table:table-cell>
          <table:table-cell office:value-type="string">
            <text:p>19-20/x2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Guisarme</text:p>
          </table:table-cell>
          <table:table-cell office:value-type="float" office:value="9">
            <text:p>9</text:p>
          </table:table-cell>
          <table:table-cell office:value-type="string">
            <text:p>1d6</text:p>
          </table:table-cell>
          <table:table-cell office:value-type="string">
            <text:p>2d4</text:p>
          </table:table-cell>
          <table:table-cell office:value-type="string">
            <text:p>x3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</text:p>
          </table:table-cell>
          <table:table-cell office:value-type="string">
            <text:p>reach, trip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Halberd</text:p>
          </table:table-cell>
          <table:table-cell office:value-type="float" office:value="10">
            <text:p>10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x3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P or S</text:p>
          </table:table-cell>
          <table:table-cell office:value-type="string">
            <text:p>brace, trip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Lance</text:p>
          </table:table-cell>
          <table:table-cell office:value-type="float" office:value="10">
            <text:p>10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3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string">
            <text:p>reach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Ranseur</text:p>
          </table:table-cell>
          <table:table-cell office:value-type="float" office:value="10">
            <text:p>10</text:p>
          </table:table-cell>
          <table:table-cell office:value-type="string">
            <text:p>1d6</text:p>
          </table:table-cell>
          <table:table-cell office:value-type="string">
            <text:p>2d4</text:p>
          </table:table-cell>
          <table:table-cell office:value-type="string">
            <text:p>x3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 office:value-type="string">
            <text:p>disarm, reach</text:p>
          </table:table-cell>
        </table:table-row>
        <table:table-row table:style-name="ro2">
          <table:table-cell office:value-type="string">
            <text:p>martial</text:p>
          </table:table-cell>
          <table:table-cell office:value-type="string">
            <text:p>Two-Handed Melee</text:p>
          </table:table-cell>
          <table:table-cell office:value-type="string">
            <text:p>Scythe</text:p>
          </table:table-cell>
          <table:table-cell office:value-type="float" office:value="18">
            <text:p>18</text:p>
          </table:table-cell>
          <table:table-cell office:value-type="string">
            <text:p>1d6</text:p>
          </table:table-cell>
          <table:table-cell office:value-type="string">
            <text:p>2d4</text:p>
          </table:table-cell>
          <table:table-cell office:value-type="string">
            <text:p>x4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P or S</text:p>
          </table:table-cell>
          <table:table-cell office:value-type="string">
            <text:p>trip</text:p>
          </table:table-cell>
        </table:table-row>
        <table:table-row table:style-name="ro1">
          <table:table-cell office:value-type="string">
            <text:p>martial</text:p>
          </table:table-cell>
          <table:table-cell office:value-type="string">
            <text:p>Ranged</text:p>
          </table:table-cell>
          <table:table-cell office:value-type="string">
            <text:p>Longbow</text:p>
          </table:table-cell>
          <table:table-cell office:value-type="float" office:value="75">
            <text:p>75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martial</text:p>
          </table:table-cell>
          <table:table-cell office:value-type="string">
            <text:p>Ranged</text:p>
          </table:table-cell>
          <table:table-cell office:value-type="string">
            <text:p>Arrows (20)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artial</text:p>
          </table:table-cell>
          <table:table-cell office:value-type="string">
            <text:p>Ranged</text:p>
          </table:table-cell>
          <table:table-cell office:value-type="string">
            <text:p>Longbow, composite</text:p>
          </table:table-cell>
          <table:table-cell office:value-type="float" office:value="100">
            <text:p>100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3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martial</text:p>
          </table:table-cell>
          <table:table-cell office:value-type="string">
            <text:p>Ranged</text:p>
          </table:table-cell>
          <table:table-cell office:value-type="string">
            <text:p>Arrows (20)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artial</text:p>
          </table:table-cell>
          <table:table-cell office:value-type="string">
            <text:p>Ranged</text:p>
          </table:table-cell>
          <table:table-cell office:value-type="string">
            <text:p>Shortbow</text:p>
          </table:table-cell>
          <table:table-cell office:value-type="float" office:value="30">
            <text:p>30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martial</text:p>
          </table:table-cell>
          <table:table-cell office:value-type="string">
            <text:p>Ranged</text:p>
          </table:table-cell>
          <table:table-cell office:value-type="string">
            <text:p>Arrows (20)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artial</text:p>
          </table:table-cell>
          <table:table-cell office:value-type="string">
            <text:p>Ranged</text:p>
          </table:table-cell>
          <table:table-cell office:value-type="string">
            <text:p>Shortbow, composite</text:p>
          </table:table-cell>
          <table:table-cell office:value-type="float" office:value="75">
            <text:p>75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3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martial</text:p>
          </table:table-cell>
          <table:table-cell office:value-type="string">
            <text:p>Ranged</text:p>
          </table:table-cell>
          <table:table-cell office:value-type="string">
            <text:p>Arrows (20)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Exotic</text:p>
          </table:table-cell>
          <table:table-cell office:value-type="string">
            <text:p>Light Melee</text:p>
          </table:table-cell>
          <table:table-cell office:value-type="string">
            <text:p>Kama</text:p>
          </table:table-cell>
          <table:table-cell office:value-type="float" office:value="2">
            <text:p>2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onk, trip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Light Melee</text:p>
          </table:table-cell>
          <table:table-cell office:value-type="string">
            <text:p>Nunchaku</text:p>
          </table:table-cell>
          <table:table-cell office:value-type="float" office:value="2">
            <text:p>2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disarm, monk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Light Melee</text:p>
          </table:table-cell>
          <table:table-cell office:value-type="string">
            <text:p>Sai</text:p>
          </table:table-cell>
          <table:table-cell office:value-type="float" office:value="1">
            <text:p>1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disarm, monk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Light Melee</text:p>
          </table:table-cell>
          <table:table-cell office:value-type="string">
            <text:p>Siangham</text:p>
          </table:table-cell>
          <table:table-cell office:value-type="float" office:value="3">
            <text:p>3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x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onk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One-Handed Melee</text:p>
          </table:table-cell>
          <table:table-cell office:value-type="string">
            <text:p>Sword, bastard</text:p>
          </table:table-cell>
          <table:table-cell office:value-type="float" office:value="35">
            <text:p>35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19-20/x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Exotic</text:p>
          </table:table-cell>
          <table:table-cell office:value-type="string">
            <text:p>One-Handed Melee</text:p>
          </table:table-cell>
          <table:table-cell office:value-type="string">
            <text:p>Waraxe, dwarven</text:p>
          </table:table-cell>
          <table:table-cell office:value-type="float" office:value="30">
            <text:p>30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x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Exotic</text:p>
          </table:table-cell>
          <table:table-cell office:value-type="string">
            <text:p>One-Handed Melee</text:p>
          </table:table-cell>
          <table:table-cell office:value-type="string">
            <text:p>Whip</text:p>
          </table:table-cell>
          <table:table-cell office:value-type="float" office:value="1">
            <text:p>1</text:p>
          </table:table-cell>
          <table:table-cell office:value-type="string">
            <text:p>1d2</text:p>
          </table:table-cell>
          <table:table-cell office:value-type="string">
            <text:p>1d3</text:p>
          </table:table-cell>
          <table:table-cell office:value-type="string">
            <text:p>x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disarm, nonlethal, reach, trip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Two-Handed Melee</text:p>
          </table:table-cell>
          <table:table-cell office:value-type="string">
            <text:p>Axe, orc double</text:p>
          </table:table-cell>
          <table:table-cell office:value-type="float" office:value="60">
            <text:p>60</text:p>
          </table:table-cell>
          <table:table-cell office:value-type="string">
            <text:p>1d6/1d6</text:p>
          </table:table-cell>
          <table:table-cell office:value-type="string">
            <text:p>1d8/1d8</text:p>
          </table:table-cell>
          <table:table-cell office:value-type="string">
            <text:p>x3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</text:p>
          </table:table-cell>
          <table:table-cell office:value-type="string">
            <text:p>double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Two-Handed Melee</text:p>
          </table:table-cell>
          <table:table-cell office:value-type="string">
            <text:p>Chain, spiked</text:p>
          </table:table-cell>
          <table:table-cell office:value-type="float" office:value="25">
            <text:p>25</text:p>
          </table:table-cell>
          <table:table-cell office:value-type="string">
            <text:p>1d6</text:p>
          </table:table-cell>
          <table:table-cell office:value-type="string">
            <text:p>2d4</text:p>
          </table:table-cell>
          <table:table-cell office:value-type="string">
            <text:p>x2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string">
            <text:p>disarm, trip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Two-Handed Melee</text:p>
          </table:table-cell>
          <table:table-cell office:value-type="string">
            <text:p>Curve blade, elven</text:p>
          </table:table-cell>
          <table:table-cell office:value-type="float" office:value="80">
            <text:p>80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18-20/x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Exotic</text:p>
          </table:table-cell>
          <table:table-cell office:value-type="string">
            <text:p>Two-Handed Melee</text:p>
          </table:table-cell>
          <table:table-cell office:value-type="string">
            <text:p>Flail, dire</text:p>
          </table:table-cell>
          <table:table-cell office:value-type="float" office:value="90">
            <text:p>90</text:p>
          </table:table-cell>
          <table:table-cell office:value-type="string">
            <text:p>1d6/1d6</text:p>
          </table:table-cell>
          <table:table-cell office:value-type="string">
            <text:p>1d8/1d8</text:p>
          </table:table-cell>
          <table:table-cell office:value-type="string">
            <text:p>x2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B</text:p>
          </table:table-cell>
          <table:table-cell office:value-type="string">
            <text:p>disarm, double, trip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Two-Handed Melee</text:p>
          </table:table-cell>
          <table:table-cell office:value-type="string">
            <text:p>Hammer, gnome hooked</text:p>
          </table:table-cell>
          <table:table-cell office:value-type="float" office:value="20">
            <text:p>20</text:p>
          </table:table-cell>
          <table:table-cell office:value-type="string">
            <text:p>1d6/1d4</text:p>
          </table:table-cell>
          <table:table-cell office:value-type="string">
            <text:p>1d8/1d6</text:p>
          </table:table-cell>
          <table:table-cell office:value-type="string">
            <text:p>x3/x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 or P</text:p>
          </table:table-cell>
          <table:table-cell office:value-type="string">
            <text:p>double, trip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Two-Handed Melee</text:p>
          </table:table-cell>
          <table:table-cell office:value-type="string">
            <text:p>Sword, two-bladed</text:p>
          </table:table-cell>
          <table:table-cell office:value-type="float" office:value="100">
            <text:p>100</text:p>
          </table:table-cell>
          <table:table-cell office:value-type="string">
            <text:p>1d6/1d6</text:p>
          </table:table-cell>
          <table:table-cell office:value-type="string">
            <text:p>1d8/1d8</text:p>
          </table:table-cell>
          <table:table-cell office:value-type="string">
            <text:p>19-20/x2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</text:p>
          </table:table-cell>
          <table:table-cell office:value-type="string">
            <text:p>double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Two-Handed Melee</text:p>
          </table:table-cell>
          <table:table-cell office:value-type="string">
            <text:p>Urgrosh, dwarven</text:p>
          </table:table-cell>
          <table:table-cell office:value-type="float" office:value="50">
            <text:p>50</text:p>
          </table:table-cell>
          <table:table-cell office:value-type="string">
            <text:p>1d6/1d4</text:p>
          </table:table-cell>
          <table:table-cell office:value-type="string">
            <text:p>1d8/1d6</text:p>
          </table:table-cell>
          <table:table-cell office:value-type="string">
            <text:p>x3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P or S</text:p>
          </table:table-cell>
          <table:table-cell office:value-type="string">
            <text:p>brace, double</text:p>
          </table:table-cell>
        </table:table-row>
        <table:table-row table:style-name="ro1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Bolas</text:p>
          </table:table-cell>
          <table:table-cell office:value-type="float" office:value="5">
            <text:p>5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x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nonlethal, trip</text:p>
          </table:table-cell>
        </table:table-row>
        <table:table-row table:style-name="ro1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Crossbow, hand</text:p>
          </table:table-cell>
          <table:table-cell office:value-type="float" office:value="100">
            <text:p>100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19-20/x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Bolts (10)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Crossbow, repeating heavy</text:p>
          </table:table-cell>
          <table:table-cell office:value-type="float" office:value="400">
            <text:p>400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19-20/x2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Bolts (5)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Crossbow, repeating light</text:p>
          </table:table-cell>
          <table:table-cell office:value-type="float" office:value="250">
            <text:p>250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19-20/x2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Bolts (5)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Net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Shuriken (5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d2</text:p>
          </table:table-cell>
          <table:table-cell office:value-type="string">
            <text:p>x2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string">
            <text:p>P</text:p>
          </table:table-cell>
          <table:table-cell office:value-type="string">
            <text:p>monk</text:p>
          </table:table-cell>
        </table:table-row>
        <table:table-row table:style-name="ro2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Sling staff, halfling</text:p>
          </table:table-cell>
          <table:table-cell office:value-type="float" office:value="20">
            <text:p>20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x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xotic</text:p>
          </table:table-cell>
          <table:table-cell office:value-type="string">
            <text:p>Ranged</text:p>
          </table:table-cell>
          <table:table-cell office:value-type="string">
            <text:p>Bullets, sling (10)</text:p>
          </table:table-cell>
          <table:table-cell office:value-type="float" office:value="0.1">
            <text:p>0.1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number-rows-repeated="104848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mor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7" table:number-columns-repeated="2" table:default-cell-style-name="Default"/>
        <table:table-column table:style-name="co29" table:default-cell-style-name="Default"/>
        <table:table-row table:style-name="ro1">
          <table:table-cell office:value-type="string">
            <text:p>encumbrance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bonus</text:p>
          </table:table-cell>
          <table:table-cell office:value-type="string">
            <text:p>max_DEX</text:p>
          </table:table-cell>
          <table:table-cell office:value-type="string">
            <text:p>check</text:p>
          </table:table-cell>
          <table:table-cell office:value-type="string">
            <text:p>arcane_failure</text:p>
          </table:table-cell>
          <table:table-cell office:value-type="string">
            <text:p>speed_30ft</text:p>
          </table:table-cell>
          <table:table-cell office:value-type="string">
            <text:p>speed_20ft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string">
            <text:p>Light armor</text:p>
          </table:table-cell>
          <table:table-cell office:value-type="string">
            <text:p>Padde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ight armor</text:p>
          </table:table-cell>
          <table:table-cell office:value-type="string">
            <text:p>Leathe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Light armor</text:p>
          </table:table-cell>
          <table:table-cell office:value-type="string">
            <text:p>Studded leather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string">
            <text:p>Light armor</text:p>
          </table:table-cell>
          <table:table-cell office:value-type="string">
            <text:p>Chain shirt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edium armor</text:p>
          </table:table-cell>
          <table:table-cell office:value-type="string">
            <text:p>Hide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-3">
            <text:p>-3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edium armor</text:p>
          </table:table-cell>
          <table:table-cell office:value-type="string">
            <text:p>Scale mail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Medium armor</text:p>
          </table:table-cell>
          <table:table-cell office:value-type="string">
            <text:p>Chainmail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edium armor</text:p>
          </table:table-cell>
          <table:table-cell office:value-type="string">
            <text:p>Breastplate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eavy armor</text:p>
          </table:table-cell>
          <table:table-cell office:value-type="string">
            <text:p>Splint mail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Heavy armor</text:p>
          </table:table-cell>
          <table:table-cell office:value-type="string">
            <text:p>Banded mail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Heavy armor</text:p>
          </table:table-cell>
          <table:table-cell office:value-type="string">
            <text:p>Half-plate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Heavy armor</text:p>
          </table:table-cell>
          <table:table-cell office:value-type="string">
            <text:p>Full plate</text:p>
          </table:table-cell>
          <table:table-cell office:value-type="float" office:value="1500">
            <text:p>15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hields</text:p>
          </table:table-cell>
          <table:table-cell office:value-type="string">
            <text:p>Buckle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ields</text:p>
          </table:table-cell>
          <table:table-cell office:value-type="string">
            <text:p>Shield, light wood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hields</text:p>
          </table:table-cell>
          <table:table-cell office:value-type="string">
            <text:p>Shield, light steel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ields</text:p>
          </table:table-cell>
          <table:table-cell office:value-type="string">
            <text:p>Shield, heavy woode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hields</text:p>
          </table:table-cell>
          <table:table-cell office:value-type="string">
            <text:p>Shield, heavy steel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hields</text:p>
          </table:table-cell>
          <table:table-cell office:value-type="string">
            <text:p>Shield, tower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Extras</text:p>
          </table:table-cell>
          <table:table-cell office:value-type="string">
            <text:p>Armor spikes</text:p>
          </table:table-cell>
          <table:table-cell office:value-type="float" office:value="50">
            <text:p>50</text:p>
          </table:table-cell>
          <table:table-cell table:number-columns-repeated="6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xtras</text:p>
          </table:table-cell>
          <table:table-cell office:value-type="string">
            <text:p>Gauntlet, locked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special</text:p>
          </table:table-cell>
          <table:table-cell office:value-type="string">
            <text:p>n/a4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xtras</text:p>
          </table:table-cell>
          <table:table-cell office:value-type="string">
            <text:p>Shield spikes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5">
            <text:p>5</text:p>
          </table:table-cell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3.5 Skills" table:style-name="ta1"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5" table:default-cell-style-name="Default"/>
        <table:table-row table:style-name="ro2">
          <table:table-cell office:value-type="string">
            <text:p>abrev</text:p>
          </table:table-cell>
          <table:table-cell office:value-type="string">
            <text:p>name</text:p>
          </table:table-cell>
          <table:table-cell table:style-name="ce6" office:value-type="string">
            <text:p>shown</text:p>
          </table:table-cell>
          <table:table-cell office:value-type="string">
            <text:p>ability</text:p>
          </table:table-cell>
          <table:table-cell office:value-type="string">
            <text:p>penalty</text:p>
          </table:table-cell>
          <table:table-cell office:value-type="string">
            <text:p>untrained</text:p>
          </table:table-cell>
        </table:table-row>
        <table:table-row table:style-name="ro1">
          <table:table-cell office:value-type="string">
            <text:p>appraise</text:p>
          </table:table-cell>
          <table:table-cell office:value-type="string">
            <text:p>Appraise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balance</text:p>
          </table:table-cell>
          <table:table-cell office:value-type="string">
            <text:p>Balance</text:p>
          </table:table-cell>
          <table:table-cell table:style-name="ce6" office:value-type="string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/>
        </table:table-row>
        <table:table-row table:style-name="ro2">
          <table:table-cell office:value-type="string">
            <text:p>bluff</text:p>
          </table:table-cell>
          <table:table-cell office:value-type="string">
            <text:p>Bluff</text:p>
          </table:table-cell>
          <table:table-cell table:style-name="ce6" office:value-type="string">
            <text:p>false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2">
          <table:table-cell office:value-type="string">
            <text:p>climb</text:p>
          </table:table-cell>
          <table:table-cell office:value-type="string">
            <text:p>Climb</text:p>
          </table:table-cell>
          <table:table-cell table:style-name="ce6" office:value-type="string">
            <text:p>false</text:p>
          </table:table-cell>
          <table:table-cell office:value-type="string">
            <text:p>str</text:p>
          </table:table-cell>
          <table:table-cell office:value-type="string">
            <text:p>ac</text:p>
          </table:table-cell>
          <table:table-cell/>
        </table:table-row>
        <table:table-row table:style-name="ro1">
          <table:table-cell office:value-type="string">
            <text:p>concentration</text:p>
          </table:table-cell>
          <table:table-cell office:value-type="string">
            <text:p>Concentration</text:p>
          </table:table-cell>
          <table:table-cell table:style-name="ce6" office:value-type="string">
            <text:p>false</text:p>
          </table:table-cell>
          <table:table-cell office:value-type="string">
            <text:p>con</text:p>
          </table:table-cell>
          <table:table-cell table:number-columns-repeated="2"/>
        </table:table-row>
        <table:table-row table:style-name="ro1">
          <table:table-cell office:value-type="string">
            <text:p>craft</text:p>
          </table:table-cell>
          <table:table-cell office:value-type="string">
            <text:p>Craft()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dDevice</text:p>
          </table:table-cell>
          <table:table-cell office:value-type="string">
            <text:p>Disable Device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disguise</text:p>
          </table:table-cell>
          <table:table-cell office:value-type="string">
            <text:p>Disguise</text:p>
          </table:table-cell>
          <table:table-cell table:style-name="ce6" office:value-type="string">
            <text:p>false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2">
          <table:table-cell office:value-type="string">
            <text:p>diplomacy</text:p>
          </table:table-cell>
          <table:table-cell office:value-type="string">
            <text:p>Diplomacy</text:p>
          </table:table-cell>
          <table:table-cell table:style-name="ce6" office:value-type="string">
            <text:p>false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2">
          <table:table-cell office:value-type="string">
            <text:p>dScript</text:p>
          </table:table-cell>
          <table:table-cell office:value-type="string">
            <text:p>Decipher Script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eArtist</text:p>
          </table:table-cell>
          <table:table-cell office:value-type="string">
            <text:p>Escape Artist</text:p>
          </table:table-cell>
          <table:table-cell table:style-name="ce6" office:value-type="string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/>
        </table:table-row>
        <table:table-row table:style-name="ro1">
          <table:table-cell office:value-type="string">
            <text:p>forgery</text:p>
          </table:table-cell>
          <table:table-cell office:value-type="string">
            <text:p>Forgery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gInfo</text:p>
          </table:table-cell>
          <table:table-cell office:value-type="string">
            <text:p>Gather Info</text:p>
          </table:table-cell>
          <table:table-cell table:style-name="ce6" office:value-type="string">
            <text:p>false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2">
          <table:table-cell office:value-type="string">
            <text:p>hAnimal</text:p>
          </table:table-cell>
          <table:table-cell office:value-type="string">
            <text:p>Handle Animal</text:p>
          </table:table-cell>
          <table:table-cell table:style-name="ce6" office:value-type="string">
            <text:p>false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2">
          <table:table-cell office:value-type="string">
            <text:p>heal</text:p>
          </table:table-cell>
          <table:table-cell office:value-type="string">
            <text:p>Heal</text:p>
          </table:table-cell>
          <table:table-cell table:style-name="ce6" office:value-type="string">
            <text:p>false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2">
          <table:table-cell office:value-type="string">
            <text:p>hide</text:p>
          </table:table-cell>
          <table:table-cell office:value-type="string">
            <text:p>Hide</text:p>
          </table:table-cell>
          <table:table-cell table:style-name="ce6" office:value-type="string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/>
        </table:table-row>
        <table:table-row table:style-name="ro2">
          <table:table-cell office:value-type="string">
            <text:p>intimidate</text:p>
          </table:table-cell>
          <table:table-cell office:value-type="string">
            <text:p>Intimidate</text:p>
          </table:table-cell>
          <table:table-cell table:style-name="ce6" office:value-type="string">
            <text:p>false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2">
          <table:table-cell office:value-type="string">
            <text:p>jump</text:p>
          </table:table-cell>
          <table:table-cell office:value-type="string">
            <text:p>Jump</text:p>
          </table:table-cell>
          <table:table-cell table:style-name="ce6" office:value-type="string">
            <text:p>false</text:p>
          </table:table-cell>
          <table:table-cell office:value-type="string">
            <text:p>str</text:p>
          </table:table-cell>
          <table:table-cell office:value-type="string">
            <text:p>ac</text:p>
          </table:table-cell>
          <table:table-cell/>
        </table:table-row>
        <table:table-row table:style-name="ro1">
          <table:table-cell office:value-type="string">
            <text:p>knowledge</text:p>
          </table:table-cell>
          <table:table-cell office:value-type="string">
            <text:p>Knowledge()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kArcana</text:p>
          </table:table-cell>
          <table:table-cell office:value-type="string">
            <text:p>Know(Arcana)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kDungeon</text:p>
          </table:table-cell>
          <table:table-cell office:value-type="string">
            <text:p>Know(Dungeon)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kLocal</text:p>
          </table:table-cell>
          <table:table-cell office:value-type="string">
            <text:p>Know(Local)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kNobility</text:p>
          </table:table-cell>
          <table:table-cell office:value-type="string">
            <text:p>Know(Nobility)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listen</text:p>
          </table:table-cell>
          <table:table-cell office:value-type="string">
            <text:p>Listen</text:p>
          </table:table-cell>
          <table:table-cell table:style-name="ce6" office:value-type="string">
            <text:p>true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2">
          <table:table-cell office:value-type="string">
            <text:p>mSilent</text:p>
          </table:table-cell>
          <table:table-cell office:value-type="string">
            <text:p>Move Silently</text:p>
          </table:table-cell>
          <table:table-cell table:style-name="ce6" office:value-type="string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/>
        </table:table-row>
        <table:table-row table:style-name="ro2">
          <table:table-cell office:value-type="string">
            <text:p>oLock</text:p>
          </table:table-cell>
          <table:table-cell office:value-type="string">
            <text:p>Open Lock</text:p>
          </table:table-cell>
          <table:table-cell table:style-name="ce6" office:value-type="string">
            <text:p>false</text:p>
          </table:table-cell>
          <table:table-cell office:value-type="string">
            <text:p>dex</text:p>
          </table:table-cell>
          <table:table-cell table:number-columns-repeated="2"/>
        </table:table-row>
        <table:table-row table:style-name="ro2">
          <table:table-cell office:value-type="string">
            <text:p>perform</text:p>
          </table:table-cell>
          <table:table-cell office:value-type="string">
            <text:p>Perform()</text:p>
          </table:table-cell>
          <table:table-cell table:style-name="ce6" office:value-type="string">
            <text:p>false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2">
          <table:table-cell office:value-type="string">
            <text:p>profession</text:p>
          </table:table-cell>
          <table:table-cell office:value-type="string">
            <text:p>Profession()</text:p>
          </table:table-cell>
          <table:table-cell table:style-name="ce6" office:value-type="string">
            <text:p>false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2">
          <table:table-cell office:value-type="string">
            <text:p>proSailor</text:p>
          </table:table-cell>
          <table:table-cell office:value-type="string">
            <text:p>Prof(Sailor)</text:p>
          </table:table-cell>
          <table:table-cell table:style-name="ce6" office:value-type="string">
            <text:p>false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2">
          <table:table-cell office:value-type="string">
            <text:p>proArtist</text:p>
          </table:table-cell>
          <table:table-cell office:value-type="string">
            <text:p>Prof(Artist)</text:p>
          </table:table-cell>
          <table:table-cell table:style-name="ce6" office:value-type="string">
            <text:p>false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2">
          <table:table-cell office:value-type="string">
            <text:p>ride</text:p>
          </table:table-cell>
          <table:table-cell office:value-type="string">
            <text:p>Ride</text:p>
          </table:table-cell>
          <table:table-cell table:style-name="ce6" office:value-type="string">
            <text:p>false</text:p>
          </table:table-cell>
          <table:table-cell office:value-type="string">
            <text:p>dex</text:p>
          </table:table-cell>
          <table:table-cell table:number-columns-repeated="2"/>
        </table:table-row>
        <table:table-row table:style-name="ro1">
          <table:table-cell office:value-type="string">
            <text:p>search</text:p>
          </table:table-cell>
          <table:table-cell office:value-type="string">
            <text:p>Search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sMotive</text:p>
          </table:table-cell>
          <table:table-cell office:value-type="string">
            <text:p>Sense Motive</text:p>
          </table:table-cell>
          <table:table-cell table:style-name="ce6" office:value-type="string">
            <text:p>false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2">
          <table:table-cell office:value-type="string">
            <text:p>SoHand</text:p>
          </table:table-cell>
          <table:table-cell office:value-type="string">
            <text:p>Sleight of Hand</text:p>
          </table:table-cell>
          <table:table-cell table:style-name="ce6" office:value-type="string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/>
        </table:table-row>
        <table:table-row table:style-name="ro2">
          <table:table-cell office:value-type="string">
            <text:p>spellcraft</text:p>
          </table:table-cell>
          <table:table-cell office:value-type="string">
            <text:p>Spellcraft</text:p>
          </table:table-cell>
          <table:table-cell table:style-name="ce6" office:value-type="string">
            <text:p>fals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spot</text:p>
          </table:table-cell>
          <table:table-cell office:value-type="string">
            <text:p>Spot</text:p>
          </table:table-cell>
          <table:table-cell table:style-name="ce6" office:value-type="string">
            <text:p>spot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2">
          <table:table-cell office:value-type="string">
            <text:p>survival</text:p>
          </table:table-cell>
          <table:table-cell office:value-type="string">
            <text:p>Survival</text:p>
          </table:table-cell>
          <table:table-cell table:style-name="ce6" office:value-type="string">
            <text:p>false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2">
          <table:table-cell office:value-type="string">
            <text:p>swim</text:p>
          </table:table-cell>
          <table:table-cell office:value-type="string">
            <text:p>Swim</text:p>
          </table:table-cell>
          <table:table-cell table:style-name="ce6" office:value-type="string">
            <text:p>false</text:p>
          </table:table-cell>
          <table:table-cell office:value-type="string">
            <text:p>str</text:p>
          </table:table-cell>
          <table:table-cell office:value-type="string">
            <text:p>2ac</text:p>
          </table:table-cell>
          <table:table-cell/>
        </table:table-row>
        <table:table-row table:style-name="ro2">
          <table:table-cell office:value-type="string">
            <text:p>tumble</text:p>
          </table:table-cell>
          <table:table-cell office:value-type="string">
            <text:p>Tumble</text:p>
          </table:table-cell>
          <table:table-cell table:style-name="ce6" office:value-type="string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/>
        </table:table-row>
        <table:table-row table:style-name="ro2">
          <table:table-cell office:value-type="string">
            <text:p>UMD</text:p>
          </table:table-cell>
          <table:table-cell office:value-type="string">
            <text:p>Use Magic Device</text:p>
          </table:table-cell>
          <table:table-cell table:style-name="ce6" office:value-type="string">
            <text:p>false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2">
          <table:table-cell office:value-type="string">
            <text:p>uRope</text:p>
          </table:table-cell>
          <table:table-cell office:value-type="string">
            <text:p>Use Rope</text:p>
          </table:table-cell>
          <table:table-cell table:style-name="ce6" office:value-type="string">
            <text:p>false</text:p>
          </table:table-cell>
          <table:table-cell office:value-type="string">
            <text:p>dex</text:p>
          </table:table-cell>
          <table:table-cell table:number-columns-repeated="2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F  Skills" table:style-name="ta1"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19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abrev</text:p>
          </table:table-cell>
          <table:table-cell table:style-name="ce6" office:value-type="string">
            <text:p>shown</text:p>
          </table:table-cell>
          <table:table-cell office:value-type="string">
            <text:p>ability</text:p>
          </table:table-cell>
          <table:table-cell office:value-type="string">
            <text:p>penalty</text:p>
          </table:table-cell>
          <table:table-cell office:value-type="string">
            <text:p>untrained</text:p>
          </table:table-cell>
        </table:table-row>
        <table:table-row table:style-name="ro2">
          <table:table-cell office:value-type="string">
            <text:p>Acrobatics</text:p>
          </table:table-cell>
          <table:table-cell office:value-type="string">
            <text:p>acrobatics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 table:style-name="ce7" office:value-type="boolean" office:boolean-value="true">
            <text:p>TRUE</text:p>
          </table:table-cell>
        </table:table-row>
        <table:table-row table:style-name="ro1">
          <table:table-cell office:value-type="string">
            <text:p>Appraise</text:p>
          </table:table-cell>
          <table:table-cell office:value-type="string">
            <text:p>appraise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2">
            <text:p>TRUE</text:p>
          </table:table-cell>
        </table:table-row>
        <table:table-row table:style-name="ro2">
          <table:table-cell office:value-type="string">
            <text:p>Bluff</text:p>
          </table:table-cell>
          <table:table-cell office:value-type="string">
            <text:p>bluff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cha</text:p>
          </table:table-cell>
          <table:table-cell/>
          <table:table-cell table:style-name="ce7" office:value-type="boolean" office:boolean-value="3">
            <text:p>TRUE</text:p>
          </table:table-cell>
        </table:table-row>
        <table:table-row table:style-name="ro2">
          <table:table-cell office:value-type="string">
            <text:p>Climb</text:p>
          </table:table-cell>
          <table:table-cell office:value-type="string">
            <text:p>climb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str</text:p>
          </table:table-cell>
          <table:table-cell office:value-type="string">
            <text:p>ac</text:p>
          </table:table-cell>
          <table:table-cell table:style-name="ce7" office:value-type="boolean" office:boolean-value="4">
            <text:p>TRUE</text:p>
          </table:table-cell>
        </table:table-row>
        <table:table-row table:style-name="ro1">
          <table:table-cell office:value-type="string">
            <text:p>Craft()</text:p>
          </table:table-cell>
          <table:table-cell office:value-type="string">
            <text:p>craft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5">
            <text:p>TRUE</text:p>
          </table:table-cell>
        </table:table-row>
        <table:table-row table:style-name="ro2">
          <table:table-cell office:value-type="string">
            <text:p>Diplomacy</text:p>
          </table:table-cell>
          <table:table-cell office:value-type="string">
            <text:p>diplomacy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cha</text:p>
          </table:table-cell>
          <table:table-cell/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Disable Device</text:p>
          </table:table-cell>
          <table:table-cell office:value-type="string">
            <text:p>dDevice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Disguise</text:p>
          </table:table-cell>
          <table:table-cell office:value-type="string">
            <text:p>disguise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cha</text:p>
          </table:table-cell>
          <table:table-cell/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Escape Artist</text:p>
          </table:table-cell>
          <table:table-cell office:value-type="string">
            <text:p>eArtist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Fly</text:p>
          </table:table-cell>
          <table:table-cell office:value-type="string">
            <text:p>fly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Handle Animal</text:p>
          </table:table-cell>
          <table:table-cell office:value-type="string">
            <text:p>hAnima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cha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Heal</text:p>
          </table:table-cell>
          <table:table-cell office:value-type="string">
            <text:p>hea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wis</text:p>
          </table:table-cell>
          <table:table-cell/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Intimidate</text:p>
          </table:table-cell>
          <table:table-cell office:value-type="string">
            <text:p>intimidate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cha</text:p>
          </table:table-cell>
          <table:table-cell/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Knowledge(Arcana)</text:p>
          </table:table-cell>
          <table:table-cell office:value-type="string">
            <text:p>kArcana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Knowledge(Dungeoneering)</text:p>
          </table:table-cell>
          <table:table-cell office:value-type="string">
            <text:p>kDungeon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Knowledge(Engineering)</text:p>
          </table:table-cell>
          <table:table-cell office:value-type="string">
            <text:p>kEngine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Knowledge(Geography)</text:p>
          </table:table-cell>
          <table:table-cell office:value-type="string">
            <text:p>kGeography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Knowledge(History)</text:p>
          </table:table-cell>
          <table:table-cell office:value-type="string">
            <text:p>kHistory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Knowledge(Local)</text:p>
          </table:table-cell>
          <table:table-cell office:value-type="string">
            <text:p>kLoca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Knowledge(Nature)</text:p>
          </table:table-cell>
          <table:table-cell office:value-type="string">
            <text:p>kNature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Knowledge(Nobility)</text:p>
          </table:table-cell>
          <table:table-cell office:value-type="string">
            <text:p>kNobility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Knowledge(Planes)</text:p>
          </table:table-cell>
          <table:table-cell office:value-type="string">
            <text:p>kPlanes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Knowledge(Religion)</text:p>
          </table:table-cell>
          <table:table-cell office:value-type="string">
            <text:p>kReligion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1">
          <table:table-cell office:value-type="string">
            <text:p>Knowledge()</text:p>
          </table:table-cell>
          <table:table-cell office:value-type="string">
            <text:p>knowledge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1">
          <table:table-cell office:value-type="string">
            <text:p>Linguistics</text:p>
          </table:table-cell>
          <table:table-cell office:value-type="string">
            <text:p>linguistics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Perception</text:p>
          </table:table-cell>
          <table:table-cell office:value-type="string">
            <text:p>perception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wis</text:p>
          </table:table-cell>
          <table:table-cell/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Perform()</text:p>
          </table:table-cell>
          <table:table-cell office:value-type="string">
            <text:p>perform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cha</text:p>
          </table:table-cell>
          <table:table-cell/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Profession()</text:p>
          </table:table-cell>
          <table:table-cell office:value-type="string">
            <text:p>profession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wis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Ride</text:p>
          </table:table-cell>
          <table:table-cell office:value-type="string">
            <text:p>ride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Sense Motive</text:p>
          </table:table-cell>
          <table:table-cell office:value-type="string">
            <text:p>sMotive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wis</text:p>
          </table:table-cell>
          <table:table-cell/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Sleight of Hand</text:p>
          </table:table-cell>
          <table:table-cell office:value-type="string">
            <text:p>SoHand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Spellcraft</text:p>
          </table:table-cell>
          <table:table-cell office:value-type="string">
            <text:p>spellcraft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int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2">
          <table:table-cell office:value-type="string">
            <text:p>Stealth</text:p>
          </table:table-cell>
          <table:table-cell office:value-type="string">
            <text:p>stealth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dex</text:p>
          </table:table-cell>
          <table:table-cell office:value-type="string">
            <text:p>ac</text:p>
          </table:table-cell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Survival</text:p>
          </table:table-cell>
          <table:table-cell office:value-type="string">
            <text:p>survival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wis</text:p>
          </table:table-cell>
          <table:table-cell/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Swim</text:p>
          </table:table-cell>
          <table:table-cell office:value-type="string">
            <text:p>swim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str</text:p>
          </table:table-cell>
          <table:table-cell office:value-type="string">
            <text:p>2ac</text:p>
          </table:table-cell>
          <table:table-cell table:style-name="ce7" office:value-type="boolean" office:boolean-value="6">
            <text:p>TRUE</text:p>
          </table:table-cell>
        </table:table-row>
        <table:table-row table:style-name="ro2">
          <table:table-cell office:value-type="string">
            <text:p>Use Magic Device</text:p>
          </table:table-cell>
          <table:table-cell office:value-type="string">
            <text:p>UMD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cha</text:p>
          </table:table-cell>
          <table:table-cell/>
          <table:table-cell table:style-name="ce7" office:value-type="boolean" office:boolean-value="false">
            <text:p>FALSE</text:p>
          </table:table-cell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bilities" table:style-name="ta1">
        <table:table-column table:style-name="co35" table:default-cell-style-name="Default"/>
        <table:table-column table:style-name="co36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abrev</text:p>
          </table:table-cell>
        </table:table-row>
        <table:table-row table:style-name="ro4">
          <table:table-cell office:value-type="string">
            <text:p>Strength</text:p>
          </table:table-cell>
          <table:table-cell office:value-type="string">
            <text:p>Str</text:p>
          </table:table-cell>
        </table:table-row>
        <table:table-row table:style-name="ro4">
          <table:table-cell office:value-type="string">
            <text:p>Dexterity</text:p>
          </table:table-cell>
          <table:table-cell office:value-type="string">
            <text:p>Dex</text:p>
          </table:table-cell>
        </table:table-row>
        <table:table-row table:style-name="ro4">
          <table:table-cell office:value-type="string">
            <text:p>Constitution</text:p>
          </table:table-cell>
          <table:table-cell office:value-type="string">
            <text:p>Con</text:p>
          </table:table-cell>
        </table:table-row>
        <table:table-row table:style-name="ro4">
          <table:table-cell office:value-type="string">
            <text:p>Intelligence</text:p>
          </table:table-cell>
          <table:table-cell office:value-type="string">
            <text:p>Int</text:p>
          </table:table-cell>
        </table:table-row>
        <table:table-row table:style-name="ro4">
          <table:table-cell office:value-type="string">
            <text:p>Wisdom</text:p>
          </table:table-cell>
          <table:table-cell office:value-type="string">
            <text:p>Wis</text:p>
          </table:table-cell>
        </table:table-row>
        <table:table-row table:style-name="ro4">
          <table:table-cell office:value-type="string">
            <text:p>Charisma</text:p>
          </table:table-cell>
          <table:table-cell office:value-type="string">
            <text:p>Cha</text:p>
          </table:table-cell>
        </table:table-row>
      </table:table>
      <table:table table:name="Goods and Services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row table:style-name="ro1">
          <table:table-cell office:value-type="string">
            <text:p>category</text:p>
          </table:table-cell>
          <table:table-cell office:value-type="string">
            <text:p>sub_category</text:p>
          </table:table-cell>
          <table:table-cell office:value-type="string">
            <text:p>name</text:p>
          </table:table-cell>
          <table:table-cell office:value-type="string">
            <text:p>craft_DC</text:p>
          </table:table-cell>
          <table:table-cell office:value-type="string">
            <text:p>price</text:p>
          </table:table-cell>
          <table:table-cell office:value-type="string">
            <text:p>price_trained</text:p>
          </table:table-cell>
          <table:table-cell office:value-type="string">
            <text:p>weight</text:p>
          </table:table-cell>
          <table:table-cell office:value-type="string">
            <text:p>source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Bathtub, collapsible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20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Bedroll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5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Blanket</text:p>
          </table:table-cell>
          <table:table-cell/>
          <table:table-cell office:value-type="string">
            <text:p>5 sp</text:p>
          </table:table-cell>
          <table:table-cell/>
          <table:table-cell office:value-type="string">
            <text:p>3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Chair, folding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10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Cot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30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Hammock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3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Soap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Tent, small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20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Tent, medium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30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Tent, large</text:p>
          </table:table-cell>
          <table:table-cell/>
          <table:table-cell office:value-type="string">
            <text:p>30 gp</text:p>
          </table:table-cell>
          <table:table-cell/>
          <table:table-cell office:value-type="string">
            <text:p>40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Tent, pavilion</text:p>
          </table:table-cell>
          <table:table-cell/>
          <table:table-cell office:value-type="string">
            <text:p>100 gp</text:p>
          </table:table-cell>
          <table:table-cell/>
          <table:table-cell office:value-type="string">
            <text:p>50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Comfort and Shelter </text:p>
          </table:table-cell>
          <table:table-cell office:value-type="string">
            <text:p>Tent, hanging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15 lbs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Hunting and Fishing </text:p>
          </table:table-cell>
          <table:table-cell office:value-type="string">
            <text:p>Fishhook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—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Hunting and Fishing </text:p>
          </table:table-cell>
          <table:table-cell office:value-type="string">
            <text:p>Net, bell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Hunting and Fishing </text:p>
          </table:table-cell>
          <table:table-cell office:value-type="string">
            <text:p>Net, butterfly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2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Hunting and Fishing </text:p>
          </table:table-cell>
          <table:table-cell office:value-type="string">
            <text:p>Netting, camouflage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5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Hunting and Fishing </text:p>
          </table:table-cell>
          <table:table-cell office:value-type="string">
            <text:p>Net, fishing</text:p>
          </table:table-cell>
          <table:table-cell/>
          <table:table-cell office:value-type="string">
            <text:p>4 gp</text:p>
          </table:table-cell>
          <table:table-cell/>
          <table:table-cell office:value-type="string">
            <text:p>5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Hunting and Fishing </text:p>
          </table:table-cell>
          <table:table-cell office:value-type="string">
            <text:p>Scent cloak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2 lbs./20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Hunting and Fishing </text:p>
          </table:table-cell>
          <table:table-cell office:value-type="string">
            <text:p>Trap, bear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10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Air bladder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Animal glue</text:p>
          </table:table-cell>
          <table:table-cell/>
          <table:table-cell office:value-type="string">
            <text:p>5 s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Bell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—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Buoy, common</text:p>
          </table:table-cell>
          <table:table-cell/>
          <table:table-cell office:value-type="string">
            <text:p>5 sp</text:p>
          </table:table-cell>
          <table:table-cell/>
          <table:table-cell office:value-type="string">
            <text:p>16 lbs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Buoy, superior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30 lbs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Compass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Heatstone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1 lb.</text:p>
          </table:table-cell>
          <table:table-cell office:value-type="string">
            <text:p>ISW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Map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Mirror, small steel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/2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Rope, hemp (50 ft.)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1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Rope, silk (50 ft.)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5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Rope, spider's silk (50 ft.)</text:p>
          </table:table-cell>
          <table:table-cell/>
          <table:table-cell office:value-type="string">
            <text:p>100 gp</text:p>
          </table:table-cell>
          <table:table-cell/>
          <table:table-cell office:value-type="string">
            <text:p>4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Star Charts</text:p>
          </table:table-cell>
          <table:table-cell/>
          <table:table-cell office:value-type="string">
            <text:p>200 gp</text:p>
          </table:table-cell>
          <table:table-cell/>
          <table:table-cell office:value-type="string">
            <text:p>1/2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String or twine (50 ft.)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Horn, powder</text:p>
          </table:table-cell>
          <table:table-cell/>
          <table:table-cell office:value-type="string">
            <text:p>3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Horn, signal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2 lbs.1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Whistle, signal</text:p>
          </table:table-cell>
          <table:table-cell/>
          <table:table-cell office:value-type="string">
            <text:p>8 sp</text:p>
          </table:table-cell>
          <table:table-cell/>
          <table:table-cell office:value-type="string">
            <text:p>—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Misc. Outdoors Gear </text:p>
          </table:table-cell>
          <table:table-cell office:value-type="string">
            <text:p>Whistle, silent</text:p>
          </table:table-cell>
          <table:table-cell/>
          <table:table-cell office:value-type="string">
            <text:p>9 sp</text:p>
          </table:table-cell>
          <table:table-cell/>
          <table:table-cell office:value-type="string">
            <text:p>—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Candle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—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Candle, helmet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4 lbs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Candle, insectbane</text:p>
          </table:table-cell>
          <table:table-cell table:number-columns-repeated="4"/>
          <table:table-cell office:value-type="string">
            <text:p>??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Candle lamp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Candlestick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Darkflare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—</text:p>
          </table:table-cell>
          <table:table-cell office:value-type="string">
            <text:p>Faction Guid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Firewood (per day)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2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Lamp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Lamp, celestial</text:p>
          </table:table-cell>
          <table:table-cell/>
          <table:table-cell office:value-type="string">
            <text:p>300 gp</text:p>
          </table:table-cell>
          <table:table-cell/>
          <table:table-cell office:value-type="string">
            <text:p>2 lbs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Lantern, bullseye</text:p>
          </table:table-cell>
          <table:table-cell/>
          <table:table-cell office:value-type="string">
            <text:p>12 gp</text:p>
          </table:table-cell>
          <table:table-cell/>
          <table:table-cell office:value-type="string">
            <text:p>3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Lantern, darklight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3 lbs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Lantern, hooded</text:p>
          </table:table-cell>
          <table:table-cell/>
          <table:table-cell office:value-type="string">
            <text:p>7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Lantern, miner's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2 lbs.</text:p>
          </table:table-cell>
          <table:table-cell office:value-type="string">
            <text:p>PSF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Lantern, waterproof</text:p>
          </table:table-cell>
          <table:table-cell/>
          <table:table-cell office:value-type="string">
            <text:p>+5 gp</text:p>
          </table:table-cell>
          <table:table-cell/>
          <table:table-cell office:value-type="string">
            <text:p>—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Moonrod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Sunrod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1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Thurible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3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Torch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Illumination Form </text:p>
          </table:table-cell>
          <table:table-cell office:value-type="string">
            <text:p>Torch, everburning</text:p>
          </table:table-cell>
          <table:table-cell/>
          <table:table-cell office:value-type="string">
            <text:p>110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Absinthe</text:p>
          </table:table-cell>
          <table:table-cell/>
          <table:table-cell office:value-type="string">
            <text:p>3-30 gp</text:p>
          </table:table-cell>
          <table:table-cell/>
          <table:table-cell office:value-type="string">
            <text:p>—</text:p>
          </table:table-cell>
          <table:table-cell office:value-type="string">
            <text:p>1-1/2 lbs.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Ale</text:p>
          </table:table-cell>
          <table:table-cell/>
          <table:table-cell office:value-type="string">
            <text:p>2 sp</text:p>
          </table:table-cell>
          <table:table-cell/>
          <table:table-cell office:value-type="string">
            <text:p>8 lbs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Ale</text:p>
          </table:table-cell>
          <table:table-cell/>
          <table:table-cell office:value-type="string">
            <text:p>4 cp</text:p>
          </table:table-cell>
          <table:table-cell/>
          <table:table-cell office:value-type="string">
            <text:p>1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Ale, Dwarven Stout</text:p>
          </table:table-cell>
          <table:table-cell/>
          <table:table-cell office:value-type="string">
            <text:p>4 c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Ale, Luglurch</text:p>
          </table:table-cell>
          <table:table-cell/>
          <table:table-cell office:value-type="string">
            <text:p>1 gp</text:p>
          </table:table-cell>
          <table:table-cell table:number-columns-repeated="2"/>
          <table:table-cell office:value-type="string">
            <text:p>Ho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Ale, Luglurch</text:p>
          </table:table-cell>
          <table:table-cell/>
          <table:table-cell office:value-type="string">
            <text:p>4 sp</text:p>
          </table:table-cell>
          <table:table-cell table:number-columns-repeated="2"/>
          <table:table-cell office:value-type="string">
            <text:p>Ho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Applejack</text:p>
          </table:table-cell>
          <table:table-cell/>
          <table:table-cell office:value-type="string">
            <text:p>4 sp</text:p>
          </table:table-cell>
          <table:table-cell/>
          <table:table-cell office:value-type="string">
            <text:p>8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Applejack</text:p>
          </table:table-cell>
          <table:table-cell/>
          <table:table-cell office:value-type="string">
            <text:p>8 c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Baijiu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Bufo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Cauim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Godsbrew</text:p>
          </table:table-cell>
          <table:table-cell/>
          <table:table-cell office:value-type="string">
            <text:p>5 c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Grog (mug)</text:p>
          </table:table-cell>
          <table:table-cell/>
          <table:table-cell office:value-type="string">
            <text:p>2 c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Grog (cup)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1 lb.</text:p>
          </table:table-cell>
          <table:table-cell office:value-type="string">
            <text:p>PoIS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Kumis</text:p>
          </table:table-cell>
          <table:table-cell/>
          <table:table-cell office:value-type="string">
            <text:p>5 sp</text:p>
          </table:table-cell>
          <table:table-cell/>
          <table:table-cell office:value-type="string">
            <text:p>1-1/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ead</text:p>
          </table:table-cell>
          <table:table-cell/>
          <table:table-cell office:value-type="string">
            <text:p>5 c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ead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8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ead, linnorm</text:p>
          </table:table-cell>
          <table:table-cell/>
          <table:table-cell office:value-type="string">
            <text:p>5 c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Pulque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Rumboozle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Tepache</text:p>
          </table:table-cell>
          <table:table-cell/>
          <table:table-cell office:value-type="string">
            <text:p>5 c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Whiskey, Dragon Punch</text:p>
          </table:table-cell>
          <table:table-cell/>
          <table:table-cell office:value-type="string">
            <text:p>10 gp</text:p>
          </table:table-cell>
          <table:table-cell table:number-columns-repeated="2"/>
          <table:table-cell office:value-type="string">
            <text:p>Ho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Whiskey, Oldlaw</text:p>
          </table:table-cell>
          <table:table-cell table:number-columns-repeated="4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Wine common</text:p>
          </table:table-cell>
          <table:table-cell/>
          <table:table-cell office:value-type="string">
            <text:p>2 sp</text:p>
          </table:table-cell>
          <table:table-cell/>
          <table:table-cell office:value-type="string">
            <text:p>6 lbs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Wine fine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-1/2 lbs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Wine, sealord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Coffee, common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Coffee, exotic</text:p>
          </table:table-cell>
          <table:table-cell/>
          <table:table-cell office:value-type="string">
            <text:p>3 c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Kahve</text:p>
          </table:table-cell>
          <table:table-cell/>
          <table:table-cell office:value-type="string">
            <text:p>2 c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ilk</text:p>
          </table:table-cell>
          <table:table-cell/>
          <table:table-cell office:value-type="string">
            <text:p>5 c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ilk, powdered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Tea</text:p>
          </table:table-cell>
          <table:table-cell/>
          <table:table-cell office:value-type="string">
            <text:p>2 c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Tea, ceremonial</text:p>
          </table:table-cell>
          <table:table-cell/>
          <table:table-cell office:value-type="string">
            <text:p>4 c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Tonic, medicinal</text:p>
          </table:table-cell>
          <table:table-cell/>
          <table:table-cell office:value-type="string">
            <text:p>10 gp</text:p>
          </table:table-cell>
          <table:table-cell table:number-columns-repeated="2"/>
          <table:table-cell office:value-type="string">
            <text:p>HoG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Bread</text:p>
          </table:table-cell>
          <table:table-cell/>
          <table:table-cell office:value-type="string">
            <text:p>2 cp</text:p>
          </table:table-cell>
          <table:table-cell/>
          <table:table-cell office:value-type="string">
            <text:p>1/2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Caviar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—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Cheese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Chocolate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Fortune cookie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—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Haggis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-1/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Honey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Ice cream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—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aple syrup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eal, banquet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—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eal, good</text:p>
          </table:table-cell>
          <table:table-cell/>
          <table:table-cell office:value-type="string">
            <text:p>5 sp</text:p>
          </table:table-cell>
          <table:table-cell/>
          <table:table-cell office:value-type="string">
            <text:p>—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eal, common</text:p>
          </table:table-cell>
          <table:table-cell/>
          <table:table-cell office:value-type="string">
            <text:p>3 sp</text:p>
          </table:table-cell>
          <table:table-cell/>
          <table:table-cell office:value-type="string">
            <text:p>—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eal, poor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—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eat</text:p>
          </table:table-cell>
          <table:table-cell/>
          <table:table-cell office:value-type="string">
            <text:p>3 sp</text:p>
          </table:table-cell>
          <table:table-cell/>
          <table:table-cell office:value-type="string">
            <text:p>1/2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Meat, street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Rations, trail</text:p>
          </table:table-cell>
          <table:table-cell/>
          <table:table-cell office:value-type="string">
            <text:p>5 sp</text:p>
          </table:table-cell>
          <table:table-cell/>
          <table:table-cell office:value-type="string">
            <text:p>1 lb.*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Rations, Dwarven trail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1-1/2 lbs.*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Rations, Elven trail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1 lb.*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Rations, Gnome trail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1 lb. *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Rations, Halfling trail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1/2 lb.*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Rations, Orc trail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1 lb.*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Rations, Wandermeal (per serving)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Travel cake mix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dventuring Gear</text:p>
          </table:table-cell>
          <table:table-cell office:value-type="string">
            <text:p>Food and Drink</text:p>
          </table:table-cell>
          <table:table-cell office:value-type="string">
            <text:p>Yogurt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Oils and Flammables</text:p>
          </table:table-cell>
          <table:table-cell office:value-type="string">
            <text:p>Alchemist's fire (1 flask) [Alchemical Power Component]</text:p>
          </table:table-cell>
          <table:table-cell office:value-type="float" office:value="20">
            <text:p>20</text:p>
          </table:table-cell>
          <table:table-cell office:value-type="string">
            <text:p>20 gp</text:p>
          </table:table-cell>
          <table:table-cell/>
          <table:table-cell office:value-type="string">
            <text:p>1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Oils and Flammables</text:p>
          </table:table-cell>
          <table:table-cell office:value-type="string">
            <text:p>Oil, anointing</text:p>
          </table:table-cell>
          <table:table-cell/>
          <table:table-cell office:value-type="string">
            <text:p>25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Oils and Flammables</text:p>
          </table:table-cell>
          <table:table-cell office:value-type="string">
            <text:p>Oil, lamp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 lbs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Oils and Flammables</text:p>
          </table:table-cell>
          <table:table-cell office:value-type="string">
            <text:p>Oil, kerosine</text:p>
          </table:table-cell>
          <table:table-cell office:value-type="float" office:value="15">
            <text:p>15</text:p>
          </table:table-cell>
          <table:table-cell office:value-type="string">
            <text:p>5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Oils and Flammables</text:p>
          </table:table-cell>
          <table:table-cell office:value-type="string">
            <text:p>Oil, wing</text:p>
          </table:table-cell>
          <table:table-cell/>
          <table:table-cell office:value-type="string">
            <text:p>1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1">
          <table:table-cell office:value-type="string">
            <text:p>Alchemical Creations</text:p>
          </table:table-cell>
          <table:table-cell office:value-type="string">
            <text:p>Tools, Devices and Kits</text:p>
          </table:table-cell>
          <table:table-cell office:value-type="string">
            <text:p>Alchemist's lab</text:p>
          </table:table-cell>
          <table:table-cell table:number-columns-repeated="4"/>
          <table:table-cell office:value-type="string">
            <text:p>CRB</text:p>
          </table:table-cell>
          <table:table-cell/>
        </table:table-row>
        <table:table-row table:style-name="ro1">
          <table:table-cell office:value-type="string">
            <text:p>Alchemical Creations</text:p>
          </table:table-cell>
          <table:table-cell office:value-type="string">
            <text:p>Tools, Devices and Kits</text:p>
          </table:table-cell>
          <table:table-cell office:value-type="string">
            <text:p>Alchemist's lab (portable)</text:p>
          </table:table-cell>
          <table:table-cell table:number-columns-repeated="4"/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Tools, Devices and Kits</text:p>
          </table:table-cell>
          <table:table-cell office:value-type="string">
            <text:p>Artificer's lab (portable)</text:p>
          </table:table-cell>
          <table:table-cell/>
          <table:table-cell office:value-type="string">
            <text:p>300 gp</text:p>
          </table:table-cell>
          <table:table-cell/>
          <table:table-cell office:value-type="string">
            <text:p>40 lbs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Tools, Devices and Kits</text:p>
          </table:table-cell>
          <table:table-cell office:value-type="string">
            <text:p>Bomb launcher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/2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Tools, Devices and Kits</text:p>
          </table:table-cell>
          <table:table-cell office:value-type="string">
            <text:p>Buoyant balloon</text:p>
          </table:table-cell>
          <table:table-cell office:value-type="float" office:value="15">
            <text:p>15</text:p>
          </table:table-cell>
          <table:table-cell office:value-type="string">
            <text:p>10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Tools, Devices and Kits</text:p>
          </table:table-cell>
          <table:table-cell office:value-type="string">
            <text:p>Candlerod</text:p>
          </table:table-cell>
          <table:table-cell office:value-type="float" office:value="20">
            <text:p>20</text:p>
          </table:table-cell>
          <table:table-cell office:value-type="string">
            <text:p>1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Tools, Devices and Kits</text:p>
          </table:table-cell>
          <table:table-cell office:value-type="string">
            <text:p>Light detector</text:p>
          </table:table-cell>
          <table:table-cell office:value-type="float" office:value="10">
            <text:p>10</text:p>
          </table:table-cell>
          <table:table-cell office:value-type="string">
            <text:p>1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Tools, Devices and Kits</text:p>
          </table:table-cell>
          <table:table-cell office:value-type="string">
            <text:p>Pox burster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Tools, Devices and Kits</text:p>
          </table:table-cell>
          <table:table-cell office:value-type="string">
            <text:p>Sunrod</text:p>
          </table:table-cell>
          <table:table-cell office:value-type="float" office:value="25">
            <text:p>25</text:p>
          </table:table-cell>
          <table:table-cell office:value-type="string">
            <text:p>2 gp</text:p>
          </table:table-cell>
          <table:table-cell/>
          <table:table-cell office:value-type="string">
            <text:p>1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Tools, Devices and Kits</text:p>
          </table:table-cell>
          <table:table-cell office:value-type="string">
            <text:p>Water purification sponge</text:p>
          </table:table-cell>
          <table:table-cell office:value-type="float" office:value="15">
            <text:p>15</text:p>
          </table:table-cell>
          <table:table-cell office:value-type="string">
            <text:p>25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cid (1 flask) [Alchemical Power Component]</text:p>
          </table:table-cell>
          <table:table-cell office:value-type="float" office:value="15">
            <text:p>15</text:p>
          </table:table-cell>
          <table:table-cell office:value-type="string">
            <text:p>10 gp</text:p>
          </table:table-cell>
          <table:table-cell/>
          <table:table-cell office:value-type="string">
            <text:p>1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ir crystals</text:p>
          </table:table-cell>
          <table:table-cell/>
          <table:table-cell office:value-type="string">
            <text:p>50 gp</text:p>
          </table:table-cell>
          <table:table-cell table:number-columns-repeated="2"/>
          <table:table-cell office:value-type="string">
            <text:p>PSF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lchemical cement</text:p>
          </table:table-cell>
          <table:table-cell office:value-type="float" office:value="15">
            <text:p>15</text:p>
          </table:table-cell>
          <table:table-cell office:value-type="string">
            <text:p>5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lchemical coal (blinding cinders)</text:p>
          </table:table-cell>
          <table:table-cell/>
          <table:table-cell office:value-type="string">
            <text:p>100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lchemical coal (choking smoke)</text:p>
          </table:table-cell>
          <table:table-cell/>
          <table:table-cell office:value-type="string">
            <text:p>50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lchemical glue</text:p>
          </table:table-cell>
          <table:table-cell office:value-type="float" office:value="20">
            <text:p>20</text:p>
          </table:table-cell>
          <table:table-cell office:value-type="string">
            <text:p>20 g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lchemical glue accelerant</text:p>
          </table:table-cell>
          <table:table-cell office:value-type="float" office:value="25">
            <text:p>25</text:p>
          </table:table-cell>
          <table:table-cell office:value-type="string">
            <text:p>25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lchemical preserves</text:p>
          </table:table-cell>
          <table:table-cell/>
          <table:table-cell office:value-type="string">
            <text:p>50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lchemical solvent</text:p>
          </table:table-cell>
          <table:table-cell office:value-type="float" office:value="20">
            <text:p>20</text:p>
          </table:table-cell>
          <table:table-cell office:value-type="string">
            <text:p>20 g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lchemist's kindness</text:p>
          </table:table-cell>
          <table:table-cell office:value-type="float" office:value="20">
            <text:p>20</text:p>
          </table:table-cell>
          <table:table-cell office:value-type="string">
            <text:p>1 gp</text:p>
          </table:table-cell>
          <table:table-cell table:number-columns-repeated="2"/>
          <table:table-cell office:value-type="string">
            <text:p>AP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lkali flask</text:p>
          </table:table-cell>
          <table:table-cell office:value-type="float" office:value="20">
            <text:p>20</text:p>
          </table:table-cell>
          <table:table-cell office:value-type="string">
            <text:p>15 gp</text:p>
          </table:table-cell>
          <table:table-cell/>
          <table:table-cell office:value-type="string">
            <text:p>1 lb.</text:p>
          </table:table-cell>
          <table:table-cell office:value-type="string">
            <text:p>DDR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lkali salt</text:p>
          </table:table-cell>
          <table:table-cell office:value-type="float" office:value="20">
            <text:p>20</text:p>
          </table:table-cell>
          <table:table-cell office:value-type="string">
            <text:p>30 gp</text:p>
          </table:table-cell>
          <table:table-cell table:number-columns-repeated="2"/>
          <table:table-cell office:value-type="string">
            <text:p>DDR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Ambrosia</text:p>
          </table:table-cell>
          <table:table-cell/>
          <table:table-cell office:value-type="string">
            <text:p>100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Black fester</text:p>
          </table:table-cell>
          <table:table-cell/>
          <table:table-cell office:value-type="string">
            <text:p>30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Bladeguard [Alchemical Power Component]</text:p>
          </table:table-cell>
          <table:table-cell office:value-type="float" office:value="15">
            <text:p>15</text:p>
          </table:table-cell>
          <table:table-cell office:value-type="string">
            <text:p>40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Brewed reek</text:p>
          </table:table-cell>
          <table:table-cell office:value-type="float" office:value="25">
            <text:p>25</text:p>
          </table:table-cell>
          <table:table-cell office:value-type="string">
            <text:p>40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Clay, blackfire</text:p>
          </table:table-cell>
          <table:table-cell office:value-type="float" office:value="20">
            <text:p>20</text:p>
          </table:table-cell>
          <table:table-cell office:value-type="string">
            <text:p>20 gp</text:p>
          </table:table-cell>
          <table:table-cell/>
          <table:table-cell office:value-type="string">
            <text:p>1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Cream, chill</text:p>
          </table:table-cell>
          <table:table-cell office:value-type="float" office:value="15">
            <text:p>15</text:p>
          </table:table-cell>
          <table:table-cell office:value-type="string">
            <text:p>15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Defoliant</text:p>
          </table:table-cell>
          <table:table-cell office:value-type="float" office:value="25">
            <text:p>25</text:p>
          </table:table-cell>
          <table:table-cell office:value-type="string">
            <text:p>30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Deodorizing agent</text:p>
          </table:table-cell>
          <table:table-cell office:value-type="float" office:value="25">
            <text:p>25</text:p>
          </table:table-cell>
          <table:table-cell office:value-type="string">
            <text:p>30 gp</text:p>
          </table:table-cell>
          <table:table-cell table:number-columns-repeated="2"/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Dye, marker</text:p>
          </table:table-cell>
          <table:table-cell office:value-type="float" office:value="15">
            <text:p>15</text:p>
          </table:table-cell>
          <table:table-cell office:value-type="string">
            <text:p>15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Elemental breath</text:p>
          </table:table-cell>
          <table:table-cell/>
          <table:table-cell office:value-type="string">
            <text:p>80 gp</text:p>
          </table:table-cell>
          <table:table-cell/>
          <table:table-cell office:value-type="string">
            <text:p>1/2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Elemental flux (flask)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Embalming fluid</text:p>
          </table:table-cell>
          <table:table-cell office:value-type="float" office:value="25">
            <text:p>25</text:p>
          </table:table-cell>
          <table:table-cell office:value-type="string">
            <text:p>50 gp</text:p>
          </table:table-cell>
          <table:table-cell/>
          <table:table-cell office:value-type="string">
            <text:p>1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Fleshgem (decorative)</text:p>
          </table:table-cell>
          <table:table-cell/>
          <table:table-cell office:value-type="string">
            <text:p>1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Fleshgem (spiked)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5 lbs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Foam, impact</text:p>
          </table:table-cell>
          <table:table-cell office:value-type="float" office:value="20">
            <text:p>20</text:p>
          </table:table-cell>
          <table:table-cell office:value-type="string">
            <text:p>25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Fury drops</text:p>
          </table:table-cell>
          <table:table-cell office:value-type="float" office:value="25">
            <text:p>25</text:p>
          </table:table-cell>
          <table:table-cell office:value-type="string">
            <text:p>50 gp</text:p>
          </table:table-cell>
          <table:table-cell table:number-columns-repeated="2"/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Gel, fire ward</text:p>
          </table:table-cell>
          <table:table-cell office:value-type="float" office:value="25">
            <text:p>25</text:p>
          </table:table-cell>
          <table:table-cell office:value-type="string">
            <text:p>1 lb.</text:p>
          </table:table-cell>
          <table:table-cell/>
          <table:table-cell office:value-type="string">
            <text:p>150 gp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Gel, frost ward</text:p>
          </table:table-cell>
          <table:table-cell office:value-type="float" office:value="25">
            <text:p>25</text:p>
          </table:table-cell>
          <table:table-cell office:value-type="string">
            <text:p>1 lb.</text:p>
          </table:table-cell>
          <table:table-cell/>
          <table:table-cell office:value-type="string">
            <text:p>150 gp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Grease, alchemical [Alchemical Power Component]</text:p>
          </table:table-cell>
          <table:table-cell office:value-type="float" office:value="15">
            <text:p>15</text:p>
          </table:table-cell>
          <table:table-cell office:value-type="string">
            <text:p>5 gp</text:p>
          </table:table-cell>
          <table:table-cell/>
          <table:table-cell office:value-type="string">
            <text:p>1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Grease, ooze</text:p>
          </table:table-cell>
          <table:table-cell office:value-type="float" office:value="25">
            <text:p>25</text:p>
          </table:table-cell>
          <table:table-cell office:value-type="string">
            <text:p>50 gp</text:p>
          </table:table-cell>
          <table:table-cell/>
          <table:table-cell office:value-type="string">
            <text:p>1 lb.</text:p>
          </table:table-cell>
          <table:table-cell office:value-type="string">
            <text:p>DDR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Hobgoblin war draught</text:p>
          </table:table-cell>
          <table:table-cell office:value-type="string">
            <text:p>20*</text:p>
          </table:table-cell>
          <table:table-cell office:value-type="string">
            <text:p>10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Hound's blood</text:p>
          </table:table-cell>
          <table:table-cell/>
          <table:table-cell office:value-type="string">
            <text:p>110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Ifrit's blood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Incense (10 sticks)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Incense, scentbane</text:p>
          </table:table-cell>
          <table:table-cell/>
          <table:table-cell office:value-type="string">
            <text:p>80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Ink, glowing</text:p>
          </table:table-cell>
          <table:table-cell office:value-type="float" office:value="15">
            <text:p>15</text:p>
          </table:table-cell>
          <table:table-cell office:value-type="string">
            <text:p>5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Ink, invisible (simple)</text:p>
          </table:table-cell>
          <table:table-cell office:value-type="float" office:value="15">
            <text:p>15</text:p>
          </table:table-cell>
          <table:table-cell office:value-type="string">
            <text:p>2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Ink, invisible (average)</text:p>
          </table:table-cell>
          <table:table-cell office:value-type="float" office:value="20">
            <text:p>20</text:p>
          </table:table-cell>
          <table:table-cell office:value-type="string">
            <text:p>10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Ink, invisible (good)</text:p>
          </table:table-cell>
          <table:table-cell office:value-type="float" office:value="20">
            <text:p>20</text:p>
          </table:table-cell>
          <table:table-cell office:value-type="string">
            <text:p>25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Ink, invisible (superior)</text:p>
          </table:table-cell>
          <table:table-cell office:value-type="float" office:value="25">
            <text:p>25</text:p>
          </table:table-cell>
          <table:table-cell office:value-type="string">
            <text:p>75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Liquid ice [Alchemical Power Component]</text:p>
          </table:table-cell>
          <table:table-cell office:value-type="float" office:value="25">
            <text:p>25</text:p>
          </table:table-cell>
          <table:table-cell office:value-type="string">
            <text:p>40 gp</text:p>
          </table:table-cell>
          <table:table-cell/>
          <table:table-cell office:value-type="string">
            <text:p>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Noxious aromatic</text:p>
          </table:table-cell>
          <table:table-cell office:value-type="float" office:value="20">
            <text:p>20</text:p>
          </table:table-cell>
          <table:table-cell office:value-type="string">
            <text:p>15 gp</text:p>
          </table:table-cell>
          <table:table-cell/>
          <table:table-cell office:value-type="string">
            <text:p>1 lb.</text:p>
          </table:table-cell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Nushadir</text:p>
          </table:table-cell>
          <table:table-cell office:value-type="float" office:value="20">
            <text:p>20</text:p>
          </table:table-cell>
          <table:table-cell office:value-type="string">
            <text:p>10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Ointment, armor</text:p>
          </table:table-cell>
          <table:table-cell office:value-type="float" office:value="15">
            <text:p>15</text:p>
          </table:table-cell>
          <table:table-cell office:value-type="string">
            <text:p>30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adzahr</text:p>
          </table:table-cell>
          <table:table-cell office:value-type="float" office:value="25">
            <text:p>25</text:p>
          </table:table-cell>
          <table:table-cell office:value-type="string">
            <text:p>80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aste, blackfingers (1 dose)</text:p>
          </table:table-cell>
          <table:table-cell/>
          <table:table-cell office:value-type="string">
            <text:p>50 gp</text:p>
          </table:table-cell>
          <table:table-cell table:number-columns-repeated="2"/>
          <table:table-cell office:value-type="string">
            <text:p>PCS: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aste, mending</text:p>
          </table:table-cell>
          <table:table-cell office:value-type="float" office:value="25">
            <text:p>25</text:p>
          </table:table-cell>
          <table:table-cell office:value-type="string">
            <text:p>25 gp</text:p>
          </table:table-cell>
          <table:table-cell/>
          <table:table-cell office:value-type="string">
            <text:p>1/2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laster, casting</text:p>
          </table:table-cell>
          <table:table-cell/>
          <table:table-cell office:value-type="string">
            <text:p>5 sp</text:p>
          </table:table-cell>
          <table:table-cell/>
          <table:table-cell office:value-type="string">
            <text:p>5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oison tattoo</text:p>
          </table:table-cell>
          <table:table-cell/>
          <table:table-cell office:value-type="string">
            <text:p>50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owder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owder, flash [Alchemical Power Component]</text:p>
          </table:table-cell>
          <table:table-cell office:value-type="float" office:value="20">
            <text:p>20</text:p>
          </table:table-cell>
          <table:table-cell office:value-type="string">
            <text:p>50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owder, foaming</text:p>
          </table:table-cell>
          <table:table-cell office:value-type="float" office:value="20">
            <text:p>20</text:p>
          </table:table-cell>
          <table:table-cell office:value-type="string">
            <text:p>10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owder, itching [Alchemical Power Component]</text:p>
          </table:table-cell>
          <table:table-cell office:value-type="float" office:value="25">
            <text:p>25</text:p>
          </table:table-cell>
          <table:table-cell office:value-type="string">
            <text:p>60 gp</text:p>
          </table:table-cell>
          <table:table-cell/>
          <table:table-cell office:value-type="string">
            <text:p>2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owder, rusting</text:p>
          </table:table-cell>
          <table:table-cell office:value-type="float" office:value="30">
            <text:p>30</text:p>
          </table:table-cell>
          <table:table-cell office:value-type="string">
            <text:p>60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Powder, sneezing</text:p>
          </table:table-cell>
          <table:table-cell office:value-type="float" office:value="25">
            <text:p>25</text:p>
          </table:table-cell>
          <table:table-cell office:value-type="string">
            <text:p>60 gp</text:p>
          </table:table-cell>
          <table:table-cell/>
          <table:table-cell office:value-type="string">
            <text:p>2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Repellent, vermin</text:p>
          </table:table-cell>
          <table:table-cell office:value-type="float" office:value="20">
            <text:p>20</text:p>
          </table:table-cell>
          <table:table-cell office:value-type="string">
            <text:p>5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Salve, stonechipper</text:p>
          </table:table-cell>
          <table:table-cell/>
          <table:table-cell office:value-type="string">
            <text:p>150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Scent cloak</text:p>
          </table:table-cell>
          <table:table-cell office:value-type="float" office:value="20">
            <text:p>20</text:p>
          </table:table-cell>
          <table:table-cell office:value-type="string">
            <text:p>20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Shadowcloy (flask)</text:p>
          </table:table-cell>
          <table:table-cell/>
          <table:table-cell office:value-type="string">
            <text:p>25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Silversheen</text:p>
          </table:table-cell>
          <table:table-cell office:value-type="string">
            <text:p>see text</text:p>
          </table:table-cell>
          <table:table-cell office:value-type="string">
            <text:p>+750 gp</text:p>
          </table:table-cell>
          <table:table-cell table:number-columns-repeated="2"/>
          <table:table-cell office:value-type="string">
            <text:p>Qadir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Soul stimulant</text:p>
          </table:table-cell>
          <table:table-cell office:value-type="float" office:value="30">
            <text:p>30</text:p>
          </table:table-cell>
          <table:table-cell office:value-type="string">
            <text:p>300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Spellscorch</text:p>
          </table:table-cell>
          <table:table-cell office:value-type="string">
            <text:p>?</text:p>
          </table:table-cell>
          <table:table-cell office:value-type="string">
            <text:p>?? gp</text:p>
          </table:table-cell>
          <table:table-cell/>
          <table:table-cell office:value-type="string">
            <text:p>?? lb.</text:p>
          </table:table-cell>
          <table:table-cell office:value-type="string">
            <text:p>??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Spider Sac</text:p>
          </table:table-cell>
          <table:table-cell office:value-type="string">
            <text:p>?</text:p>
          </table:table-cell>
          <table:table-cell office:value-type="string">
            <text:p>?? gp</text:p>
          </table:table-cell>
          <table:table-cell/>
          <table:table-cell office:value-type="string">
            <text:p>?? lb.</text:p>
          </table:table-cell>
          <table:table-cell office:value-type="string">
            <text:p>??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Terrap sap (distilled)</text:p>
          </table:table-cell>
          <table:table-cell office:value-type="float" office:value="15">
            <text:p>15</text:p>
          </table:table-cell>
          <table:table-cell office:value-type="string">
            <text:p>30 g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Unguent, fiendgore</text:p>
          </table:table-cell>
          <table:table-cell/>
          <table:table-cell office:value-type="string">
            <text:p>75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Unstable Accelerant</text:p>
          </table:table-cell>
          <table:table-cell office:value-type="float" office:value="25">
            <text:p>25</text:p>
          </table:table-cell>
          <table:table-cell office:value-type="string">
            <text:p>50 gp</text:p>
          </table:table-cell>
          <table:table-cell/>
          <table:table-cell office:value-type="string">
            <text:p>1/2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Weapon blanch, adamantine</text:p>
          </table:table-cell>
          <table:table-cell office:value-type="float" office:value="25">
            <text:p>25</text:p>
          </table:table-cell>
          <table:table-cell office:value-type="string">
            <text:p>100 gp</text:p>
          </table:table-cell>
          <table:table-cell/>
          <table:table-cell office:value-type="string">
            <text:p>1 lb.</text:p>
          </table:table-cell>
          <table:table-cell office:value-type="string">
            <text:p>AP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Weapon blanch, cold iron</text:p>
          </table:table-cell>
          <table:table-cell office:value-type="float" office:value="20">
            <text:p>20</text:p>
          </table:table-cell>
          <table:table-cell office:value-type="string">
            <text:p>50 gp</text:p>
          </table:table-cell>
          <table:table-cell/>
          <table:table-cell office:value-type="string">
            <text:p>1 lb.</text:p>
          </table:table-cell>
          <table:table-cell office:value-type="string">
            <text:p>AP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Weapon blanch, ghost salt</text:p>
          </table:table-cell>
          <table:table-cell/>
          <table:table-cell office:value-type="string">
            <text:p>200 gp</text:p>
          </table:table-cell>
          <table:table-cell/>
          <table:table-cell office:value-type="string">
            <text:p>1/2 lb.</text:p>
          </table:table-cell>
          <table:table-cell office:value-type="string">
            <text:p>PSF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Misc. Substances</text:p>
          </table:table-cell>
          <table:table-cell office:value-type="string">
            <text:p>Weapon blanch, silver</text:p>
          </table:table-cell>
          <table:table-cell office:value-type="float" office:value="20">
            <text:p>20</text:p>
          </table:table-cell>
          <table:table-cell office:value-type="string">
            <text:p>5 gp</text:p>
          </table:table-cell>
          <table:table-cell/>
          <table:table-cell office:value-type="string">
            <text:p>1 lb.</text:p>
          </table:table-cell>
          <table:table-cell office:value-type="string">
            <text:p>AP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Antiplague [Alchemical Power Component]</text:p>
          </table:table-cell>
          <table:table-cell office:value-type="float" office:value="25">
            <text:p>25</text:p>
          </table:table-cell>
          <table:table-cell office:value-type="string">
            <text:p>50 gp</text:p>
          </table:table-cell>
          <table:table-cell table:number-columns-repeated="2"/>
          <table:table-cell office:value-type="string">
            <text:p>AA, AP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Antitoxin (vial) [Alchemical Power Component]</text:p>
          </table:table-cell>
          <table:table-cell office:value-type="float" office:value="25">
            <text:p>25</text:p>
          </table:table-cell>
          <table:table-cell office:value-type="string">
            <text:p>50 gp</text:p>
          </table:table-cell>
          <table:table-cell table:number-columns-repeated="2"/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Bloodblock</text:p>
          </table:table-cell>
          <table:table-cell office:value-type="float" office:value="25">
            <text:p>25</text:p>
          </table:table-cell>
          <table:table-cell office:value-type="string">
            <text:p>25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Bodybalm</text:p>
          </table:table-cell>
          <table:table-cell office:value-type="float" office:value="25">
            <text:p>25</text:p>
          </table:table-cell>
          <table:table-cell office:value-type="string">
            <text:p>25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Clear ear</text:p>
          </table:table-cell>
          <table:table-cell/>
          <table:table-cell office:value-type="string">
            <text:p>15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Healy myrrh</text:p>
          </table:table-cell>
          <table:table-cell office:value-type="string">
            <text:p>see text</text:p>
          </table:table-cell>
          <table:table-cell office:value-type="string">
            <text:p>50 gp</text:p>
          </table:table-cell>
          <table:table-cell table:number-columns-repeated="2"/>
          <table:table-cell office:value-type="string">
            <text:p>Qadir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Mellowroot</text:p>
          </table:table-cell>
          <table:table-cell/>
          <table:table-cell office:value-type="string">
            <text:p>25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Smelling salts</text:p>
          </table:table-cell>
          <table:table-cell office:value-type="float" office:value="20">
            <text:p>20</text:p>
          </table:table-cell>
          <table:table-cell office:value-type="string">
            <text:p>25 gp</text:p>
          </table:table-cell>
          <table:table-cell table:number-columns-repeated="2"/>
          <table:table-cell office:value-type="string">
            <text:p>AP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Soothe syrup</text:p>
          </table:table-cell>
          <table:table-cell office:value-type="float" office:value="15">
            <text:p>15</text:p>
          </table:table-cell>
          <table:table-cell office:value-type="string">
            <text:p>25 gp</text:p>
          </table:table-cell>
          <table:table-cell/>
          <table:table-cell office:value-type="string">
            <text:p>1/2 lb.</text:p>
          </table:table-cell>
          <table:table-cell office:value-type="string">
            <text:p>AP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Stillgut</text:p>
          </table:table-cell>
          <table:table-cell/>
          <table:table-cell office:value-type="string">
            <text:p>50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Tonic, blight</text:p>
          </table:table-cell>
          <table:table-cell/>
          <table:table-cell office:value-type="string">
            <text:p>150 gp</text:p>
          </table:table-cell>
          <table:table-cell/>
          <table:table-cell office:value-type="string">
            <text:p>1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Tonic, twitch</text:p>
          </table:table-cell>
          <table:table-cell office:value-type="float" office:value="25">
            <text:p>25</text:p>
          </table:table-cell>
          <table:table-cell office:value-type="string">
            <text:p>45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Troll oil</text:p>
          </table:table-cell>
          <table:table-cell office:value-type="float" office:value="30">
            <text:p>30</text:p>
          </table:table-cell>
          <table:table-cell office:value-type="string">
            <text:p>50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Troll styptic</text:p>
          </table:table-cell>
          <table:table-cell office:value-type="float" office:value="25">
            <text:p>25</text:p>
          </table:table-cell>
          <table:table-cell office:value-type="string">
            <text:p>100 gp</text:p>
          </table:table-cell>
          <table:table-cell table:number-columns-repeated="2"/>
          <table:table-cell office:value-type="string">
            <text:p>SoS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Unguent of revivification (1 dose)</text:p>
          </table:table-cell>
          <table:table-cell/>
          <table:table-cell office:value-type="string">
            <text:p>50 gp</text:p>
          </table:table-cell>
          <table:table-cell table:number-columns-repeated="2"/>
          <table:table-cell office:value-type="string">
            <text:p>PCS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Wismuth salix</text:p>
          </table:table-cell>
          <table:table-cell office:value-type="float" office:value="20">
            <text:p>20</text:p>
          </table:table-cell>
          <table:table-cell office:value-type="string">
            <text:p>30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Balms, Medicines and Tonics</text:p>
          </table:table-cell>
          <table:table-cell office:value-type="string">
            <text:p>Woundweal</text:p>
          </table:table-cell>
          <table:table-cell/>
          <table:table-cell office:value-type="string">
            <text:p>100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unting Aids</text:p>
          </table:table-cell>
          <table:table-cell office:value-type="string">
            <text:p>Beast lure</text:p>
          </table:table-cell>
          <table:table-cell office:value-type="float" office:value="20">
            <text:p>20</text:p>
          </table:table-cell>
          <table:table-cell office:value-type="string">
            <text:p>30 g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unting Aids</text:p>
          </table:table-cell>
          <table:table-cell office:value-type="string">
            <text:p>Beast scent</text:p>
          </table:table-cell>
          <table:table-cell office:value-type="float" office:value="25">
            <text:p>25</text:p>
          </table:table-cell>
          <table:table-cell office:value-type="string">
            <text:p>75 gp</text:p>
          </table:table-cell>
          <table:table-cell/>
          <table:table-cell office:value-type="string">
            <text:p>1/2 lbs.</text:p>
          </table:table-cell>
          <table:table-cell office:value-type="string">
            <text:p>SoS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unting Aids</text:p>
          </table:table-cell>
          <table:table-cell office:value-type="string">
            <text:p>Musk, harpy</text:p>
          </table:table-cell>
          <table:table-cell/>
          <table:table-cell office:value-type="string">
            <text:p>2 gp</text:p>
          </table:table-cell>
          <table:table-cell table:number-columns-repeated="2"/>
          <table:table-cell office:value-type="string">
            <text:p>RotRLP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unting Aids</text:p>
          </table:table-cell>
          <table:table-cell office:value-type="string">
            <text:p>Musk, wild</text:p>
          </table:table-cell>
          <table:table-cell office:value-type="float" office:value="20">
            <text:p>20</text:p>
          </table:table-cell>
          <table:table-cell office:value-type="string">
            <text:p>40 gp</text:p>
          </table:table-cell>
          <table:table-cell/>
          <table:table-cell office:value-type="string">
            <text:p>1/2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Allnight</text:p>
          </table:table-cell>
          <table:table-cell/>
          <table:table-cell office:value-type="string">
            <text:p>75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Bachelor snuff</text:p>
          </table:table-cell>
          <table:table-cell/>
          <table:table-cell office:value-type="string">
            <text:p>1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Belladonna</text:p>
          </table:table-cell>
          <table:table-cell/>
          <table:table-cell office:value-type="string">
            <text:p>2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Lichen, camouflage</text:p>
          </table:table-cell>
          <table:table-cell/>
          <table:table-cell office:value-type="string">
            <text:p>100 gp</text:p>
          </table:table-cell>
          <table:table-cell table:number-columns-repeated="2"/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Flayleaf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2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Garlic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1 lb.</text:p>
          </table:table-cell>
          <table:table-cell office:value-type="string">
            <text:p>AA</text:p>
          </table:table-cell>
          <table:table-cell/>
        </table:table-row>
        <table:table-row table:style-name="ro1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Holly</text:p>
          </table:table-cell>
          <table:table-cell table:number-columns-repeated="4"/>
          <table:table-cell office:value-type="string">
            <text:p>AA</text:p>
          </table:table-cell>
          <table:table-cell/>
        </table:table-row>
        <table:table-row table:style-name="ro1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Mistletoe</text:p>
          </table:table-cell>
          <table:table-cell table:number-columns-repeated="4"/>
          <table:table-cell office:value-type="string">
            <text:p>AA</text:p>
          </table:table-cell>
          <table:table-cell/>
        </table:table-row>
        <table:table-row table:style-name="ro1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Holly and mistletoe</text:p>
          </table:table-cell>
          <table:table-cell table:number-columns-repeated="4"/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Leaves, Golden Maple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1/2 lb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Pesh</text:p>
          </table:table-cell>
          <table:table-cell/>
          <table:table-cell office:value-type="string">
            <text:p>20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Barbarian chew</text:p>
          </table:table-cell>
          <table:table-cell/>
          <table:table-cell office:value-type="string">
            <text:p>1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Tea, meditation</text:p>
          </table:table-cell>
          <table:table-cell office:value-type="float" office:value="20">
            <text:p>20</text:p>
          </table:table-cell>
          <table:table-cell office:value-type="string">
            <text:p>30 gp</text:p>
          </table:table-cell>
          <table:table-cell table:number-columns-repeated="2"/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Tea, night</text:p>
          </table:table-cell>
          <table:table-cell/>
          <table:table-cell office:value-type="string">
            <text:p>1 s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Tobacco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2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Herbs and Plants</text:p>
          </table:table-cell>
          <table:table-cell office:value-type="string">
            <text:p>Wolfsbane</text:p>
          </table:table-cell>
          <table:table-cell/>
          <table:table-cell office:value-type="string">
            <text:p>5 s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Special Equipment</text:p>
          </table:table-cell>
          <table:table-cell office:value-type="string">
            <text:p>Smoke pellet</text:p>
          </table:table-cell>
          <table:table-cell office:value-type="float" office:value="20">
            <text:p>20</text:p>
          </table:table-cell>
          <table:table-cell office:value-type="string">
            <text:p>25 gp</text:p>
          </table:table-cell>
          <table:table-cell table:number-columns-repeated="2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Special Equipment</text:p>
          </table:table-cell>
          <table:table-cell office:value-type="string">
            <text:p>Smokestick [Alchemical Power Component]</text:p>
          </table:table-cell>
          <table:table-cell office:value-type="float" office:value="20">
            <text:p>20</text:p>
          </table:table-cell>
          <table:table-cell office:value-type="string">
            <text:p>20 gp</text:p>
          </table:table-cell>
          <table:table-cell/>
          <table:table-cell office:value-type="string">
            <text:p>1/2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Special Equipment</text:p>
          </table:table-cell>
          <table:table-cell office:value-type="string">
            <text:p>Tanglefoot bag [Alchemical Power Component]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4 lbs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Special Equipment</text:p>
          </table:table-cell>
          <table:table-cell office:value-type="string">
            <text:p>Tar bomb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2 lbs.</text:p>
          </table:table-cell>
          <table:table-cell office:value-type="string">
            <text:p>PoIS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Special Equipment</text:p>
          </table:table-cell>
          <table:table-cell office:value-type="string">
            <text:p>Thunderstone [Alchemical Power Component]</text:p>
          </table:table-cell>
          <table:table-cell/>
          <table:table-cell office:value-type="string">
            <text:p>30 gp</text:p>
          </table:table-cell>
          <table:table-cell/>
          <table:table-cell office:value-type="string">
            <text:p>1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Special Equipment</text:p>
          </table:table-cell>
          <table:table-cell office:value-type="string">
            <text:p>Tindertwig</text:p>
          </table:table-cell>
          <table:table-cell office:value-type="float" office:value="20">
            <text:p>20</text:p>
          </table:table-cell>
          <table:table-cell office:value-type="string">
            <text:p>1 gp</text:p>
          </table:table-cell>
          <table:table-cell table:number-columns-repeated="2"/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lchemical Creations</text:p>
          </table:table-cell>
          <table:table-cell office:value-type="string">
            <text:p>Special Equipment</text:p>
          </table:table-cell>
          <table:table-cell office:value-type="string">
            <text:p>Torch, everburning</text:p>
          </table:table-cell>
          <table:table-cell/>
          <table:table-cell office:value-type="string">
            <text:p>110 gp</text:p>
          </table:table-cell>
          <table:table-cell/>
          <table:table-cell office:value-type="string">
            <text:p>1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Badger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2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Bat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1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Bat, dire, riding</text:p>
          </table:table-cell>
          <table:table-cell/>
          <table:table-cell office:value-type="string">
            <text:p>300 gp</text:p>
          </table:table-cell>
          <table:table-cell/>
          <table:table-cell office:value-type="string">
            <text:p>4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Bat, dire, riding (combat trained)</text:p>
          </table:table-cell>
          <table:table-cell/>
          <table:table-cell office:value-type="string">
            <text:p>450 gp</text:p>
          </table:table-cell>
          <table:table-cell/>
          <table:table-cell office:value-type="string">
            <text:p>45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Bat, shadow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2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Camel</text:p>
          </table:table-cell>
          <table:table-cell/>
          <table:table-cell office:value-type="string">
            <text:p>150 gp</text:p>
          </table:table-cell>
          <table:table-cell/>
          <table:table-cell office:value-type="string">
            <text:p>1,0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Camel, riding</text:p>
          </table:table-cell>
          <table:table-cell/>
          <table:table-cell office:value-type="string">
            <text:p>150 gp</text:p>
          </table:table-cell>
          <table:table-cell/>
          <table:table-cell office:value-type="string">
            <text:p>1,500 lbs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Capybara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50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Cat</text:p>
          </table:table-cell>
          <table:table-cell/>
          <table:table-cell office:value-type="string">
            <text:p>3 cp</text:p>
          </table:table-cell>
          <table:table-cell/>
          <table:table-cell office:value-type="string">
            <text:p>8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Cat, hunting</text:p>
          </table:table-cell>
          <table:table-cell/>
          <table:table-cell office:value-type="string">
            <text:p>100 gp</text:p>
          </table:table-cell>
          <table:table-cell/>
          <table:table-cell office:value-type="string">
            <text:p>1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Cattle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1,5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Dog, guard</text:p>
          </table:table-cell>
          <table:table-cell/>
          <table:table-cell office:value-type="string">
            <text:p>25 gp</text:p>
          </table:table-cell>
          <table:table-cell/>
          <table:table-cell office:value-type="string">
            <text:p>90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Dog, riding</text:p>
          </table:table-cell>
          <table:table-cell/>
          <table:table-cell office:value-type="string">
            <text:p>150 gp</text:p>
          </table:table-cell>
          <table:table-cell/>
          <table:table-cell office:value-type="string">
            <text:p>120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Dog, lap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5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Donkey or mule</text:p>
          </table:table-cell>
          <table:table-cell/>
          <table:table-cell office:value-type="string">
            <text:p>8 gp</text:p>
          </table:table-cell>
          <table:table-cell/>
          <table:table-cell office:value-type="string">
            <text:p>600â€“8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Elephant</text:p>
          </table:table-cell>
          <table:table-cell/>
          <table:table-cell office:value-type="string">
            <text:p>1,000 gp</text:p>
          </table:table-cell>
          <table:table-cell/>
          <table:table-cell office:value-type="string">
            <text:p>5 tons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Fox</text:p>
          </table:table-cell>
          <table:table-cell/>
          <table:table-cell office:value-type="string">
            <text:p>8 gp</text:p>
          </table:table-cell>
          <table:table-cell/>
          <table:table-cell office:value-type="string">
            <text:p>1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Goat</text:p>
          </table:table-cell>
          <table:table-cell/>
          <table:table-cell office:value-type="string">
            <text:p>6 gp</text:p>
          </table:table-cell>
          <table:table-cell/>
          <table:table-cell office:value-type="string">
            <text:p>5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Hedgehog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3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Horse, heavy</text:p>
          </table:table-cell>
          <table:table-cell/>
          <table:table-cell office:value-type="string">
            <text:p>200 gp</text:p>
          </table:table-cell>
          <table:table-cell/>
          <table:table-cell office:value-type="string">
            <text:p>1,000 lbs.</text:p>
          </table:table-cell>
          <table:table-cell office:value-type="string">
            <text:p>CRB/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Horse, heavy (combat-trained)</text:p>
          </table:table-cell>
          <table:table-cell/>
          <table:table-cell office:value-type="string">
            <text:p>300 gp</text:p>
          </table:table-cell>
          <table:table-cell/>
          <table:table-cell office:value-type="string">
            <text:p>1,200 lbs.</text:p>
          </table:table-cell>
          <table:table-cell office:value-type="string">
            <text:p>CRB/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Horse, light</text:p>
          </table:table-cell>
          <table:table-cell/>
          <table:table-cell office:value-type="string">
            <text:p>75 gp</text:p>
          </table:table-cell>
          <table:table-cell/>
          <table:table-cell office:value-type="string">
            <text:p>600 lbs.</text:p>
          </table:table-cell>
          <table:table-cell office:value-type="string">
            <text:p>CRB/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Horse, light (combat-trained)</text:p>
          </table:table-cell>
          <table:table-cell/>
          <table:table-cell office:value-type="string">
            <text:p>110 gp</text:p>
          </table:table-cell>
          <table:table-cell/>
          <table:table-cell office:value-type="string">
            <text:p>900 lbs.</text:p>
          </table:table-cell>
          <table:table-cell office:value-type="string">
            <text:p>CRB/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Mastodon</text:p>
          </table:table-cell>
          <table:table-cell/>
          <table:table-cell office:value-type="string">
            <text:p>2,000 gp</text:p>
          </table:table-cell>
          <table:table-cell/>
          <table:table-cell office:value-type="string">
            <text:p>8 tons</text:p>
          </table:table-cell>
          <table:table-cell office:value-type="string">
            <text:p>UE</text:p>
          </table:table-cell>
          <table:table-cell/>
        </table:table-row>
        <table:table-row table:style-name="ro1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Monkey</text:p>
          </table:table-cell>
          <table:table-cell table:number-columns-repeated="4"/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Otter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1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Pack Animal</text:p>
          </table:table-cell>
          <table:table-cell/>
          <table:table-cell office:value-type="string">
            <text:p>24 gp</text:p>
          </table:table-cell>
          <table:table-cell/>
          <table:table-cell office:value-type="string">
            <text:p>varies but 1-2 tons is common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Pig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00â€“3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Pony</text:p>
          </table:table-cell>
          <table:table-cell/>
          <table:table-cell office:value-type="string">
            <text:p>30 gp</text:p>
          </table:table-cell>
          <table:table-cell/>
          <table:table-cell office:value-type="string">
            <text:p>â€”</text:p>
          </table:table-cell>
          <table:table-cell office:value-type="string">
            <text:p>CRB/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Pony (combat-trained)</text:p>
          </table:table-cell>
          <table:table-cell/>
          <table:table-cell office:value-type="string">
            <text:p>45 gp</text:p>
          </table:table-cell>
          <table:table-cell/>
          <table:table-cell office:value-type="string">
            <text:p>â€”</text:p>
          </table:table-cell>
          <table:table-cell office:value-type="string">
            <text:p>CRB/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Rabbit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3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Raccoon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7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Rat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Rat, Blue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1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Rat, dire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5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Sheep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15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Skunk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Squirrel, common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Squirrel, flying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mmals</text:p>
          </table:table-cell>
          <table:table-cell office:value-type="string">
            <text:p>Weasel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8 oz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Axe beak</text:p>
          </table:table-cell>
          <table:table-cell/>
          <table:table-cell office:value-type="string">
            <text:p>1,500 gp</text:p>
          </table:table-cell>
          <table:table-cell/>
          <table:table-cell office:value-type="string">
            <text:p>5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Axe beak (combat trained)</text:p>
          </table:table-cell>
          <table:table-cell/>
          <table:table-cell office:value-type="string">
            <text:p>1,500 gp</text:p>
          </table:table-cell>
          <table:table-cell/>
          <table:table-cell office:value-type="string">
            <text:p>5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Axe beak egg</text:p>
          </table:table-cell>
          <table:table-cell/>
          <table:table-cell office:value-type="string">
            <text:p>1,000 gp</text:p>
          </table:table-cell>
          <table:table-cell/>
          <table:table-cell office:value-type="string">
            <text:p>1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Canary</text:p>
          </table:table-cell>
          <table:table-cell/>
          <table:table-cell office:value-type="string">
            <text:p>4 cp</text:p>
          </table:table-cell>
          <table:table-cell/>
          <table:table-cell office:value-type="string">
            <text:p>9 oz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Chicken</text:p>
          </table:table-cell>
          <table:table-cell/>
          <table:table-cell office:value-type="string">
            <text:p>1 gp</text:p>
          </table:table-cell>
          <table:table-cell/>
          <table:table-cell office:value-type="string">
            <text:p>6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Duck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3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Falcon</text:p>
          </table:table-cell>
          <table:table-cell/>
          <table:table-cell office:value-type="string">
            <text:p>40 gp</text:p>
          </table:table-cell>
          <table:table-cell/>
          <table:table-cell office:value-type="string">
            <text:p>2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Hawk</text:p>
          </table:table-cell>
          <table:table-cell/>
          <table:table-cell office:value-type="string">
            <text:p>18 gp</text:p>
          </table:table-cell>
          <table:table-cell/>
          <table:table-cell office:value-type="string">
            <text:p>20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Owl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â€“3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Owl, ruffled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1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Parrot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4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Raven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3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Birds</text:p>
          </table:table-cell>
          <table:table-cell office:value-type="string">
            <text:p>Thrush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7 oz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eptiles and Amphibians</text:p>
          </table:table-cell>
          <table:table-cell office:value-type="string">
            <text:p>Gecko</text:p>
          </table:table-cell>
          <table:table-cell/>
          <table:table-cell office:value-type="string">
            <text:p>12 gp</text:p>
          </table:table-cell>
          <table:table-cell/>
          <table:table-cell office:value-type="string">
            <text:p>4 oz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eptiles and Amphibians</text:p>
          </table:table-cell>
          <table:table-cell office:value-type="string">
            <text:p>Gecko, riding</text:p>
          </table:table-cell>
          <table:table-cell/>
          <table:table-cell office:value-type="string">
            <text:p>300 gp</text:p>
          </table:table-cell>
          <table:table-cell/>
          <table:table-cell office:value-type="string">
            <text:p>1,2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eptiles and Amphibians</text:p>
          </table:table-cell>
          <table:table-cell office:value-type="string">
            <text:p>Gecko, riding (combat trained)</text:p>
          </table:table-cell>
          <table:table-cell/>
          <table:table-cell office:value-type="string">
            <text:p>400 gp</text:p>
          </table:table-cell>
          <table:table-cell/>
          <table:table-cell office:value-type="string">
            <text:p>1,5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eptiles and Amphibians</text:p>
          </table:table-cell>
          <table:table-cell office:value-type="string">
            <text:p>Lizard</text:p>
          </table:table-cell>
          <table:table-cell/>
          <table:table-cell office:value-type="string">
            <text:p>5 cp</text:p>
          </table:table-cell>
          <table:table-cell/>
          <table:table-cell office:value-type="string">
            <text:p>2 oz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eptiles and Amphibians</text:p>
          </table:table-cell>
          <table:table-cell office:value-type="string">
            <text:p>Snake, constrictor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6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eptiles and Amphibians</text:p>
          </table:table-cell>
          <table:table-cell office:value-type="string">
            <text:p>Snake, viper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10 oz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eptiles and Amphibians</text:p>
          </table:table-cell>
          <table:table-cell office:value-type="string">
            <text:p>Toad</text:p>
          </table:table-cell>
          <table:table-cell/>
          <table:table-cell office:value-type="string">
            <text:p>2 cp</text:p>
          </table:table-cell>
          <table:table-cell/>
          <table:table-cell office:value-type="string">
            <text:p>7 oz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eptiles and Amphibians</text:p>
          </table:table-cell>
          <table:table-cell office:value-type="string">
            <text:p>Toad, Vision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5 oz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eptiles and Amphibians</text:p>
          </table:table-cell>
          <table:table-cell office:value-type="string">
            <text:p>Turtle</text:p>
          </table:table-cell>
          <table:table-cell/>
          <table:table-cell office:value-type="string">
            <text:p>3 gp</text:p>
          </table:table-cell>
          <table:table-cell/>
          <table:table-cell office:value-type="string">
            <text:p>4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Insects, Crustaceans and Mollusks</text:p>
          </table:table-cell>
          <table:table-cell office:value-type="string">
            <text:p>Centipede, house</text:p>
          </table:table-cell>
          <table:table-cell/>
          <table:table-cell office:value-type="string">
            <text:p>1 cp</text:p>
          </table:table-cell>
          <table:table-cell/>
          <table:table-cell office:value-type="string">
            <text:p>3 oz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Insects, Crustaceans and Mollusks</text:p>
          </table:table-cell>
          <table:table-cell office:value-type="string">
            <text:p>Crab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5â€“7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Insects, Crustaceans and Mollusks</text:p>
          </table:table-cell>
          <table:table-cell office:value-type="string">
            <text:p>Octopus</text:p>
          </table:table-cell>
          <table:table-cell/>
          <table:table-cell office:value-type="string">
            <text:p>25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Insects, Crustaceans and Mollusks</text:p>
          </table:table-cell>
          <table:table-cell office:value-type="string">
            <text:p>Scorpion, greensting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9 oz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Insects, Crustaceans and Mollusks</text:p>
          </table:table-cell>
          <table:table-cell office:value-type="string">
            <text:p>Spider</text:p>
          </table:table-cell>
          <table:table-cell/>
          <table:table-cell office:value-type="string">
            <text:p>25 gp</text:p>
          </table:table-cell>
          <table:table-cell/>
          <table:table-cell office:value-type="string">
            <text:p>8 oz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gical Beasts and Special Creatures</text:p>
          </table:table-cell>
          <table:table-cell office:value-type="string">
            <text:p>Griffon (combat trained)</text:p>
          </table:table-cell>
          <table:table-cell/>
          <table:table-cell office:value-type="string">
            <text:p>8,000 gp</text:p>
          </table:table-cell>
          <table:table-cell/>
          <table:table-cell office:value-type="string">
            <text:p>5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gical Beasts and Special Creatures</text:p>
          </table:table-cell>
          <table:table-cell office:value-type="string">
            <text:p>Griffon egg</text:p>
          </table:table-cell>
          <table:table-cell/>
          <table:table-cell office:value-type="string">
            <text:p>3,500 gp</text:p>
          </table:table-cell>
          <table:table-cell/>
          <table:table-cell office:value-type="string">
            <text:p>1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gical Beasts and Special Creatures</text:p>
          </table:table-cell>
          <table:table-cell office:value-type="string">
            <text:p>Hippogriff (combat trained)</text:p>
          </table:table-cell>
          <table:table-cell/>
          <table:table-cell office:value-type="string">
            <text:p>5,000 gp</text:p>
          </table:table-cell>
          <table:table-cell/>
          <table:table-cell office:value-type="string">
            <text:p>50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gical Beasts and Special Creatures</text:p>
          </table:table-cell>
          <table:table-cell office:value-type="string">
            <text:p>Hippogriff egg</text:p>
          </table:table-cell>
          <table:table-cell/>
          <table:table-cell office:value-type="string">
            <text:p>200 gp</text:p>
          </table:table-cell>
          <table:table-cell/>
          <table:table-cell office:value-type="string">
            <text:p>1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gical Beasts and Special Creatures</text:p>
          </table:table-cell>
          <table:table-cell office:value-type="string">
            <text:p>Pseudodragon</text:p>
          </table:table-cell>
          <table:table-cell/>
          <table:table-cell office:value-type="string">
            <text:p>200 gp</text:p>
          </table:table-cell>
          <table:table-cell/>
          <table:table-cell office:value-type="string">
            <text:p>7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Magical Beasts and Special Creatures</text:p>
          </table:table-cell>
          <table:table-cell office:value-type="string">
            <text:p>Stirge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1 lb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Bag, Bear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3 lbs.</text:p>
          </table:table-cell>
          <table:table-cell office:value-type="string">
            <text:p>ARG</text:p>
          </table:table-cell>
          <table:table-cell/>
        </table:table-row>
        <table:table-row table:style-name="ro1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Barding, common (Medium creature)</text:p>
          </table:table-cell>
          <table:table-cell/>
          <table:table-cell office:value-type="string">
            <text:p>Ã—22</text:p>
          </table:table-cell>
          <table:table-cell/>
          <table:table-cell office:value-type="string">
            <text:p>Ã—12</text:p>
          </table:table-cell>
          <table:table-cell office:value-type="string">
            <text:p>CRB</text:p>
          </table:table-cell>
          <table:table-cell/>
        </table:table-row>
        <table:table-row table:style-name="ro1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Barding, common (Large creature)</text:p>
          </table:table-cell>
          <table:table-cell/>
          <table:table-cell office:value-type="string">
            <text:p>Ã—42</text:p>
          </table:table-cell>
          <table:table-cell/>
          <table:table-cell office:value-type="string">
            <text:p>Ã—22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Barding stitches</text:p>
          </table:table-cell>
          <table:table-cell/>
          <table:table-cell office:value-type="string">
            <text:p>50 gp</text:p>
          </table:table-cell>
          <table:table-cell/>
          <table:table-cell office:value-type="string">
            <text:p>1 lb.</text:p>
          </table:table-cell>
          <table:table-cell office:value-type="string">
            <text:p>AnA</text:p>
          </table:table-cell>
          <table:table-cell/>
        </table:table-row>
        <table:table-row table:style-name="ro1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Barding, thorny breastplate</text:p>
          </table:table-cell>
          <table:table-cell table:number-columns-repeated="4"/>
          <table:table-cell office:value-type="string">
            <text:p>DDR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Bit and bridle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1 lb.</text:p>
          </table:table-cell>
          <table:table-cell office:value-type="string">
            <text:p>CRB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Brush, dandy</text:p>
          </table:table-cell>
          <table:table-cell/>
          <table:table-cell office:value-type="string">
            <text:p>2 sp</text:p>
          </table:table-cell>
          <table:table-cell/>
          <table:table-cell office:value-type="string">
            <text:p>2 lbs.</text:p>
          </table:table-cell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Brush, mastodon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5 lbs.</text:p>
          </table:table-cell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Cage, Diminutive or Fine creature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2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Cage, Tiny creature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5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Cage, Small or Medium creature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6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Cage, Large creature</text:p>
          </table:table-cell>
          <table:table-cell/>
          <table:table-cell office:value-type="string">
            <text:p>30 gp</text:p>
          </table:table-cell>
          <table:table-cell/>
          <table:table-cell office:value-type="string">
            <text:p>24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Cage, Huge creature</text:p>
          </table:table-cell>
          <table:table-cell/>
          <table:table-cell office:value-type="string">
            <text:p>60 gp</text:p>
          </table:table-cell>
          <table:table-cell/>
          <table:table-cell office:value-type="string">
            <text:p>96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Falconry gauntlet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 lb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Animal feed (per day)</text:p>
          </table:table-cell>
          <table:table-cell/>
          <table:table-cell office:value-type="string">
            <text:p>5 cp</text:p>
          </table:table-cell>
          <table:table-cell/>
          <table:table-cell office:value-type="string">
            <text:p>1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Animal feed, bird (per day)</text:p>
          </table:table-cell>
          <table:table-cell/>
          <table:table-cell office:value-type="string">
            <text:p>5 cp</text:p>
          </table:table-cell>
          <table:table-cell/>
          <table:table-cell office:value-type="string">
            <text:p>1/2 lb.</text:p>
          </table:table-cell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Animal feed, carnivore (per day)</text:p>
          </table:table-cell>
          <table:table-cell/>
          <table:table-cell office:value-type="string">
            <text:p>5 cp</text:p>
          </table:table-cell>
          <table:table-cell/>
          <table:table-cell office:value-type="string">
            <text:p>5 lbs.</text:p>
          </table:table-cell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Harness</text:p>
          </table:table-cell>
          <table:table-cell/>
          <table:table-cell office:value-type="string">
            <text:p>2 gp</text:p>
          </table:table-cell>
          <table:table-cell/>
          <table:table-cell office:value-type="string">
            <text:p>2 lbs.</text:p>
          </table:table-cell>
          <table:table-cell office:value-type="string">
            <text:p>A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Incubation stove</text:p>
          </table:table-cell>
          <table:table-cell/>
          <table:table-cell office:value-type="string">
            <text:p>750 gp</text:p>
          </table:table-cell>
          <table:table-cell/>
          <table:table-cell office:value-type="string">
            <text:p>250 lbs.</text:p>
          </table:table-cell>
          <table:table-cell office:value-type="string">
            <text:p>DDR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Owlbear blinders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â€”</text:p>
          </table:table-cell>
          <table:table-cell office:value-type="string">
            <text:p>DDR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Poison caps</text:p>
          </table:table-cell>
          <table:table-cell/>
          <table:table-cell office:value-type="string">
            <text:p>25 gp</text:p>
          </table:table-cell>
          <table:table-cell/>
          <table:table-cell office:value-type="string">
            <text:p>1/2 lb.</text:p>
          </table:table-cell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Quieting needles</text:p>
          </table:table-cell>
          <table:table-cell/>
          <table:table-cell office:value-type="string">
            <text:p>25 gp</text:p>
          </table:table-cell>
          <table:table-cell/>
          <table:table-cell office:value-type="string">
            <text:p>â€”</text:p>
          </table:table-cell>
          <table:table-cell office:value-type="string">
            <text:p>AP29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Saddle, military</text:p>
          </table:table-cell>
          <table:table-cell/>
          <table:table-cell office:value-type="string">
            <text:p>20 gp</text:p>
          </table:table-cell>
          <table:table-cell/>
          <table:table-cell office:value-type="string">
            <text:p>3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Saddle, pack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15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Saddle, riding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25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Saddle, exotic military</text:p>
          </table:table-cell>
          <table:table-cell/>
          <table:table-cell office:value-type="string">
            <text:p>60 gp</text:p>
          </table:table-cell>
          <table:table-cell/>
          <table:table-cell office:value-type="string">
            <text:p>4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Saddle, exotic pack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2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Saddle, exotic riding</text:p>
          </table:table-cell>
          <table:table-cell/>
          <table:table-cell office:value-type="string">
            <text:p>30 gp</text:p>
          </table:table-cell>
          <table:table-cell/>
          <table:table-cell office:value-type="string">
            <text:p>30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Saddlebags</text:p>
          </table:table-cell>
          <table:table-cell/>
          <table:table-cell office:value-type="string">
            <text:p>4 gp</text:p>
          </table:table-cell>
          <table:table-cell/>
          <table:table-cell office:value-type="string">
            <text:p>8 lbs.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Stabling for animal (per day)</text:p>
          </table:table-cell>
          <table:table-cell/>
          <table:table-cell office:value-type="string">
            <text:p>5 sp</text:p>
          </table:table-cell>
          <table:table-cell/>
          <table:table-cell office:value-type="string">
            <text:p>â€”</text:p>
          </table:table-cell>
          <table:table-cell office:value-type="string">
            <text:p>UE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Training harness (human)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10 lbs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Training kit (beast)</text:p>
          </table:table-cell>
          <table:table-cell/>
          <table:table-cell office:value-type="string">
            <text:p>15 gp</text:p>
          </table:table-cell>
          <table:table-cell/>
          <table:table-cell office:value-type="string">
            <text:p>26 lbs.</text:p>
          </table:table-cell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Training kit (bird)</text:p>
          </table:table-cell>
          <table:table-cell/>
          <table:table-cell office:value-type="string">
            <text:p>17 gp</text:p>
          </table:table-cell>
          <table:table-cell/>
          <table:table-cell office:value-type="string">
            <text:p>8 lbs.</text:p>
          </table:table-cell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Training sleeve</text:p>
          </table:table-cell>
          <table:table-cell/>
          <table:table-cell office:value-type="string">
            <text:p>100 gp</text:p>
          </table:table-cell>
          <table:table-cell/>
          <table:table-cell office:value-type="string">
            <text:p>5 lbs.</text:p>
          </table:table-cell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Training whip (human)</text:p>
          </table:table-cell>
          <table:table-cell/>
          <table:table-cell office:value-type="string">
            <text:p>5 gp</text:p>
          </table:table-cell>
          <table:table-cell/>
          <table:table-cell office:value-type="string">
            <text:p>2 lbs.</text:p>
          </table:table-cell>
          <table:table-cell office:value-type="string">
            <text:p>ARG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Whet bone</text:p>
          </table:table-cell>
          <table:table-cell/>
          <table:table-cell office:value-type="string">
            <text:p>1 sp</text:p>
          </table:table-cell>
          <table:table-cell/>
          <table:table-cell office:value-type="string">
            <text:p>2 lbs.</text:p>
          </table:table-cell>
          <table:table-cell office:value-type="string">
            <text:p>AnA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Equipment and Supplies for Animals and other Creatures</text:p>
          </table:table-cell>
          <table:table-cell office:value-type="string">
            <text:p>Whip, enraging</text:p>
          </table:table-cell>
          <table:table-cell/>
          <table:table-cell office:value-type="string">
            <text:p>10 gp</text:p>
          </table:table-cell>
          <table:table-cell/>
          <table:table-cell office:value-type="string">
            <text:p>2 lbs.</text:p>
          </table:table-cell>
          <table:table-cell office:value-type="string">
            <text:p>DDR</text:p>
          </table:table-cell>
          <table:table-cell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Aurochs</text:p>
          </table:table-cell>
          <table:table-cell/>
          <table:table-cell office:value-type="string">
            <text:p>300 gp</text:p>
          </table:table-cell>
          <table:table-cell office:value-type="string">
            <text:p>45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Bison</text:p>
          </table:table-cell>
          <table:table-cell/>
          <table:table-cell office:value-type="string">
            <text:p>50 gp</text:p>
          </table:table-cell>
          <table:table-cell office:value-type="string">
            <text:p>75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Boar</text:p>
          </table:table-cell>
          <table:table-cell/>
          <table:table-cell office:value-type="string">
            <text:p>100 gp</text:p>
          </table:table-cell>
          <table:table-cell office:value-type="string">
            <text:p>15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Elk</text:p>
          </table:table-cell>
          <table:table-cell/>
          <table:table-cell office:value-type="string">
            <text:p>100 gp</text:p>
          </table:table-cell>
          <table:table-cell office:value-type="string">
            <text:p>15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Giant chameleon</text:p>
          </table:table-cell>
          <table:table-cell/>
          <table:table-cell office:value-type="string">
            <text:p>225 gp</text:p>
          </table:table-cell>
          <table:table-cell office:value-type="string">
            <text:p>35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Giant frilled lizard</text:p>
          </table:table-cell>
          <table:table-cell/>
          <table:table-cell office:value-type="string">
            <text:p>375 gp</text:p>
          </table:table-cell>
          <table:table-cell office:value-type="string">
            <text:p>55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Giant gecko</text:p>
          </table:table-cell>
          <table:table-cell/>
          <table:table-cell office:value-type="string">
            <text:p>100 gp</text:p>
          </table:table-cell>
          <table:table-cell office:value-type="string">
            <text:p>15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Giant owl</text:p>
          </table:table-cell>
          <table:table-cell/>
          <table:table-cell office:value-type="string">
            <text:p>6,000 gp</text:p>
          </table:table-cell>
          <table:table-cell office:value-type="string">
            <text:p>9,00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Giant vulture</text:p>
          </table:table-cell>
          <table:table-cell/>
          <table:table-cell office:value-type="string">
            <text:p>750 gp</text:p>
          </table:table-cell>
          <table:table-cell office:value-type="string">
            <text:p>1,125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Goblin dog</text:p>
          </table:table-cell>
          <table:table-cell/>
          <table:table-cell office:value-type="string">
            <text:p>35 gp</text:p>
          </table:table-cell>
          <table:table-cell office:value-type="string">
            <text:p>5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Lion</text:p>
          </table:table-cell>
          <table:table-cell/>
          <table:table-cell office:value-type="string">
            <text:p>200 gp</text:p>
          </table:table-cell>
          <table:table-cell office:value-type="string">
            <text:p>30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Ram</text:p>
          </table:table-cell>
          <table:table-cell/>
          <table:table-cell office:value-type="string">
            <text:p>25 gp</text:p>
          </table:table-cell>
          <table:table-cell office:value-type="string">
            <text:p>5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Rhinoceros</text:p>
          </table:table-cell>
          <table:table-cell/>
          <table:table-cell office:value-type="string">
            <text:p>1,000 gp</text:p>
          </table:table-cell>
          <table:table-cell office:value-type="string">
            <text:p>1,50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Roc</text:p>
          </table:table-cell>
          <table:table-cell/>
          <table:table-cell office:value-type="string">
            <text:p>7,200 gp</text:p>
          </table:table-cell>
          <table:table-cell office:value-type="string">
            <text:p>10,80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Tiger</text:p>
          </table:table-cell>
          <table:table-cell/>
          <table:table-cell office:value-type="string">
            <text:p>325 gp</text:p>
          </table:table-cell>
          <table:table-cell office:value-type="string">
            <text:p>50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Riding Animals</text:p>
          </table:table-cell>
          <table:table-cell office:value-type="string">
            <text:p>Woolly rhinoceros</text:p>
          </table:table-cell>
          <table:table-cell/>
          <table:table-cell office:value-type="string">
            <text:p>2,000 gp</text:p>
          </table:table-cell>
          <table:table-cell office:value-type="string">
            <text:p>3,000 gp</text:p>
          </table:table-cell>
          <table:table-cell table:number-columns-repeated="3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Allosaurus</text:p>
          </table:table-cell>
          <table:table-cell/>
          <table:table-cell office:value-type="string">
            <text:p>3,8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Ankylosaurus</text:p>
          </table:table-cell>
          <table:table-cell/>
          <table:table-cell office:value-type="string">
            <text:p>3,0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Archelon</text:p>
          </table:table-cell>
          <table:table-cell/>
          <table:table-cell office:value-type="string">
            <text:p>1,7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Arsinoitherium</text:p>
          </table:table-cell>
          <table:table-cell/>
          <table:table-cell office:value-type="string">
            <text:p>3,1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Baluchitherium</text:p>
          </table:table-cell>
          <table:table-cell/>
          <table:table-cell office:value-type="string">
            <text:p>4,8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Basilosaurus</text:p>
          </table:table-cell>
          <table:table-cell/>
          <table:table-cell office:value-type="string">
            <text:p>10,2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Brachiosaurus</text:p>
          </table:table-cell>
          <table:table-cell/>
          <table:table-cell office:value-type="string">
            <text:p>9,0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Compsognathus</text:p>
          </table:table-cell>
          <table:table-cell/>
          <table:table-cell office:value-type="string">
            <text:p>2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Deinonychus</text:p>
          </table:table-cell>
          <table:table-cell/>
          <table:table-cell office:value-type="string">
            <text:p>6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Dimetrodon</text:p>
          </table:table-cell>
          <table:table-cell/>
          <table:table-cell office:value-type="string">
            <text:p>6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Elasmosaurus</text:p>
          </table:table-cell>
          <table:table-cell/>
          <table:table-cell office:value-type="string">
            <text:p>3,5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Glyptodon</text:p>
          </table:table-cell>
          <table:table-cell/>
          <table:table-cell office:value-type="string">
            <text:p>2,7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Iguanodon</text:p>
          </table:table-cell>
          <table:table-cell/>
          <table:table-cell office:value-type="string">
            <text:p>2,7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Megalania</text:p>
          </table:table-cell>
          <table:table-cell/>
          <table:table-cell office:value-type="string">
            <text:p>3,5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Megaloceros</text:p>
          </table:table-cell>
          <table:table-cell/>
          <table:table-cell office:value-type="string">
            <text:p>8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Megatherium</text:p>
          </table:table-cell>
          <table:table-cell/>
          <table:table-cell office:value-type="string">
            <text:p>1,7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Pachycephalosaurus</text:p>
          </table:table-cell>
          <table:table-cell/>
          <table:table-cell office:value-type="string">
            <text:p>1,0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Parasaurolophus</text:p>
          </table:table-cell>
          <table:table-cell/>
          <table:table-cell office:value-type="string">
            <text:p>1,2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Pteranodon</text:p>
          </table:table-cell>
          <table:table-cell/>
          <table:table-cell office:value-type="string">
            <text:p>7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Spinosaurus</text:p>
          </table:table-cell>
          <table:table-cell/>
          <table:table-cell office:value-type="string">
            <text:p>11,0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Stegosaurus</text:p>
          </table:table-cell>
          <table:table-cell/>
          <table:table-cell office:value-type="string">
            <text:p>4,2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Triceratops</text:p>
          </table:table-cell>
          <table:table-cell/>
          <table:table-cell office:value-type="string">
            <text:p>5,6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Tylosaurus</text:p>
          </table:table-cell>
          <table:table-cell/>
          <table:table-cell office:value-type="string">
            <text:p>4,0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nosaurs and Megafauna</text:p>
          </table:table-cell>
          <table:table-cell office:value-type="string">
            <text:p>Tyrannosaurus</text:p>
          </table:table-cell>
          <table:table-cell/>
          <table:table-cell office:value-type="string">
            <text:p>8,1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Blue whale</text:p>
          </table:table-cell>
          <table:table-cell/>
          <table:table-cell office:value-type="string">
            <text:p>12,5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Crimson whale</text:p>
          </table:table-cell>
          <table:table-cell/>
          <table:table-cell office:value-type="string">
            <text:p>8,0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Crocodile</text:p>
          </table:table-cell>
          <table:table-cell/>
          <table:table-cell office:value-type="string">
            <text:p>5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Dolphin</text:p>
          </table:table-cell>
          <table:table-cell/>
          <table:table-cell office:value-type="string">
            <text:p>10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Dwarf caiman</text:p>
          </table:table-cell>
          <table:table-cell/>
          <table:table-cell office:value-type="string">
            <text:p>7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Electric eel</text:p>
          </table:table-cell>
          <table:table-cell/>
          <table:table-cell office:value-type="string">
            <text:p>12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Gar</text:p>
          </table:table-cell>
          <table:table-cell/>
          <table:table-cell office:value-type="string">
            <text:p>9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Giant frog</text:p>
          </table:table-cell>
          <table:table-cell/>
          <table:table-cell office:value-type="string">
            <text:p>7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Giant gar</text:p>
          </table:table-cell>
          <table:table-cell/>
          <table:table-cell office:value-type="string">
            <text:p>1,2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Giant moray eel</text:p>
          </table:table-cell>
          <table:table-cell/>
          <table:table-cell office:value-type="string">
            <text:p>1,0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Giant octopus</text:p>
          </table:table-cell>
          <table:table-cell/>
          <table:table-cell office:value-type="string">
            <text:p>1,8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Giant squid</text:p>
          </table:table-cell>
          <table:table-cell/>
          <table:table-cell office:value-type="string">
            <text:p>2,5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Giant toad</text:p>
          </table:table-cell>
          <table:table-cell/>
          <table:table-cell office:value-type="string">
            <text:p>1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Great white whale</text:p>
          </table:table-cell>
          <table:table-cell/>
          <table:table-cell office:value-type="string">
            <text:p>12,6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Manta ray</text:p>
          </table:table-cell>
          <table:table-cell/>
          <table:table-cell office:value-type="string">
            <text:p>2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Marine iguana</text:p>
          </table:table-cell>
          <table:table-cell/>
          <table:table-cell office:value-type="string">
            <text:p>6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Narwhal</text:p>
          </table:table-cell>
          <table:table-cell/>
          <table:table-cell office:value-type="string">
            <text:p>3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Orca</text:p>
          </table:table-cell>
          <table:table-cell/>
          <table:table-cell office:value-type="string">
            <text:p>1,3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Sea krait</text:p>
          </table:table-cell>
          <table:table-cell/>
          <table:table-cell office:value-type="string">
            <text:p>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Seal</text:p>
          </table:table-cell>
          <table:table-cell/>
          <table:table-cell office:value-type="string">
            <text:p>4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Shark</text:p>
          </table:table-cell>
          <table:table-cell/>
          <table:table-cell office:value-type="string">
            <text:p>32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Squid</text:p>
          </table:table-cell>
          <table:table-cell/>
          <table:table-cell office:value-type="string">
            <text:p>2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Stingray</text:p>
          </table:table-cell>
          <table:table-cell/>
          <table:table-cell office:value-type="string">
            <text:p>18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Aquatic Animals</text:p>
          </table:table-cell>
          <table:table-cell office:value-type="string">
            <text:p>Whale</text:p>
          </table:table-cell>
          <table:table-cell/>
          <table:table-cell office:value-type="string">
            <text:p>10,0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ape</text:p>
          </table:table-cell>
          <table:table-cell/>
          <table:table-cell office:value-type="string">
            <text:p>4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badger</text:p>
          </table:table-cell>
          <table:table-cell/>
          <table:table-cell office:value-type="string">
            <text:p>12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bat</text:p>
          </table:table-cell>
          <table:table-cell/>
          <table:table-cell office:value-type="string">
            <text:p>22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bear</text:p>
          </table:table-cell>
          <table:table-cell/>
          <table:table-cell office:value-type="string">
            <text:p>1,7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boar</text:p>
          </table:table-cell>
          <table:table-cell/>
          <table:table-cell office:value-type="string">
            <text:p>37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crocodile</text:p>
          </table:table-cell>
          <table:table-cell/>
          <table:table-cell office:value-type="string">
            <text:p>2,7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hyena</text:p>
          </table:table-cell>
          <table:table-cell/>
          <table:table-cell office:value-type="string">
            <text:p>2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lion</text:p>
          </table:table-cell>
          <table:table-cell/>
          <table:table-cell office:value-type="string">
            <text:p>1,0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shark</text:p>
          </table:table-cell>
          <table:table-cell/>
          <table:table-cell office:value-type="string">
            <text:p>3,37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tiger</text:p>
          </table:table-cell>
          <table:table-cell/>
          <table:table-cell office:value-type="string">
            <text:p>1,05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wolf</text:p>
          </table:table-cell>
          <table:table-cell/>
          <table:table-cell office:value-type="string">
            <text:p>38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Dire Animals</text:p>
          </table:table-cell>
          <table:table-cell office:value-type="string">
            <text:p>Dire wolverine</text:p>
          </table:table-cell>
          <table:table-cell/>
          <table:table-cell office:value-type="string">
            <text:p>5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Antelope</text:p>
          </table:table-cell>
          <table:table-cell/>
          <table:table-cell office:value-type="string">
            <text:p>4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Baboon</text:p>
          </table:table-cell>
          <table:table-cell/>
          <table:table-cell office:value-type="string">
            <text:p>1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Behemoth hippopotamus</text:p>
          </table:table-cell>
          <table:table-cell/>
          <table:table-cell office:value-type="string">
            <text:p>7,9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Cheetah</text:p>
          </table:table-cell>
          <table:table-cell/>
          <table:table-cell office:value-type="string">
            <text:p>16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Constrictor snake</text:p>
          </table:table-cell>
          <table:table-cell/>
          <table:table-cell office:value-type="string">
            <text:p>9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Dodo</text:p>
          </table:table-cell>
          <table:table-cell/>
          <table:table-cell office:value-type="string">
            <text:p>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Eagle</text:p>
          </table:table-cell>
          <table:table-cell/>
          <table:table-cell office:value-type="string">
            <text:p>4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Emperor cobra</text:p>
          </table:table-cell>
          <table:table-cell/>
          <table:table-cell office:value-type="string">
            <text:p>1,6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Giant anaconda</text:p>
          </table:table-cell>
          <table:table-cell/>
          <table:table-cell office:value-type="string">
            <text:p>6,3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Giant porcupine</text:p>
          </table:table-cell>
          <table:table-cell/>
          <table:table-cell office:value-type="string">
            <text:p>13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Giant skunk</text:p>
          </table:table-cell>
          <table:table-cell/>
          <table:table-cell office:value-type="string">
            <text:p>19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Giant snapping turtle</text:p>
          </table:table-cell>
          <table:table-cell/>
          <table:table-cell office:value-type="string">
            <text:p>5,2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Gorilla</text:p>
          </table:table-cell>
          <table:table-cell/>
          <table:table-cell office:value-type="string">
            <text:p>17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Great horned owl</text:p>
          </table:table-cell>
          <table:table-cell/>
          <table:table-cell office:value-type="string">
            <text:p>22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Grizzly bear</text:p>
          </table:table-cell>
          <table:table-cell/>
          <table:table-cell office:value-type="string">
            <text:p>74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Hippopotamus</text:p>
          </table:table-cell>
          <table:table-cell/>
          <table:table-cell office:value-type="string">
            <text:p>1,0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Hyena</text:p>
          </table:table-cell>
          <table:table-cell/>
          <table:table-cell office:value-type="string">
            <text:p>8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Kangaroo</text:p>
          </table:table-cell>
          <table:table-cell/>
          <table:table-cell office:value-type="string">
            <text:p>3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Leopard</text:p>
          </table:table-cell>
          <table:table-cell/>
          <table:table-cell office:value-type="string">
            <text:p>1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Mongoose</text:p>
          </table:table-cell>
          <table:table-cell/>
          <table:table-cell office:value-type="string">
            <text:p>4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Monitor lizard</text:p>
          </table:table-cell>
          <table:table-cell/>
          <table:table-cell office:value-type="string">
            <text:p>15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Osprey</text:p>
          </table:table-cell>
          <table:table-cell/>
          <table:table-cell office:value-type="string">
            <text:p>4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Poison frog</text:p>
          </table:table-cell>
          <table:table-cell/>
          <table:table-cell office:value-type="string">
            <text:p>6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Porcupine</text:p>
          </table:table-cell>
          <table:table-cell/>
          <table:table-cell office:value-type="string">
            <text:p>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Snail kite</text:p>
          </table:table-cell>
          <table:table-cell/>
          <table:table-cell office:value-type="string">
            <text:p>18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Snapping turtle</text:p>
          </table:table-cell>
          <table:table-cell/>
          <table:table-cell office:value-type="string">
            <text:p>5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Thylacine</text:p>
          </table:table-cell>
          <table:table-cell/>
          <table:table-cell office:value-type="string">
            <text:p>18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Toucan</text:p>
          </table:table-cell>
          <table:table-cell/>
          <table:table-cell office:value-type="string">
            <text:p>4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Vulture</text:p>
          </table:table-cell>
          <table:table-cell/>
          <table:table-cell office:value-type="string">
            <text:p>3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Wolf</text:p>
          </table:table-cell>
          <table:table-cell/>
          <table:table-cell office:value-type="string">
            <text:p>100 gp</text:p>
          </table:table-cell>
          <table:table-cell table:number-columns-repeated="4"/>
        </table:table-row>
        <table:table-row table:style-name="ro2">
          <table:table-cell office:value-type="string">
            <text:p>Animals &amp; Animal Gear</text:p>
          </table:table-cell>
          <table:table-cell office:value-type="string">
            <text:p>Other Animals</text:p>
          </table:table-cell>
          <table:table-cell office:value-type="string">
            <text:p>Wolverine</text:p>
          </table:table-cell>
          <table:table-cell/>
          <table:table-cell office:value-type="string">
            <text:p>125 gp</text:p>
          </table:table-cell>
          <table:table-cell table:number-columns-repeated="4"/>
        </table:table-row>
        <table:table-row table:style-name="ro1" table:number-rows-repeated="104808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>
        <table:named-expression table:name="TOC-Aquatic-Animals" table:base-cell-address="$'PF  Skills'.$C$415" table:expression="#REF!"/>
        <table:named-expression table:name="TOC-Dinosaurs-and-Megafauna" table:base-cell-address="$'PF  Skills'.$C$387" table:expression="#REF!"/>
        <table:named-expression table:name="TOC-Dire-Animals" table:base-cell-address="$'PF  Skills'.$C$443" table:expression="#REF!"/>
        <table:named-range table:name="TOC-Food-and-Drink" table:base-cell-address="$'PF  Skills'.$B$58" table:cell-range-address="$'Goods and Services'.$B$58"/>
        <table:named-expression table:name="TOC-Other-Animals" table:base-cell-address="$'PF  Skills'.$C$459" table:expression="#REF!"/>
      </table:named-expressions>
      <table:database-ranges>
        <table:database-range table:name="__Anonymous_Sheet_DB__5" table:target-range-address="'PF  Skills'.A2:'PF  Skills'.AMI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 number:decimal-replacement="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02:23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30T02:30:54</dc:date>
    <meta:generator>LibreOffice/3.6$Linux_x86 LibreOffice_project/360m1$Build-2</meta:generator>
    <meta:editing-duration>PT1H33M56S</meta:editing-duration>
    <meta:editing-cycles>25</meta:editing-cycles>
    <dc:creator>Robert Muller</dc:creator>
    <meta:document-statistic meta:table-count="8" meta:cell-count="4478" meta:object-count="0"/>
  </office:meta>
</office:document-meta>
</file>